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anLB</text:p>
          </table:table-cell>
          <table:table-cell table:style-name="ce1" office:value-type="string" calcext:value-type="string">
            <text:p>MeanUB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StddevLB</text:p>
          </table:table-cell>
          <table:table-cell table:style-name="ce1" office:value-type="string" calcext:value-type="string">
            <text:p>StddevUB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89106711749256" calcext:value-type="float">
            <text:p>0.0989106711749256</text:p>
          </table:table-cell>
          <table:table-cell office:value-type="float" office:value="0.0985983600112916" calcext:value-type="float">
            <text:p>0.0985983600112916</text:p>
          </table:table-cell>
          <table:table-cell office:value-type="float" office:value="0.0998902144219351" calcext:value-type="float">
            <text:p>0.0998902144219351</text:p>
          </table:table-cell>
          <table:table-cell office:value-type="float" office:value="0.000644153478252736" calcext:value-type="float">
            <text:p>0.000644153478252736</text:p>
          </table:table-cell>
          <table:table-cell office:value-type="float" office:value="0.000183361089248795" calcext:value-type="float">
            <text:p>0.000183361089248795</text:p>
          </table:table-cell>
          <table:table-cell office:value-type="float" office:value="0.00102203418136928" calcext:value-type="float">
            <text:p>0.00102203418136928</text:p>
          </table:table-cell>
          <table:table-cell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423299614023857" calcext:value-type="float">
            <text:p>0.0423299614023857</text:p>
          </table:table-cell>
          <table:table-cell office:value-type="float" office:value="0.0419849088445156" calcext:value-type="float">
            <text:p>0.0419849088445156</text:p>
          </table:table-cell>
          <table:table-cell office:value-type="float" office:value="0.0425111467393845" calcext:value-type="float">
            <text:p>0.0425111467393845</text:p>
          </table:table-cell>
          <table:table-cell office:value-type="float" office:value="0.000376251846362965" calcext:value-type="float">
            <text:p>0.000376251846362965</text:p>
          </table:table-cell>
          <table:table-cell office:value-type="float" office:value="0.000118535340512684" calcext:value-type="float">
            <text:p>0.000118535340512684</text:p>
          </table:table-cell>
          <table:table-cell office:value-type="float" office:value="0.000550365117207039" calcext:value-type="float">
            <text:p>0.000550365117207039</text:p>
          </table:table-cell>
          <table:table-cell table:formula="of:=[.B2]/[.B3]" office:value-type="float" office:value="2.33665866677003" calcext:value-type="float">
            <text:p>2.33665866677003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0888059115903796" calcext:value-type="float">
            <text:p>0.0888059115903796</text:p>
          </table:table-cell>
          <table:table-cell office:value-type="float" office:value="0.0885461116500665" calcext:value-type="float">
            <text:p>0.0885461116500665</text:p>
          </table:table-cell>
          <table:table-cell office:value-type="float" office:value="0.0894666730053965" calcext:value-type="float">
            <text:p>0.0894666730053965</text:p>
          </table:table-cell>
          <table:table-cell office:value-type="float" office:value="0.000582206750877155" calcext:value-type="float">
            <text:p>0.000582206750877155</text:p>
          </table:table-cell>
          <table:table-cell office:value-type="float" office:value="0.000171969404674925" calcext:value-type="float">
            <text:p>0.000171969404674925</text:p>
          </table:table-cell>
          <table:table-cell office:value-type="float" office:value="0.000931922784812545" calcext:value-type="float">
            <text:p>0.000931922784812545</text:p>
          </table:table-cell>
          <table:table-cell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38549317937746" calcext:value-type="float">
            <text:p>0.0438549317937746</text:p>
          </table:table-cell>
          <table:table-cell office:value-type="float" office:value="0.0436024062772943" calcext:value-type="float">
            <text:p>0.0436024062772943</text:p>
          </table:table-cell>
          <table:table-cell office:value-type="float" office:value="0.0443380728672764" calcext:value-type="float">
            <text:p>0.0443380728672764</text:p>
          </table:table-cell>
          <table:table-cell office:value-type="float" office:value="0.000528236381518255" calcext:value-type="float">
            <text:p>0.000528236381518255</text:p>
          </table:table-cell>
          <table:table-cell office:value-type="float" office:value="0.000357741278585589" calcext:value-type="float">
            <text:p>0.000357741278585589</text:p>
          </table:table-cell>
          <table:table-cell office:value-type="float" office:value="0.000697790894363658" calcext:value-type="float">
            <text:p>0.000697790894363658</text:p>
          </table:table-cell>
          <table:table-cell table:formula="of:=[.B4]/[.B5]" office:value-type="float" office:value="2.0249925825443" calcext:value-type="float">
            <text:p>2.0249925825443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3204541418147" calcext:value-type="float">
            <text:p>0.093204541418147</text:p>
          </table:table-cell>
          <table:table-cell office:value-type="float" office:value="0.0930148390930711" calcext:value-type="float">
            <text:p>0.0930148390930711</text:p>
          </table:table-cell>
          <table:table-cell office:value-type="float" office:value="0.0935583549221976" calcext:value-type="float">
            <text:p>0.0935583549221976</text:p>
          </table:table-cell>
          <table:table-cell office:value-type="float" office:value="0.000319061357148509" calcext:value-type="float">
            <text:p>0.000319061357148509</text:p>
          </table:table-cell>
          <table:table-cell office:value-type="float" office:value="0.000144382059051795" calcext:value-type="float">
            <text:p>0.000144382059051795</text:p>
          </table:table-cell>
          <table:table-cell office:value-type="float" office:value="0.000533880389205234" calcext:value-type="float">
            <text:p>0.000533880389205234</text:p>
          </table:table-cell>
          <table:table-cell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16883436583484" calcext:value-type="float">
            <text:p>0.0416883436583484</text:p>
          </table:table-cell>
          <table:table-cell office:value-type="float" office:value="0.041609844879057" calcext:value-type="float">
            <text:p>0.041609844879057</text:p>
          </table:table-cell>
          <table:table-cell office:value-type="float" office:value="0.0417805229871974" calcext:value-type="float">
            <text:p>0.0417805229871974</text:p>
          </table:table-cell>
          <table:table-cell office:value-type="float" office:value="0.000130071639439311" calcext:value-type="float">
            <text:p>0.000130071639439311</text:p>
          </table:table-cell>
          <table:table-cell office:value-type="float" office:value="0.0000817638799629464" calcext:value-type="float">
            <text:p>8.17638799629464E-05</text:p>
          </table:table-cell>
          <table:table-cell office:value-type="float" office:value="0.000190267534484618" calcext:value-type="float">
            <text:p>0.000190267534484618</text:p>
          </table:table-cell>
          <table:table-cell table:formula="of:=[.B6]/[.B7]" office:value-type="float" office:value="2.23574585217377" calcext:value-type="float">
            <text:p>2.23574585217377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42095933035475" calcext:value-type="float">
            <text:p>0.142095933035475</text:p>
          </table:table-cell>
          <table:table-cell office:value-type="float" office:value="0.141397097847176" calcext:value-type="float">
            <text:p>0.141397097847176</text:p>
          </table:table-cell>
          <table:table-cell office:value-type="float" office:value="0.143474549245799" calcext:value-type="float">
            <text:p>0.143474549245799</text:p>
          </table:table-cell>
          <table:table-cell office:value-type="float" office:value="0.00103837052573749" calcext:value-type="float">
            <text:p>0.00103837052573749</text:p>
          </table:table-cell>
          <table:table-cell office:value-type="float" office:value="0.000330244770917144" calcext:value-type="float">
            <text:p>0.000330244770917144</text:p>
          </table:table-cell>
          <table:table-cell office:value-type="float" office:value="0.00154960985974921" calcext:value-type="float">
            <text:p>0.00154960985974921</text:p>
          </table:table-cell>
          <table:table-cell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38851520494387" calcext:value-type="float">
            <text:p>0.0338851520494387</text:p>
          </table:table-cell>
          <table:table-cell office:value-type="float" office:value="0.0338259349225818" calcext:value-type="float">
            <text:p>0.0338259349225818</text:p>
          </table:table-cell>
          <table:table-cell office:value-type="float" office:value="0.033941600630719" calcext:value-type="float">
            <text:p>0.033941600630719</text:p>
          </table:table-cell>
          <table:table-cell office:value-type="float" office:value="0.0000977392083363656" calcext:value-type="float">
            <text:p>9.77392083363656E-05</text:p>
          </table:table-cell>
          <table:table-cell office:value-type="float" office:value="0.0000559844363883805" calcext:value-type="float">
            <text:p>5.59844363883805E-05</text:p>
          </table:table-cell>
          <table:table-cell office:value-type="float" office:value="0.00014214290337008" calcext:value-type="float">
            <text:p>0.00014214290337008</text:p>
          </table:table-cell>
          <table:table-cell table:formula="of:=[.B8]/[.B9]" office:value-type="float" office:value="4.19345714689891" calcext:value-type="float">
            <text:p>4.19345714689891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35720666036812" calcext:value-type="float">
            <text:p>0.235720666036812</text:p>
          </table:table-cell>
          <table:table-cell office:value-type="float" office:value="0.234291524027261" calcext:value-type="float">
            <text:p>0.234291524027261</text:p>
          </table:table-cell>
          <table:table-cell office:value-type="float" office:value="0.237090097330414" calcext:value-type="float">
            <text:p>0.237090097330414</text:p>
          </table:table-cell>
          <table:table-cell office:value-type="float" office:value="0.00155012579610536" calcext:value-type="float">
            <text:p>0.00155012579610536</text:p>
          </table:table-cell>
          <table:table-cell office:value-type="float" office:value="0.00066060420152239" calcext:value-type="float">
            <text:p>0.00066060420152239</text:p>
          </table:table-cell>
          <table:table-cell office:value-type="float" office:value="0.00215129317337996" calcext:value-type="float">
            <text:p>0.00215129317337996</text:p>
          </table:table-cell>
          <table:table-cell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50241098166842" calcext:value-type="float">
            <text:p>0.0750241098166842</text:p>
          </table:table-cell>
          <table:table-cell office:value-type="float" office:value="0.074879552088526" calcext:value-type="float">
            <text:p>0.074879552088526</text:p>
          </table:table-cell>
          <table:table-cell office:value-type="float" office:value="0.0754228248698056" calcext:value-type="float">
            <text:p>0.0754228248698056</text:p>
          </table:table-cell>
          <table:table-cell office:value-type="float" office:value="0.000336114736277967" calcext:value-type="float">
            <text:p>0.000336114736277967</text:p>
          </table:table-cell>
          <table:table-cell office:value-type="float" office:value="0.000119405126060843" calcext:value-type="float">
            <text:p>0.000119405126060843</text:p>
          </table:table-cell>
          <table:table-cell office:value-type="float" office:value="0.000562397186232895" calcext:value-type="float">
            <text:p>0.000562397186232895</text:p>
          </table:table-cell>
          <table:table-cell table:formula="of:=[.B10]/[.B11]" office:value-type="float" office:value="3.14193219503407" calcext:value-type="float">
            <text:p>3.14193219503407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19509225164155" calcext:value-type="float">
            <text:p>0.219509225164155</text:p>
          </table:table-cell>
          <table:table-cell office:value-type="float" office:value="0.218717008971806" calcext:value-type="float">
            <text:p>0.218717008971806</text:p>
          </table:table-cell>
          <table:table-cell office:value-type="float" office:value="0.22004518924247" calcext:value-type="float">
            <text:p>0.22004518924247</text:p>
          </table:table-cell>
          <table:table-cell office:value-type="float" office:value="0.000726591901722651" calcext:value-type="float">
            <text:p>0.000726591901722651</text:p>
          </table:table-cell>
          <table:table-cell office:value-type="float" office:value="0.000270292266993567" calcext:value-type="float">
            <text:p>0.000270292266993567</text:p>
          </table:table-cell>
          <table:table-cell office:value-type="float" office:value="0.00105140796571467" calcext:value-type="float">
            <text:p>0.00105140796571467</text:p>
          </table:table-cell>
          <table:table-cell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830841397405305" calcext:value-type="float">
            <text:p>0.0830841397405305</text:p>
          </table:table-cell>
          <table:table-cell office:value-type="float" office:value="0.0828525583581272" calcext:value-type="float">
            <text:p>0.0828525583581272</text:p>
          </table:table-cell>
          <table:table-cell office:value-type="float" office:value="0.0833843316735753" calcext:value-type="float">
            <text:p>0.0833843316735753</text:p>
          </table:table-cell>
          <table:table-cell office:value-type="float" office:value="0.000314557214390909" calcext:value-type="float">
            <text:p>0.000314557214390909</text:p>
          </table:table-cell>
          <table:table-cell office:value-type="float" office:value="0.000210698098105161" calcext:value-type="float">
            <text:p>0.000210698098105161</text:p>
          </table:table-cell>
          <table:table-cell office:value-type="float" office:value="0.000423724807337051" calcext:value-type="float">
            <text:p>0.000423724807337051</text:p>
          </table:table-cell>
          <table:table-cell table:formula="of:=[.B12]/[.B13]" office:value-type="float" office:value="2.6420111690351" calcext:value-type="float">
            <text:p>2.6420111690351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06837403523605" calcext:value-type="float">
            <text:p>0.206837403523605</text:p>
          </table:table-cell>
          <table:table-cell office:value-type="float" office:value="0.205823077883057" calcext:value-type="float">
            <text:p>0.205823077883057</text:p>
          </table:table-cell>
          <table:table-cell office:value-type="float" office:value="0.208338327494857" calcext:value-type="float">
            <text:p>0.208338327494857</text:p>
          </table:table-cell>
          <table:table-cell office:value-type="float" office:value="0.00135741699950718" calcext:value-type="float">
            <text:p>0.00135741699950718</text:p>
          </table:table-cell>
          <table:table-cell office:value-type="float" office:value="0.000636206796800272" calcext:value-type="float">
            <text:p>0.000636206796800272</text:p>
          </table:table-cell>
          <table:table-cell office:value-type="float" office:value="0.00184948237459835" calcext:value-type="float">
            <text:p>0.00184948237459835</text:p>
          </table:table-cell>
          <table:table-cell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06819892525104" calcext:value-type="float">
            <text:p>0.0706819892525104</text:p>
          </table:table-cell>
          <table:table-cell office:value-type="float" office:value="0.0705875293106231" calcext:value-type="float">
            <text:p>0.0705875293106231</text:p>
          </table:table-cell>
          <table:table-cell office:value-type="float" office:value="0.0707943476395583" calcext:value-type="float">
            <text:p>0.0707943476395583</text:p>
          </table:table-cell>
          <table:table-cell office:value-type="float" office:value="0.000142381657661709" calcext:value-type="float">
            <text:p>0.000142381657661709</text:p>
          </table:table-cell>
          <table:table-cell office:value-type="float" office:value="0.0000915587406039779" calcext:value-type="float">
            <text:p>9.15587406039779E-05</text:p>
          </table:table-cell>
          <table:table-cell office:value-type="float" office:value="0.000210793659325702" calcext:value-type="float">
            <text:p>0.000210793659325702</text:p>
          </table:table-cell>
          <table:table-cell table:formula="of:=[.B14]/[.B15]" office:value-type="float" office:value="2.92630988050833" calcext:value-type="float">
            <text:p>2.92630988050833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36646924709203" calcext:value-type="float">
            <text:p>0.236646924709203</text:p>
          </table:table-cell>
          <table:table-cell office:value-type="float" office:value="0.235805434194723" calcext:value-type="float">
            <text:p>0.235805434194723</text:p>
          </table:table-cell>
          <table:table-cell office:value-type="float" office:value="0.23846738646292" calcext:value-type="float">
            <text:p>0.23846738646292</text:p>
          </table:table-cell>
          <table:table-cell office:value-type="float" office:value="0.00119795127999579" calcext:value-type="float">
            <text:p>0.00119795127999579</text:p>
          </table:table-cell>
          <table:table-cell office:value-type="float" office:value="0.000420177887391132" calcext:value-type="float">
            <text:p>0.000420177887391132</text:p>
          </table:table-cell>
          <table:table-cell office:value-type="float" office:value="0.00175098329949064" calcext:value-type="float">
            <text:p>0.00175098329949064</text:p>
          </table:table-cell>
          <table:table-cell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752621699621179" calcext:value-type="float">
            <text:p>0.0752621699621179</text:p>
          </table:table-cell>
          <table:table-cell office:value-type="float" office:value="0.0749757610670685" calcext:value-type="float">
            <text:p>0.0749757610670685</text:p>
          </table:table-cell>
          <table:table-cell office:value-type="float" office:value="0.0754895441322666" calcext:value-type="float">
            <text:p>0.0754895441322666</text:p>
          </table:table-cell>
          <table:table-cell office:value-type="float" office:value="0.000350517550463366" calcext:value-type="float">
            <text:p>0.000350517550463366</text:p>
          </table:table-cell>
          <table:table-cell office:value-type="float" office:value="0.00022300104268796" calcext:value-type="float">
            <text:p>0.00022300104268796</text:p>
          </table:table-cell>
          <table:table-cell office:value-type="float" office:value="0.000527294305506569" calcext:value-type="float">
            <text:p>0.000527294305506569</text:p>
          </table:table-cell>
          <table:table-cell table:formula="of:=[.B16]/[.B17]" office:value-type="float" office:value="3.14430111207683" calcext:value-type="float">
            <text:p>3.14430111207683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419099112622462" calcext:value-type="float">
            <text:p>0.419099112622462</text:p>
          </table:table-cell>
          <table:table-cell office:value-type="float" office:value="0.407750718994066" calcext:value-type="float">
            <text:p>0.407750718994066</text:p>
          </table:table-cell>
          <table:table-cell office:value-type="float" office:value="0.431853133873119" calcext:value-type="float">
            <text:p>0.431853133873119</text:p>
          </table:table-cell>
          <table:table-cell office:value-type="float" office:value="0.012813708436783" calcext:value-type="float">
            <text:p>0.012813708436783</text:p>
          </table:table-cell>
          <table:table-cell office:value-type="float" office:value="0.00410722425112908" calcext:value-type="float">
            <text:p>0.00410722425112908</text:p>
          </table:table-cell>
          <table:table-cell office:value-type="float" office:value="0.015101189232047" calcext:value-type="float">
            <text:p>0.015101189232047</text:p>
          </table:table-cell>
          <table:table-cell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2057979147868" calcext:value-type="float">
            <text:p>0.122057979147868</text:p>
          </table:table-cell>
          <table:table-cell office:value-type="float" office:value="0.121882795072346" calcext:value-type="float">
            <text:p>0.121882795072346</text:p>
          </table:table-cell>
          <table:table-cell office:value-type="float" office:value="0.122324139257762" calcext:value-type="float">
            <text:p>0.122324139257762</text:p>
          </table:table-cell>
          <table:table-cell office:value-type="float" office:value="0.000235891049177354" calcext:value-type="float">
            <text:p>0.000235891049177354</text:p>
          </table:table-cell>
          <table:table-cell office:value-type="float" office:value="0.000123016458844871" calcext:value-type="float">
            <text:p>0.000123016458844871</text:p>
          </table:table-cell>
          <table:table-cell office:value-type="float" office:value="0.000320154876386426" calcext:value-type="float">
            <text:p>0.000320154876386426</text:p>
          </table:table-cell>
          <table:table-cell table:formula="of:=[.B18]/[.B19]" office:value-type="float" office:value="3.43360684445497" calcext:value-type="float">
            <text:p>3.43360684445497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73228065604053" calcext:value-type="float">
            <text:p>0.373228065604053</text:p>
          </table:table-cell>
          <table:table-cell office:value-type="float" office:value="0.3711271879165" calcext:value-type="float">
            <text:p>0.3711271879165</text:p>
          </table:table-cell>
          <table:table-cell office:value-type="float" office:value="0.376675931998761" calcext:value-type="float">
            <text:p>0.376675931998761</text:p>
          </table:table-cell>
          <table:table-cell office:value-type="float" office:value="0.00251825562706149" calcext:value-type="float">
            <text:p>0.00251825562706149</text:p>
          </table:table-cell>
          <table:table-cell office:value-type="float" office:value="0.00058436354083824" calcext:value-type="float">
            <text:p>0.00058436354083824</text:p>
          </table:table-cell>
          <table:table-cell office:value-type="float" office:value="0.00339825597135818" calcext:value-type="float">
            <text:p>0.00339825597135818</text:p>
          </table:table-cell>
          <table:table-cell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471735148241" calcext:value-type="float">
            <text:p>0.11471735148241</text:p>
          </table:table-cell>
          <table:table-cell office:value-type="float" office:value="0.114459198026179" calcext:value-type="float">
            <text:p>0.114459198026179</text:p>
          </table:table-cell>
          <table:table-cell office:value-type="float" office:value="0.115210405000874" calcext:value-type="float">
            <text:p>0.115210405000874</text:p>
          </table:table-cell>
          <table:table-cell office:value-type="float" office:value="0.000496363087875209" calcext:value-type="float">
            <text:p>0.000496363087875209</text:p>
          </table:table-cell>
          <table:table-cell office:value-type="float" office:value="0.000164366444625992" calcext:value-type="float">
            <text:p>0.000164366444625992</text:p>
          </table:table-cell>
          <table:table-cell office:value-type="float" office:value="0.000734825285567701" calcext:value-type="float">
            <text:p>0.000734825285567701</text:p>
          </table:table-cell>
          <table:table-cell table:formula="of:=[.B20]/[.B21]" office:value-type="float" office:value="3.25345783162786" calcext:value-type="float">
            <text:p>3.25345783162786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30749941931232" calcext:value-type="float">
            <text:p>0.330749941931232</text:p>
          </table:table-cell>
          <table:table-cell office:value-type="float" office:value="0.328408386410883" calcext:value-type="float">
            <text:p>0.328408386410883</text:p>
          </table:table-cell>
          <table:table-cell office:value-type="float" office:value="0.333839875804066" calcext:value-type="float">
            <text:p>0.333839875804066</text:p>
          </table:table-cell>
          <table:table-cell office:value-type="float" office:value="0.00271271828456319" calcext:value-type="float">
            <text:p>0.00271271828456319</text:p>
          </table:table-cell>
          <table:table-cell office:value-type="float" office:value="0.000644148620262912" calcext:value-type="float">
            <text:p>0.000644148620262912</text:p>
          </table:table-cell>
          <table:table-cell office:value-type="float" office:value="0.0041243931723579" calcext:value-type="float">
            <text:p>0.0041243931723579</text:p>
          </table:table-cell>
          <table:table-cell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5055679438427" calcext:value-type="float">
            <text:p>0.115055679438427</text:p>
          </table:table-cell>
          <table:table-cell office:value-type="float" office:value="0.114856602877899" calcext:value-type="float">
            <text:p>0.114856602877899</text:p>
          </table:table-cell>
          <table:table-cell office:value-type="float" office:value="0.115171169075516" calcext:value-type="float">
            <text:p>0.115171169075516</text:p>
          </table:table-cell>
          <table:table-cell office:value-type="float" office:value="0.00020388653213903" calcext:value-type="float">
            <text:p>0.00020388653213903</text:p>
          </table:table-cell>
          <table:table-cell office:value-type="float" office:value="0.0000286291809798395" calcext:value-type="float">
            <text:p>2.86291809798395E-05</text:p>
          </table:table-cell>
          <table:table-cell office:value-type="float" office:value="0.000277222283998852" calcext:value-type="float">
            <text:p>0.000277222283998852</text:p>
          </table:table-cell>
          <table:table-cell table:formula="of:=[.B22]/[.B23]" office:value-type="float" office:value="2.87469461347395" calcext:value-type="float">
            <text:p>2.87469461347395</text:p>
          </table:table-cell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20677726165498" calcext:value-type="float">
            <text:p>0.420677726165498</text:p>
          </table:table-cell>
          <table:table-cell office:value-type="float" office:value="0.419182737998199" calcext:value-type="float">
            <text:p>0.419182737998199</text:p>
          </table:table-cell>
          <table:table-cell office:value-type="float" office:value="0.423148437999771" calcext:value-type="float">
            <text:p>0.423148437999771</text:p>
          </table:table-cell>
          <table:table-cell office:value-type="float" office:value="0.00181868172317414" calcext:value-type="float">
            <text:p>0.00181868172317414</text:p>
          </table:table-cell>
          <table:table-cell office:value-type="float" office:value="0.000363433526205763" calcext:value-type="float">
            <text:p>0.000363433526205763</text:p>
          </table:table-cell>
          <table:table-cell office:value-type="float" office:value="0.00238045634498449" calcext:value-type="float">
            <text:p>0.00238045634498449</text:p>
          </table:table-cell>
          <table:table-cell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17042857985106" calcext:value-type="float">
            <text:p>0.117042857985106</text:p>
          </table:table-cell>
          <table:table-cell office:value-type="float" office:value="0.116933230190391" calcext:value-type="float">
            <text:p>0.116933230190391</text:p>
          </table:table-cell>
          <table:table-cell office:value-type="float" office:value="0.11715721065669" calcext:value-type="float">
            <text:p>0.11715721065669</text:p>
          </table:table-cell>
          <table:table-cell office:value-type="float" office:value="0.000132305251238565" calcext:value-type="float">
            <text:p>0.000132305251238565</text:p>
          </table:table-cell>
          <table:table-cell office:value-type="float" office:value="0.0000917511375676559" calcext:value-type="float">
            <text:p>9.17511375676559E-05</text:p>
          </table:table-cell>
          <table:table-cell office:value-type="float" office:value="0.000160437827151994" calcext:value-type="float">
            <text:p>0.000160437827151994</text:p>
          </table:table-cell>
          <table:table-cell table:formula="of:=[.B24]/[.B25]" office:value-type="float" office:value="3.59421953126803" calcext:value-type="float">
            <text:p>3.59421953126803</text:p>
          </table:table-cell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4991288315429" calcext:value-type="float">
            <text:p>0.4991288315429</text:p>
          </table:table-cell>
          <table:table-cell office:value-type="float" office:value="0.497804624331669" calcext:value-type="float">
            <text:p>0.497804624331669</text:p>
          </table:table-cell>
          <table:table-cell office:value-type="float" office:value="0.501731447500788" calcext:value-type="float">
            <text:p>0.501731447500788</text:p>
          </table:table-cell>
          <table:table-cell office:value-type="float" office:value="0.00187902945414722" calcext:value-type="float">
            <text:p>0.00187902945414722</text:p>
          </table:table-cell>
          <table:table-cell office:value-type="float" office:value="0.000454238020201533" calcext:value-type="float">
            <text:p>0.000454238020201533</text:p>
          </table:table-cell>
          <table:table-cell office:value-type="float" office:value="0.00249427142385174" calcext:value-type="float">
            <text:p>0.00249427142385174</text:p>
          </table:table-cell>
          <table:table-cell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68350440240049" calcext:value-type="float">
            <text:p>0.168350440240049</text:p>
          </table:table-cell>
          <table:table-cell office:value-type="float" office:value="0.168012274667576" calcext:value-type="float">
            <text:p>0.168012274667576</text:p>
          </table:table-cell>
          <table:table-cell office:value-type="float" office:value="0.16853284963699" calcext:value-type="float">
            <text:p>0.16853284963699</text:p>
          </table:table-cell>
          <table:table-cell office:value-type="float" office:value="0.000283521195851829" calcext:value-type="float">
            <text:p>0.000283521195851829</text:p>
          </table:table-cell>
          <table:table-cell office:value-type="float" office:value="0.0000991579938333366" calcext:value-type="float">
            <text:p>9.91579938333366E-05</text:p>
          </table:table-cell>
          <table:table-cell office:value-type="float" office:value="0.000429898177443969" calcext:value-type="float">
            <text:p>0.000429898177443969</text:p>
          </table:table-cell>
          <table:table-cell table:formula="of:=[.B26]/[.B27]" office:value-type="float" office:value="2.964820471103" calcext:value-type="float">
            <text:p>2.964820471103</text:p>
          </table:table-cell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623953538727316" calcext:value-type="float">
            <text:p>0.623953538727316</text:p>
          </table:table-cell>
          <table:table-cell office:value-type="float" office:value="0.623393132751517" calcext:value-type="float">
            <text:p>0.623393132751517</text:p>
          </table:table-cell>
          <table:table-cell office:value-type="float" office:value="0.624162403746595" calcext:value-type="float">
            <text:p>0.624162403746595</text:p>
          </table:table-cell>
          <table:table-cell office:value-type="float" office:value="0.000377207550678365" calcext:value-type="float">
            <text:p>0.000377207550678365</text:p>
          </table:table-cell>
          <table:table-cell office:value-type="float" office:value="0" calcext:value-type="float">
            <text:p>0</text:p>
          </table:table-cell>
          <table:table-cell office:value-type="float" office:value="0.000473567077816314" calcext:value-type="float">
            <text:p>0.000473567077816314</text:p>
          </table:table-cell>
          <table:table-cell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47228955941638" calcext:value-type="float">
            <text:p>0.147228955941638</text:p>
          </table:table-cell>
          <table:table-cell office:value-type="float" office:value="0.146891968472275" calcext:value-type="float">
            <text:p>0.146891968472275</text:p>
          </table:table-cell>
          <table:table-cell office:value-type="float" office:value="0.14737571962253" calcext:value-type="float">
            <text:p>0.14737571962253</text:p>
          </table:table-cell>
          <table:table-cell office:value-type="float" office:value="0.000243246824780353" calcext:value-type="float">
            <text:p>0.000243246824780353</text:p>
          </table:table-cell>
          <table:table-cell office:value-type="float" office:value="0.0000761849547772882" calcext:value-type="float">
            <text:p>7.61849547772882E-05</text:p>
          </table:table-cell>
          <table:table-cell office:value-type="float" office:value="0.0003800421313573" calcext:value-type="float">
            <text:p>0.0003800421313573</text:p>
          </table:table-cell>
          <table:table-cell table:formula="of:=[.B28]/[.B29]" office:value-type="float" office:value="4.23798114125494" calcext:value-type="float">
            <text:p>4.23798114125494</text:p>
          </table:table-cell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423842069665625" calcext:value-type="float">
            <text:p>0.423842069665625</text:p>
          </table:table-cell>
          <table:table-cell office:value-type="float" office:value="0.420706991004408" calcext:value-type="float">
            <text:p>0.420706991004408</text:p>
          </table:table-cell>
          <table:table-cell office:value-type="float" office:value="0.425292022831854" calcext:value-type="float">
            <text:p>0.425292022831854</text:p>
          </table:table-cell>
          <table:table-cell office:value-type="float" office:value="0.00218470061618614" calcext:value-type="float">
            <text:p>0.00218470061618614</text:p>
          </table:table-cell>
          <table:table-cell office:value-type="float" office:value="0.000339114834787324" calcext:value-type="float">
            <text:p>0.000339114834787324</text:p>
          </table:table-cell>
          <table:table-cell office:value-type="float" office:value="0.00284295740096965" calcext:value-type="float">
            <text:p>0.00284295740096965</text:p>
          </table:table-cell>
          <table:table-cell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86176642401188" calcext:value-type="float">
            <text:p>0.186176642401188</text:p>
          </table:table-cell>
          <table:table-cell office:value-type="float" office:value="0.184716633799447" calcext:value-type="float">
            <text:p>0.184716633799447</text:p>
          </table:table-cell>
          <table:table-cell office:value-type="float" office:value="0.189881816338432" calcext:value-type="float">
            <text:p>0.189881816338432</text:p>
          </table:table-cell>
          <table:table-cell office:value-type="float" office:value="0.00246106783035829" calcext:value-type="float">
            <text:p>0.00246106783035829</text:p>
          </table:table-cell>
          <table:table-cell office:value-type="float" office:value="0.000296892598271463" calcext:value-type="float">
            <text:p>0.000296892598271463</text:p>
          </table:table-cell>
          <table:table-cell office:value-type="float" office:value="0.00349190556884789" calcext:value-type="float">
            <text:p>0.00349190556884789</text:p>
          </table:table-cell>
          <table:table-cell table:formula="of:=[.B30]/[.B31]" office:value-type="float" office:value="2.27655877879835" calcext:value-type="float">
            <text:p>2.27655877879835</text:p>
          </table:table-cell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72845132624389" calcext:value-type="float">
            <text:p>0.672845132624389</text:p>
          </table:table-cell>
          <table:table-cell office:value-type="float" office:value="0.672250484498363" calcext:value-type="float">
            <text:p>0.672250484498363</text:p>
          </table:table-cell>
          <table:table-cell office:value-type="float" office:value="0.673539757374783" calcext:value-type="float">
            <text:p>0.673539757374783</text:p>
          </table:table-cell>
          <table:table-cell office:value-type="float" office:value="0.000683204852911408" calcext:value-type="float">
            <text:p>0.000683204852911408</text:p>
          </table:table-cell>
          <table:table-cell office:value-type="float" office:value="0.0000797169996076263" calcext:value-type="float">
            <text:p>7.97169996076263E-05</text:p>
          </table:table-cell>
          <table:table-cell office:value-type="float" office:value="0.000848108204434793" calcext:value-type="float">
            <text:p>0.000848108204434793</text:p>
          </table:table-cell>
          <table:table-cell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52224781645124" calcext:value-type="float">
            <text:p>0.152224781645124</text:p>
          </table:table-cell>
          <table:table-cell office:value-type="float" office:value="0.15128550134839" calcext:value-type="float">
            <text:p>0.15128550134839</text:p>
          </table:table-cell>
          <table:table-cell office:value-type="float" office:value="0.154735879051649" calcext:value-type="float">
            <text:p>0.154735879051649</text:p>
          </table:table-cell>
          <table:table-cell office:value-type="float" office:value="0.00204062233288331" calcext:value-type="float">
            <text:p>0.00204062233288331</text:p>
          </table:table-cell>
          <table:table-cell office:value-type="float" office:value="0.000349831089308025" calcext:value-type="float">
            <text:p>0.000349831089308025</text:p>
          </table:table-cell>
          <table:table-cell office:value-type="float" office:value="0.00303143192065786" calcext:value-type="float">
            <text:p>0.00303143192065786</text:p>
          </table:table-cell>
          <table:table-cell table:formula="of:=[.B32]/[.B33]" office:value-type="float" office:value="4.42007618833685" calcext:value-type="float">
            <text:p>4.42007618833685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06685684311254" calcext:value-type="float">
            <text:p>0.106685684311254</text:p>
          </table:table-cell>
          <table:table-cell office:value-type="float" office:value="0.106223483170519" calcext:value-type="float">
            <text:p>0.106223483170519</text:p>
          </table:table-cell>
          <table:table-cell office:value-type="float" office:value="0.107253090867259" calcext:value-type="float">
            <text:p>0.107253090867259</text:p>
          </table:table-cell>
          <table:table-cell office:value-type="float" office:value="0.000598633046600335" calcext:value-type="float">
            <text:p>0.000598633046600335</text:p>
          </table:table-cell>
          <table:table-cell office:value-type="float" office:value="0.000363277370795553" calcext:value-type="float">
            <text:p>0.000363277370795553</text:p>
          </table:table-cell>
          <table:table-cell office:value-type="float" office:value="0.000880854790374319" calcext:value-type="float">
            <text:p>0.000880854790374319</text:p>
          </table:table-cell>
          <table:table-cell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76619377859152" calcext:value-type="float">
            <text:p>0.0376619377859152</text:p>
          </table:table-cell>
          <table:table-cell office:value-type="float" office:value="0.0375912718759384" calcext:value-type="float">
            <text:p>0.0375912718759384</text:p>
          </table:table-cell>
          <table:table-cell office:value-type="float" office:value="0.0377654832032905" calcext:value-type="float">
            <text:p>0.0377654832032905</text:p>
          </table:table-cell>
          <table:table-cell office:value-type="float" office:value="0.000136716910982734" calcext:value-type="float">
            <text:p>0.000136716910982734</text:p>
          </table:table-cell>
          <table:table-cell office:value-type="float" office:value="0.0000651695196295759" calcext:value-type="float">
            <text:p>6.51695196295759E-05</text:p>
          </table:table-cell>
          <table:table-cell office:value-type="float" office:value="0.000230450997474972" calcext:value-type="float">
            <text:p>0.000230450997474972</text:p>
          </table:table-cell>
          <table:table-cell table:formula="of:=[.B34]/[.B35]" office:value-type="float" office:value="2.8327189354328" calcext:value-type="float">
            <text:p>2.8327189354328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0998628404662716" calcext:value-type="float">
            <text:p>0.0998628404662716</text:p>
          </table:table-cell>
          <table:table-cell office:value-type="float" office:value="0.0995097393311476" calcext:value-type="float">
            <text:p>0.0995097393311476</text:p>
          </table:table-cell>
          <table:table-cell office:value-type="float" office:value="0.100488700843897" calcext:value-type="float">
            <text:p>0.100488700843897</text:p>
          </table:table-cell>
          <table:table-cell office:value-type="float" office:value="0.000514151328770499" calcext:value-type="float">
            <text:p>0.000514151328770499</text:p>
          </table:table-cell>
          <table:table-cell office:value-type="float" office:value="0.000312725246707481" calcext:value-type="float">
            <text:p>0.000312725246707481</text:p>
          </table:table-cell>
          <table:table-cell office:value-type="float" office:value="0.000756609423770076" calcext:value-type="float">
            <text:p>0.000756609423770076</text:p>
          </table:table-cell>
          <table:table-cell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602749876265353" calcext:value-type="float">
            <text:p>0.0602749876265353</text:p>
          </table:table-cell>
          <table:table-cell office:value-type="float" office:value="0.0507141887427982" calcext:value-type="float">
            <text:p>0.0507141887427982</text:p>
          </table:table-cell>
          <table:table-cell office:value-type="float" office:value="0.0721784325076926" calcext:value-type="float">
            <text:p>0.0721784325076926</text:p>
          </table:table-cell>
          <table:table-cell office:value-type="float" office:value="0.0146345416400409" calcext:value-type="float">
            <text:p>0.0146345416400409</text:p>
          </table:table-cell>
          <table:table-cell office:value-type="float" office:value="0.0111914617696775" calcext:value-type="float">
            <text:p>0.0111914617696775</text:p>
          </table:table-cell>
          <table:table-cell office:value-type="float" office:value="0.0194753047571945" calcext:value-type="float">
            <text:p>0.0194753047571945</text:p>
          </table:table-cell>
          <table:table-cell table:formula="of:=[.B36]/[.B37]" office:value-type="float" office:value="1.65678740715839" calcext:value-type="float">
            <text:p>1.65678740715839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57154201415395" calcext:value-type="float">
            <text:p>0.0957154201415395</text:p>
          </table:table-cell>
          <table:table-cell office:value-type="float" office:value="0.0951813285236731" calcext:value-type="float">
            <text:p>0.0951813285236731</text:p>
          </table:table-cell>
          <table:table-cell office:value-type="float" office:value="0.0962501755224289" calcext:value-type="float">
            <text:p>0.0962501755224289</text:p>
          </table:table-cell>
          <table:table-cell office:value-type="float" office:value="0.00063736158078604" calcext:value-type="float">
            <text:p>0.00063736158078604</text:p>
          </table:table-cell>
          <table:table-cell office:value-type="float" office:value="0.000410545018069841" calcext:value-type="float">
            <text:p>0.000410545018069841</text:p>
          </table:table-cell>
          <table:table-cell office:value-type="float" office:value="0.000925648363556264" calcext:value-type="float">
            <text:p>0.000925648363556264</text:p>
          </table:table-cell>
          <table:table-cell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84079134124945" calcext:value-type="float">
            <text:p>0.0384079134124945</text:p>
          </table:table-cell>
          <table:table-cell office:value-type="float" office:value="0.0383472754676647" calcext:value-type="float">
            <text:p>0.0383472754676647</text:p>
          </table:table-cell>
          <table:table-cell office:value-type="float" office:value="0.0384631265728346" calcext:value-type="float">
            <text:p>0.0384631265728346</text:p>
          </table:table-cell>
          <table:table-cell office:value-type="float" office:value="0.000107490742593385" calcext:value-type="float">
            <text:p>0.000107490742593385</text:p>
          </table:table-cell>
          <table:table-cell office:value-type="float" office:value="0.0000733131157716481" calcext:value-type="float">
            <text:p>7.33131157716481E-05</text:p>
          </table:table-cell>
          <table:table-cell office:value-type="float" office:value="0.000154275194822739" calcext:value-type="float">
            <text:p>0.000154275194822739</text:p>
          </table:table-cell>
          <table:table-cell table:formula="of:=[.B38]/[.B39]" office:value-type="float" office:value="2.49207550312802" calcext:value-type="float">
            <text:p>2.49207550312802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0934819375462884" calcext:value-type="float">
            <text:p>0.0934819375462884</text:p>
          </table:table-cell>
          <table:table-cell office:value-type="float" office:value="0.0932911846198553" calcext:value-type="float">
            <text:p>0.0932911846198553</text:p>
          </table:table-cell>
          <table:table-cell office:value-type="float" office:value="0.0937925644215014" calcext:value-type="float">
            <text:p>0.0937925644215014</text:p>
          </table:table-cell>
          <table:table-cell office:value-type="float" office:value="0.000297834223916214" calcext:value-type="float">
            <text:p>0.000297834223916214</text:p>
          </table:table-cell>
          <table:table-cell office:value-type="float" office:value="0.000146812024405414" calcext:value-type="float">
            <text:p>0.000146812024405414</text:p>
          </table:table-cell>
          <table:table-cell office:value-type="float" office:value="0.000461054994497298" calcext:value-type="float">
            <text:p>0.000461054994497298</text:p>
          </table:table-cell>
          <table:table-cell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464757830480859" calcext:value-type="float">
            <text:p>0.0464757830480859</text:p>
          </table:table-cell>
          <table:table-cell office:value-type="float" office:value="0.0463761452632151" calcext:value-type="float">
            <text:p>0.0463761452632151</text:p>
          </table:table-cell>
          <table:table-cell office:value-type="float" office:value="0.0465607321192718" calcext:value-type="float">
            <text:p>0.0465607321192718</text:p>
          </table:table-cell>
          <table:table-cell office:value-type="float" office:value="0.000145747484335871" calcext:value-type="float">
            <text:p>0.000145747484335871</text:p>
          </table:table-cell>
          <table:table-cell office:value-type="float" office:value="0.0000997434459743867" calcext:value-type="float">
            <text:p>9.97434459743867E-05</text:p>
          </table:table-cell>
          <table:table-cell office:value-type="float" office:value="0.000200643085016867" calcext:value-type="float">
            <text:p>0.000200643085016867</text:p>
          </table:table-cell>
          <table:table-cell table:formula="of:=[.B40]/[.B41]" office:value-type="float" office:value="2.01141178083149" calcext:value-type="float">
            <text:p>2.01141178083149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44167884294729" calcext:value-type="float">
            <text:p>0.244167884294729</text:p>
          </table:table-cell>
          <table:table-cell office:value-type="float" office:value="0.243313676435355" calcext:value-type="float">
            <text:p>0.243313676435355</text:p>
          </table:table-cell>
          <table:table-cell office:value-type="float" office:value="0.245609693161095" calcext:value-type="float">
            <text:p>0.245609693161095</text:p>
          </table:table-cell>
          <table:table-cell office:value-type="float" office:value="0.00112091477948648" calcext:value-type="float">
            <text:p>0.00112091477948648</text:p>
          </table:table-cell>
          <table:table-cell office:value-type="float" office:value="0.000431257113926387" calcext:value-type="float">
            <text:p>0.000431257113926387</text:p>
          </table:table-cell>
          <table:table-cell office:value-type="float" office:value="0.00157576246853645" calcext:value-type="float">
            <text:p>0.00157576246853645</text:p>
          </table:table-cell>
          <table:table-cell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85186765864539" calcext:value-type="float">
            <text:p>0.0785186765864539</text:p>
          </table:table-cell>
          <table:table-cell office:value-type="float" office:value="0.0783261141176465" calcext:value-type="float">
            <text:p>0.0783261141176465</text:p>
          </table:table-cell>
          <table:table-cell office:value-type="float" office:value="0.0789018696920285" calcext:value-type="float">
            <text:p>0.0789018696920285</text:p>
          </table:table-cell>
          <table:table-cell office:value-type="float" office:value="0.000332933118359619" calcext:value-type="float">
            <text:p>0.000332933118359619</text:p>
          </table:table-cell>
          <table:table-cell office:value-type="float" office:value="0.000129788651717697" calcext:value-type="float">
            <text:p>0.000129788651717697</text:p>
          </table:table-cell>
          <table:table-cell office:value-type="float" office:value="0.000495804424707448" calcext:value-type="float">
            <text:p>0.000495804424707448</text:p>
          </table:table-cell>
          <table:table-cell table:formula="of:=[.B42]/[.B43]" office:value-type="float" office:value="3.10967905866173" calcext:value-type="float">
            <text:p>3.10967905866173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18035070705931" calcext:value-type="float">
            <text:p>0.218035070705931</text:p>
          </table:table-cell>
          <table:table-cell office:value-type="float" office:value="0.217105537467271" calcext:value-type="float">
            <text:p>0.217105537467271</text:p>
          </table:table-cell>
          <table:table-cell office:value-type="float" office:value="0.219701013805105" calcext:value-type="float">
            <text:p>0.219701013805105</text:p>
          </table:table-cell>
          <table:table-cell office:value-type="float" office:value="0.0012716561195247" calcext:value-type="float">
            <text:p>0.0012716561195247</text:p>
          </table:table-cell>
          <table:table-cell office:value-type="float" office:value="0.000540731177295362" calcext:value-type="float">
            <text:p>0.000540731177295362</text:p>
          </table:table-cell>
          <table:table-cell office:value-type="float" office:value="0.00181251614103182" calcext:value-type="float">
            <text:p>0.00181251614103182</text:p>
          </table:table-cell>
          <table:table-cell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822372466503397" calcext:value-type="float">
            <text:p>0.0822372466503397</text:p>
          </table:table-cell>
          <table:table-cell office:value-type="float" office:value="0.0820506597835005" calcext:value-type="float">
            <text:p>0.0820506597835005</text:p>
          </table:table-cell>
          <table:table-cell office:value-type="float" office:value="0.0823770294356481" calcext:value-type="float">
            <text:p>0.0823770294356481</text:p>
          </table:table-cell>
          <table:table-cell office:value-type="float" office:value="0.000222009271455882" calcext:value-type="float">
            <text:p>0.000222009271455882</text:p>
          </table:table-cell>
          <table:table-cell office:value-type="float" office:value="0.0000988723393238304" calcext:value-type="float">
            <text:p>9.88723393238304E-05</text:p>
          </table:table-cell>
          <table:table-cell office:value-type="float" office:value="0.0003043457627068" calcext:value-type="float">
            <text:p>0.0003043457627068</text:p>
          </table:table-cell>
          <table:table-cell table:formula="of:=[.B44]/[.B45]" office:value-type="float" office:value="2.65129341736091" calcext:value-type="float">
            <text:p>2.65129341736091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5920708494014" calcext:value-type="float">
            <text:p>0.15920708494014</text:p>
          </table:table-cell>
          <table:table-cell office:value-type="float" office:value="0.158476665338064" calcext:value-type="float">
            <text:p>0.158476665338064</text:p>
          </table:table-cell>
          <table:table-cell office:value-type="float" office:value="0.160086257423181" calcext:value-type="float">
            <text:p>0.160086257423181</text:p>
          </table:table-cell>
          <table:table-cell office:value-type="float" office:value="0.00095462441596677" calcext:value-type="float">
            <text:p>0.00095462441596677</text:p>
          </table:table-cell>
          <table:table-cell office:value-type="float" office:value="0.000587498907521537" calcext:value-type="float">
            <text:p>0.000587498907521537</text:p>
          </table:table-cell>
          <table:table-cell office:value-type="float" office:value="0.00130033825367749" calcext:value-type="float">
            <text:p>0.00130033825367749</text:p>
          </table:table-cell>
          <table:table-cell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912191260048484" calcext:value-type="float">
            <text:p>0.0912191260048484</text:p>
          </table:table-cell>
          <table:table-cell office:value-type="float" office:value="0.0910789569806869" calcext:value-type="float">
            <text:p>0.0910789569806869</text:p>
          </table:table-cell>
          <table:table-cell office:value-type="float" office:value="0.0913433657215223" calcext:value-type="float">
            <text:p>0.0913433657215223</text:p>
          </table:table-cell>
          <table:table-cell office:value-type="float" office:value="0.000159881590344768" calcext:value-type="float">
            <text:p>0.000159881590344768</text:p>
          </table:table-cell>
          <table:table-cell office:value-type="float" office:value="0.000103274666710485" calcext:value-type="float">
            <text:p>0.000103274666710485</text:p>
          </table:table-cell>
          <table:table-cell office:value-type="float" office:value="0.000230395531696348" calcext:value-type="float">
            <text:p>0.000230395531696348</text:p>
          </table:table-cell>
          <table:table-cell table:formula="of:=[.B46]/[.B47]" office:value-type="float" office:value="1.74532569991602" calcext:value-type="float">
            <text:p>1.74532569991602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11676407831975" calcext:value-type="float">
            <text:p>0.211676407831975</text:p>
          </table:table-cell>
          <table:table-cell office:value-type="float" office:value="0.211141391112607" calcext:value-type="float">
            <text:p>0.211141391112607</text:p>
          </table:table-cell>
          <table:table-cell office:value-type="float" office:value="0.213799018005375" calcext:value-type="float">
            <text:p>0.213799018005375</text:p>
          </table:table-cell>
          <table:table-cell office:value-type="float" office:value="0.00105775331976756" calcext:value-type="float">
            <text:p>0.00105775331976756</text:p>
          </table:table-cell>
          <table:table-cell office:value-type="float" office:value="0.0000851464091668303" calcext:value-type="float">
            <text:p>8.51464091668303E-05</text:p>
          </table:table-cell>
          <table:table-cell office:value-type="float" office:value="0.0014968164640119" calcext:value-type="float">
            <text:p>0.0014968164640119</text:p>
          </table:table-cell>
          <table:table-cell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812521450873303" calcext:value-type="float">
            <text:p>0.0812521450873303</text:p>
          </table:table-cell>
          <table:table-cell office:value-type="float" office:value="0.0809299374468537" calcext:value-type="float">
            <text:p>0.0809299374468537</text:p>
          </table:table-cell>
          <table:table-cell office:value-type="float" office:value="0.0824256861489994" calcext:value-type="float">
            <text:p>0.0824256861489994</text:p>
          </table:table-cell>
          <table:table-cell office:value-type="float" office:value="0.000777686298413246" calcext:value-type="float">
            <text:p>0.000777686298413246</text:p>
          </table:table-cell>
          <table:table-cell office:value-type="float" office:value="0.000157794338068436" calcext:value-type="float">
            <text:p>0.000157794338068436</text:p>
          </table:table-cell>
          <table:table-cell office:value-type="float" office:value="0.00139755654958824" calcext:value-type="float">
            <text:p>0.00139755654958824</text:p>
          </table:table-cell>
          <table:table-cell table:formula="of:=[.B48]/[.B49]" office:value-type="float" office:value="2.60517931685944" calcext:value-type="float">
            <text:p>2.60517931685944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75503187895447" calcext:value-type="float">
            <text:p>0.375503187895447</text:p>
          </table:table-cell>
          <table:table-cell office:value-type="float" office:value="0.373422654251044" calcext:value-type="float">
            <text:p>0.373422654251044</text:p>
          </table:table-cell>
          <table:table-cell office:value-type="float" office:value="0.377247163578431" calcext:value-type="float">
            <text:p>0.377247163578431</text:p>
          </table:table-cell>
          <table:table-cell office:value-type="float" office:value="0.00178850073912696" calcext:value-type="float">
            <text:p>0.00178850073912696</text:p>
          </table:table-cell>
          <table:table-cell office:value-type="float" office:value="0.000314305667416193" calcext:value-type="float">
            <text:p>0.000314305667416193</text:p>
          </table:table-cell>
          <table:table-cell office:value-type="float" office:value="0.00249938727109695" calcext:value-type="float">
            <text:p>0.00249938727109695</text:p>
          </table:table-cell>
          <table:table-cell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0738705202641" calcext:value-type="float">
            <text:p>0.110738705202641</text:p>
          </table:table-cell>
          <table:table-cell office:value-type="float" office:value="0.110541211504339" calcext:value-type="float">
            <text:p>0.110541211504339</text:p>
          </table:table-cell>
          <table:table-cell office:value-type="float" office:value="0.110904094692958" calcext:value-type="float">
            <text:p>0.110904094692958</text:p>
          </table:table-cell>
          <table:table-cell office:value-type="float" office:value="0.0002206554655742" calcext:value-type="float">
            <text:p>0.0002206554655742</text:p>
          </table:table-cell>
          <table:table-cell office:value-type="float" office:value="0.000131996255907137" calcext:value-type="float">
            <text:p>0.000131996255907137</text:p>
          </table:table-cell>
          <table:table-cell office:value-type="float" office:value="0.000324336323956723" calcext:value-type="float">
            <text:p>0.000324336323956723</text:p>
          </table:table-cell>
          <table:table-cell table:formula="of:=[.B50]/[.B51]" office:value-type="float" office:value="3.3908937910039" calcext:value-type="float">
            <text:p>3.3908937910039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2811095477077" calcext:value-type="float">
            <text:p>0.32811095477077</text:p>
          </table:table-cell>
          <table:table-cell office:value-type="float" office:value="0.327360868270577" calcext:value-type="float">
            <text:p>0.327360868270577</text:p>
          </table:table-cell>
          <table:table-cell office:value-type="float" office:value="0.329268299402611" calcext:value-type="float">
            <text:p>0.329268299402611</text:p>
          </table:table-cell>
          <table:table-cell office:value-type="float" office:value="0.000913417398788359" calcext:value-type="float">
            <text:p>0.000913417398788359</text:p>
          </table:table-cell>
          <table:table-cell office:value-type="float" office:value="0.000306444797160281" calcext:value-type="float">
            <text:p>0.000306444797160281</text:p>
          </table:table-cell>
          <table:table-cell office:value-type="float" office:value="0.00134503009953359" calcext:value-type="float">
            <text:p>0.00134503009953359</text:p>
          </table:table-cell>
          <table:table-cell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25503364013219" calcext:value-type="float">
            <text:p>0.125503364013219</text:p>
          </table:table-cell>
          <table:table-cell office:value-type="float" office:value="0.125251400489391" calcext:value-type="float">
            <text:p>0.125251400489391</text:p>
          </table:table-cell>
          <table:table-cell office:value-type="float" office:value="0.125789816322443" calcext:value-type="float">
            <text:p>0.125789816322443</text:p>
          </table:table-cell>
          <table:table-cell office:value-type="float" office:value="0.000331602624630643" calcext:value-type="float">
            <text:p>0.000331602624630643</text:p>
          </table:table-cell>
          <table:table-cell office:value-type="float" office:value="0.00018309083581329" calcext:value-type="float">
            <text:p>0.00018309083581329</text:p>
          </table:table-cell>
          <table:table-cell office:value-type="float" office:value="0.00046841530866909" calcext:value-type="float">
            <text:p>0.00046841530866909</text:p>
          </table:table-cell>
          <table:table-cell table:formula="of:=[.B52]/[.B53]" office:value-type="float" office:value="2.61435984087415" calcext:value-type="float">
            <text:p>2.61435984087415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13435925483791" calcext:value-type="float">
            <text:p>0.313435925483791</text:p>
          </table:table-cell>
          <table:table-cell office:value-type="float" office:value="0.309831963949691" calcext:value-type="float">
            <text:p>0.309831963949691</text:p>
          </table:table-cell>
          <table:table-cell office:value-type="float" office:value="0.323141993998433" calcext:value-type="float">
            <text:p>0.323141993998433</text:p>
          </table:table-cell>
          <table:table-cell office:value-type="float" office:value="0.00563423654845661" calcext:value-type="float">
            <text:p>0.00563423654845661</text:p>
          </table:table-cell>
          <table:table-cell office:value-type="float" office:value="0.00102804759159106" calcext:value-type="float">
            <text:p>0.00102804759159106</text:p>
          </table:table-cell>
          <table:table-cell office:value-type="float" office:value="0.00778790930107032" calcext:value-type="float">
            <text:p>0.00778790930107032</text:p>
          </table:table-cell>
          <table:table-cell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25991616136058" calcext:value-type="float">
            <text:p>0.125991616136058</text:p>
          </table:table-cell>
          <table:table-cell office:value-type="float" office:value="0.125492845592513" calcext:value-type="float">
            <text:p>0.125492845592513</text:p>
          </table:table-cell>
          <table:table-cell office:value-type="float" office:value="0.12717415290014" calcext:value-type="float">
            <text:p>0.12717415290014</text:p>
          </table:table-cell>
          <table:table-cell office:value-type="float" office:value="0.00103554313393918" calcext:value-type="float">
            <text:p>0.00103554313393918</text:p>
          </table:table-cell>
          <table:table-cell office:value-type="float" office:value="0.000223372505383828" calcext:value-type="float">
            <text:p>0.000223372505383828</text:p>
          </table:table-cell>
          <table:table-cell office:value-type="float" office:value="0.00162151984056006" calcext:value-type="float">
            <text:p>0.00162151984056006</text:p>
          </table:table-cell>
          <table:table-cell table:formula="of:=[.B54]/[.B55]" office:value-type="float" office:value="2.48775224174688" calcext:value-type="float">
            <text:p>2.48775224174688</text:p>
          </table:table-cell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389167283104446" calcext:value-type="float">
            <text:p>0.389167283104446</text:p>
          </table:table-cell>
          <table:table-cell office:value-type="float" office:value="0.386847844354027" calcext:value-type="float">
            <text:p>0.386847844354027</text:p>
          </table:table-cell>
          <table:table-cell office:value-type="float" office:value="0.394118103999062" calcext:value-type="float">
            <text:p>0.394118103999062</text:p>
          </table:table-cell>
          <table:table-cell office:value-type="float" office:value="0.00343235190179904" calcext:value-type="float">
            <text:p>0.00343235190179904</text:p>
          </table:table-cell>
          <table:table-cell office:value-type="float" office:value="0.00000611221063687162" calcext:value-type="float">
            <text:p>6.11221063687162E-06</text:p>
          </table:table-cell>
          <table:table-cell office:value-type="float" office:value="0.00419925080636774" calcext:value-type="float">
            <text:p>0.00419925080636774</text:p>
          </table:table-cell>
          <table:table-cell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16831334841143" calcext:value-type="float">
            <text:p>0.116831334841143</text:p>
          </table:table-cell>
          <table:table-cell office:value-type="float" office:value="0.116646785172028" calcext:value-type="float">
            <text:p>0.116646785172028</text:p>
          </table:table-cell>
          <table:table-cell office:value-type="float" office:value="0.117130973905486" calcext:value-type="float">
            <text:p>0.117130973905486</text:p>
          </table:table-cell>
          <table:table-cell office:value-type="float" office:value="0.000272221429321218" calcext:value-type="float">
            <text:p>0.000272221429321218</text:p>
          </table:table-cell>
          <table:table-cell office:value-type="float" office:value="0.000162792769518809" calcext:value-type="float">
            <text:p>0.000162792769518809</text:p>
          </table:table-cell>
          <table:table-cell office:value-type="float" office:value="0.000382964702500443" calcext:value-type="float">
            <text:p>0.000382964702500443</text:p>
          </table:table-cell>
          <table:table-cell table:formula="of:=[.B56]/[.B57]" office:value-type="float" office:value="3.33101803239346" calcext:value-type="float">
            <text:p>3.33101803239346</text:p>
          </table:table-cell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00162161309466" calcext:value-type="float">
            <text:p>0.500162161309466</text:p>
          </table:table-cell>
          <table:table-cell office:value-type="float" office:value="0.497656481995364" calcext:value-type="float">
            <text:p>0.497656481995364</text:p>
          </table:table-cell>
          <table:table-cell office:value-type="float" office:value="0.502898022557929" calcext:value-type="float">
            <text:p>0.502898022557929</text:p>
          </table:table-cell>
          <table:table-cell office:value-type="float" office:value="0.00290723838194612" calcext:value-type="float">
            <text:p>0.00290723838194612</text:p>
          </table:table-cell>
          <table:table-cell office:value-type="float" office:value="0.00225125871764703" calcext:value-type="float">
            <text:p>0.00225125871764703</text:p>
          </table:table-cell>
          <table:table-cell office:value-type="float" office:value="0.00316556591441475" calcext:value-type="float">
            <text:p>0.00316556591441475</text:p>
          </table:table-cell>
          <table:table-cell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77880106584122" calcext:value-type="float">
            <text:p>0.177880106584122</text:p>
          </table:table-cell>
          <table:table-cell office:value-type="float" office:value="0.177533650510997" calcext:value-type="float">
            <text:p>0.177533650510997</text:p>
          </table:table-cell>
          <table:table-cell office:value-type="float" office:value="0.178298432343096" calcext:value-type="float">
            <text:p>0.178298432343096</text:p>
          </table:table-cell>
          <table:table-cell office:value-type="float" office:value="0.000426400056864694" calcext:value-type="float">
            <text:p>0.000426400056864694</text:p>
          </table:table-cell>
          <table:table-cell office:value-type="float" office:value="0.000223043682662431" calcext:value-type="float">
            <text:p>0.000223043682662431</text:p>
          </table:table-cell>
          <table:table-cell office:value-type="float" office:value="0.000658955503953292" calcext:value-type="float">
            <text:p>0.000658955503953292</text:p>
          </table:table-cell>
          <table:table-cell table:formula="of:=[.B58]/[.B59]" office:value-type="float" office:value="2.81179369022321" calcext:value-type="float">
            <text:p>2.81179369022321</text:p>
          </table:table-cell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57150004225241" calcext:value-type="float">
            <text:p>0.57150004225241</text:p>
          </table:table-cell>
          <table:table-cell office:value-type="float" office:value="0.56977390549855" calcext:value-type="float">
            <text:p>0.56977390549855</text:p>
          </table:table-cell>
          <table:table-cell office:value-type="float" office:value="0.574938575009583" calcext:value-type="float">
            <text:p>0.574938575009583</text:p>
          </table:table-cell>
          <table:table-cell office:value-type="float" office:value="0.00237758947266734" calcext:value-type="float">
            <text:p>0.00237758947266734</text:p>
          </table:table-cell>
          <table:table-cell office:value-type="float" office:value="0.000383695001801243" calcext:value-type="float">
            <text:p>0.000383695001801243</text:p>
          </table:table-cell>
          <table:table-cell office:value-type="float" office:value="0.00309411651654431" calcext:value-type="float">
            <text:p>0.00309411651654431</text:p>
          </table:table-cell>
          <table:table-cell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57842024020691" calcext:value-type="float">
            <text:p>0.157842024020691</text:p>
          </table:table-cell>
          <table:table-cell office:value-type="float" office:value="0.157585081547146" calcext:value-type="float">
            <text:p>0.157585081547146</text:p>
          </table:table-cell>
          <table:table-cell office:value-type="float" office:value="0.158228677354817" calcext:value-type="float">
            <text:p>0.158228677354817</text:p>
          </table:table-cell>
          <table:table-cell office:value-type="float" office:value="0.00034652914947748" calcext:value-type="float">
            <text:p>0.00034652914947748</text:p>
          </table:table-cell>
          <table:table-cell office:value-type="float" office:value="0.000202047860841125" calcext:value-type="float">
            <text:p>0.000202047860841125</text:p>
          </table:table-cell>
          <table:table-cell office:value-type="float" office:value="0.00049926026524014" calcext:value-type="float">
            <text:p>0.00049926026524014</text:p>
          </table:table-cell>
          <table:table-cell table:formula="of:=[.B60]/[.B61]" office:value-type="float" office:value="3.62070903359358" calcext:value-type="float">
            <text:p>3.62070903359358</text:p>
          </table:table-cell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487265503352925" calcext:value-type="float">
            <text:p>0.487265503352925</text:p>
          </table:table-cell>
          <table:table-cell office:value-type="float" office:value="0.484369674937625" calcext:value-type="float">
            <text:p>0.484369674937625</text:p>
          </table:table-cell>
          <table:table-cell office:value-type="float" office:value="0.492408189995331" calcext:value-type="float">
            <text:p>0.492408189995331</text:p>
          </table:table-cell>
          <table:table-cell office:value-type="float" office:value="0.00368528238650034" calcext:value-type="float">
            <text:p>0.00368528238650034</text:p>
          </table:table-cell>
          <table:table-cell office:value-type="float" office:value="0.000567488542098232" calcext:value-type="float">
            <text:p>0.000567488542098232</text:p>
          </table:table-cell>
          <table:table-cell office:value-type="float" office:value="0.00480485866372252" calcext:value-type="float">
            <text:p>0.00480485866372252</text:p>
          </table:table-cell>
          <table:table-cell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59664818235447" calcext:value-type="float">
            <text:p>0.159664818235447</text:p>
          </table:table-cell>
          <table:table-cell office:value-type="float" office:value="0.159411744843445" calcext:value-type="float">
            <text:p>0.159411744843445</text:p>
          </table:table-cell>
          <table:table-cell office:value-type="float" office:value="0.159890416869617" calcext:value-type="float">
            <text:p>0.159890416869617</text:p>
          </table:table-cell>
          <table:table-cell office:value-type="float" office:value="0.00028811612454495" calcext:value-type="float">
            <text:p>0.00028811612454495</text:p>
          </table:table-cell>
          <table:table-cell office:value-type="float" office:value="0.000191780608920992" calcext:value-type="float">
            <text:p>0.000191780608920992</text:p>
          </table:table-cell>
          <table:table-cell office:value-type="float" office:value="0.000368165816973883" calcext:value-type="float">
            <text:p>0.000368165816973883</text:p>
          </table:table-cell>
          <table:table-cell table:formula="of:=[.B62]/[.B63]" office:value-type="float" office:value="3.05180257453077" calcext:value-type="float">
            <text:p>3.05180257453077</text:p>
          </table:table-cell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596142389732753" calcext:value-type="float">
            <text:p>0.596142389732753</text:p>
          </table:table-cell>
          <table:table-cell office:value-type="float" office:value="0.594504546752432" calcext:value-type="float">
            <text:p>0.594504546752432</text:p>
          </table:table-cell>
          <table:table-cell office:value-type="float" office:value="0.597803192689753" calcext:value-type="float">
            <text:p>0.597803192689753</text:p>
          </table:table-cell>
          <table:table-cell office:value-type="float" office:value="0.00170774855008188" calcext:value-type="float">
            <text:p>0.00170774855008188</text:p>
          </table:table-cell>
          <table:table-cell office:value-type="float" office:value="0.000521835740073584" calcext:value-type="float">
            <text:p>0.000521835740073584</text:p>
          </table:table-cell>
          <table:table-cell office:value-type="float" office:value="0.00233844415649485" calcext:value-type="float">
            <text:p>0.00233844415649485</text:p>
          </table:table-cell>
          <table:table-cell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63687042289015" calcext:value-type="float">
            <text:p>0.163687042289015</text:p>
          </table:table-cell>
          <table:table-cell office:value-type="float" office:value="0.16317656761147" calcext:value-type="float">
            <text:p>0.16317656761147</text:p>
          </table:table-cell>
          <table:table-cell office:value-type="float" office:value="0.164063857421956" calcext:value-type="float">
            <text:p>0.164063857421956</text:p>
          </table:table-cell>
          <table:table-cell office:value-type="float" office:value="0.000484702496400152" calcext:value-type="float">
            <text:p>0.000484702496400152</text:p>
          </table:table-cell>
          <table:table-cell office:value-type="float" office:value="0.000252526218406884" calcext:value-type="float">
            <text:p>0.000252526218406884</text:p>
          </table:table-cell>
          <table:table-cell office:value-type="float" office:value="0.000731233044393984" calcext:value-type="float">
            <text:p>0.000731233044393984</text:p>
          </table:table-cell>
          <table:table-cell table:formula="of:=[.B64]/[.B65]" office:value-type="float" office:value="3.64196445482942" calcext:value-type="float">
            <text:p>3.64196445482942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08598136938396" calcext:value-type="float">
            <text:p>0.108598136938396</text:p>
          </table:table-cell>
          <table:table-cell office:value-type="float" office:value="0.108105466843069" calcext:value-type="float">
            <text:p>0.108105466843069</text:p>
          </table:table-cell>
          <table:table-cell office:value-type="float" office:value="0.109751826444591" calcext:value-type="float">
            <text:p>0.109751826444591</text:p>
          </table:table-cell>
          <table:table-cell office:value-type="float" office:value="0.00102442258619114" calcext:value-type="float">
            <text:p>0.00102442258619114</text:p>
          </table:table-cell>
          <table:table-cell office:value-type="float" office:value="0.000267314713304424" calcext:value-type="float">
            <text:p>0.000267314713304424</text:p>
          </table:table-cell>
          <table:table-cell office:value-type="float" office:value="0.00164619760849094" calcext:value-type="float">
            <text:p>0.00164619760849094</text:p>
          </table:table-cell>
          <table:table-cell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77538063329007" calcext:value-type="float">
            <text:p>0.0377538063329007</text:p>
          </table:table-cell>
          <table:table-cell office:value-type="float" office:value="0.0376868660343178" calcext:value-type="float">
            <text:p>0.0376868660343178</text:p>
          </table:table-cell>
          <table:table-cell office:value-type="float" office:value="0.0378076192815404" calcext:value-type="float">
            <text:p>0.0378076192815404</text:p>
          </table:table-cell>
          <table:table-cell office:value-type="float" office:value="0.000100115550695598" calcext:value-type="float">
            <text:p>0.000100115550695598</text:p>
          </table:table-cell>
          <table:table-cell office:value-type="float" office:value="0.0000652487911359915" calcext:value-type="float">
            <text:p>6.52487911359915E-05</text:p>
          </table:table-cell>
          <table:table-cell office:value-type="float" office:value="0.000148511006911606" calcext:value-type="float">
            <text:p>0.000148511006911606</text:p>
          </table:table-cell>
          <table:table-cell table:formula="of:=[.B66]/[.B67]" office:value-type="float" office:value="2.8764818037369" calcext:value-type="float">
            <text:p>2.8764818037369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0860578933442212" calcext:value-type="float">
            <text:p>0.0860578933442212</text:p>
          </table:table-cell>
          <table:table-cell office:value-type="float" office:value="0.0856136545048607" calcext:value-type="float">
            <text:p>0.0856136545048607</text:p>
          </table:table-cell>
          <table:table-cell office:value-type="float" office:value="0.0867867041262278" calcext:value-type="float">
            <text:p>0.0867867041262278</text:p>
          </table:table-cell>
          <table:table-cell office:value-type="float" office:value="0.000763851319669462" calcext:value-type="float">
            <text:p>0.000763851319669462</text:p>
          </table:table-cell>
          <table:table-cell office:value-type="float" office:value="0.000403241651108104" calcext:value-type="float">
            <text:p>0.000403241651108104</text:p>
          </table:table-cell>
          <table:table-cell office:value-type="float" office:value="0.00108382608488982" calcext:value-type="float">
            <text:p>0.00108382608488982</text:p>
          </table:table-cell>
          <table:table-cell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84125209845496" calcext:value-type="float">
            <text:p>0.0384125209845496</text:p>
          </table:table-cell>
          <table:table-cell office:value-type="float" office:value="0.0383464548676756" calcext:value-type="float">
            <text:p>0.0383464548676756</text:p>
          </table:table-cell>
          <table:table-cell office:value-type="float" office:value="0.0384925940948981" calcext:value-type="float">
            <text:p>0.0384925940948981</text:p>
          </table:table-cell>
          <table:table-cell office:value-type="float" office:value="0.000124647885227855" calcext:value-type="float">
            <text:p>0.000124647885227855</text:p>
          </table:table-cell>
          <table:table-cell office:value-type="float" office:value="0.0000760318909052517" calcext:value-type="float">
            <text:p>7.60318909052517E-05</text:p>
          </table:table-cell>
          <table:table-cell office:value-type="float" office:value="0.000190641963764438" calcext:value-type="float">
            <text:p>0.000190641963764438</text:p>
          </table:table-cell>
          <table:table-cell table:formula="of:=[.B68]/[.B69]" office:value-type="float" office:value="2.24036046420477" calcext:value-type="float">
            <text:p>2.24036046420477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734238498599131" calcext:value-type="float">
            <text:p>0.0734238498599131</text:p>
          </table:table-cell>
          <table:table-cell office:value-type="float" office:value="0.0731691517274889" calcext:value-type="float">
            <text:p>0.0731691517274889</text:p>
          </table:table-cell>
          <table:table-cell office:value-type="float" office:value="0.0737337259347157" calcext:value-type="float">
            <text:p>0.0737337259347157</text:p>
          </table:table-cell>
          <table:table-cell office:value-type="float" office:value="0.000393801171768244" calcext:value-type="float">
            <text:p>0.000393801171768244</text:p>
          </table:table-cell>
          <table:table-cell office:value-type="float" office:value="0.000255339462105339" calcext:value-type="float">
            <text:p>0.000255339462105339</text:p>
          </table:table-cell>
          <table:table-cell office:value-type="float" office:value="0.000555124537317336" calcext:value-type="float">
            <text:p>0.000555124537317336</text:p>
          </table:table-cell>
          <table:table-cell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62957738443067" calcext:value-type="float">
            <text:p>0.0462957738443067</text:p>
          </table:table-cell>
          <table:table-cell office:value-type="float" office:value="0.0462130277554606" calcext:value-type="float">
            <text:p>0.0462130277554606</text:p>
          </table:table-cell>
          <table:table-cell office:value-type="float" office:value="0.0464326564113808" calcext:value-type="float">
            <text:p>0.0464326564113808</text:p>
          </table:table-cell>
          <table:table-cell office:value-type="float" office:value="0.000166624490583651" calcext:value-type="float">
            <text:p>0.000166624490583651</text:p>
          </table:table-cell>
          <table:table-cell office:value-type="float" office:value="0.000101580697798887" calcext:value-type="float">
            <text:p>0.000101580697798887</text:p>
          </table:table-cell>
          <table:table-cell office:value-type="float" office:value="0.000227395038743941" calcext:value-type="float">
            <text:p>0.000227395038743941</text:p>
          </table:table-cell>
          <table:table-cell table:formula="of:=[.B70]/[.B71]" office:value-type="float" office:value="1.58597305462132" calcext:value-type="float">
            <text:p>1.58597305462132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6079833118887" calcext:value-type="float">
            <text:p>0.116079833118887</text:p>
          </table:table-cell>
          <table:table-cell office:value-type="float" office:value="0.11570008024258" calcext:value-type="float">
            <text:p>0.11570008024258</text:p>
          </table:table-cell>
          <table:table-cell office:value-type="float" office:value="0.116959912910716" calcext:value-type="float">
            <text:p>0.116959912910716</text:p>
          </table:table-cell>
          <table:table-cell office:value-type="float" office:value="0.000634966815540041" calcext:value-type="float">
            <text:p>0.000634966815540041</text:p>
          </table:table-cell>
          <table:table-cell office:value-type="float" office:value="0.000314561734370317" calcext:value-type="float">
            <text:p>0.000314561734370317</text:p>
          </table:table-cell>
          <table:table-cell office:value-type="float" office:value="0.000947904976029078" calcext:value-type="float">
            <text:p>0.000947904976029078</text:p>
          </table:table-cell>
          <table:table-cell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406905429959498" calcext:value-type="float">
            <text:p>0.0406905429959498</text:p>
          </table:table-cell>
          <table:table-cell office:value-type="float" office:value="0.0406276513503306" calcext:value-type="float">
            <text:p>0.0406276513503306</text:p>
          </table:table-cell>
          <table:table-cell office:value-type="float" office:value="0.0407425808526586" calcext:value-type="float">
            <text:p>0.0407425808526586</text:p>
          </table:table-cell>
          <table:table-cell office:value-type="float" office:value="0.0000948013067241507" calcext:value-type="float">
            <text:p>9.48013067241507E-05</text:p>
          </table:table-cell>
          <table:table-cell office:value-type="float" office:value="0.0000609783175044042" calcext:value-type="float">
            <text:p>6.09783175044042E-05</text:p>
          </table:table-cell>
          <table:table-cell office:value-type="float" office:value="0.000143191855402119" calcext:value-type="float">
            <text:p>0.000143191855402119</text:p>
          </table:table-cell>
          <table:table-cell table:formula="of:=[.B72]/[.B73]" office:value-type="float" office:value="2.85274721279687" calcext:value-type="float">
            <text:p>2.85274721279687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22592228186356" calcext:value-type="float">
            <text:p>0.222592228186356</text:p>
          </table:table-cell>
          <table:table-cell office:value-type="float" office:value="0.221154021031624" calcext:value-type="float">
            <text:p>0.221154021031624</text:p>
          </table:table-cell>
          <table:table-cell office:value-type="float" office:value="0.225545559294308" calcext:value-type="float">
            <text:p>0.225545559294308</text:p>
          </table:table-cell>
          <table:table-cell office:value-type="float" office:value="0.00199045498779771" calcext:value-type="float">
            <text:p>0.00199045498779771</text:p>
          </table:table-cell>
          <table:table-cell office:value-type="float" office:value="0.000718029216688815" calcext:value-type="float">
            <text:p>0.000718029216688815</text:p>
          </table:table-cell>
          <table:table-cell office:value-type="float" office:value="0.00299266613434615" calcext:value-type="float">
            <text:p>0.00299266613434615</text:p>
          </table:table-cell>
          <table:table-cell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806613150407643" calcext:value-type="float">
            <text:p>0.0806613150407643</text:p>
          </table:table-cell>
          <table:table-cell office:value-type="float" office:value="0.080469025771672" calcext:value-type="float">
            <text:p>0.080469025771672</text:p>
          </table:table-cell>
          <table:table-cell office:value-type="float" office:value="0.0809787242540707" calcext:value-type="float">
            <text:p>0.0809787242540707</text:p>
          </table:table-cell>
          <table:table-cell office:value-type="float" office:value="0.000313116618398627" calcext:value-type="float">
            <text:p>0.000313116618398627</text:p>
          </table:table-cell>
          <table:table-cell office:value-type="float" office:value="0.000177343697294361" calcext:value-type="float">
            <text:p>0.000177343697294361</text:p>
          </table:table-cell>
          <table:table-cell office:value-type="float" office:value="0.00051365386548267" calcext:value-type="float">
            <text:p>0.00051365386548267</text:p>
          </table:table-cell>
          <table:table-cell table:formula="of:=[.B74]/[.B75]" office:value-type="float" office:value="2.759590865508" calcext:value-type="float">
            <text:p>2.759590865508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01418353304325" calcext:value-type="float">
            <text:p>0.201418353304325</text:p>
          </table:table-cell>
          <table:table-cell office:value-type="float" office:value="0.200850456271696" calcext:value-type="float">
            <text:p>0.200850456271696</text:p>
          </table:table-cell>
          <table:table-cell office:value-type="float" office:value="0.202427543324625" calcext:value-type="float">
            <text:p>0.202427543324625</text:p>
          </table:table-cell>
          <table:table-cell office:value-type="float" office:value="0.000825420731303764" calcext:value-type="float">
            <text:p>0.000825420731303764</text:p>
          </table:table-cell>
          <table:table-cell office:value-type="float" office:value="0.00029700840581743" calcext:value-type="float">
            <text:p>0.00029700840581743</text:p>
          </table:table-cell>
          <table:table-cell office:value-type="float" office:value="0.00115060886618937" calcext:value-type="float">
            <text:p>0.00115060886618937</text:p>
          </table:table-cell>
          <table:table-cell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63384866595394" calcext:value-type="float">
            <text:p>0.0763384866595394</text:p>
          </table:table-cell>
          <table:table-cell office:value-type="float" office:value="0.0762465675982336" calcext:value-type="float">
            <text:p>0.0762465675982336</text:p>
          </table:table-cell>
          <table:table-cell office:value-type="float" office:value="0.0765260342975186" calcext:value-type="float">
            <text:p>0.0765260342975186</text:p>
          </table:table-cell>
          <table:table-cell office:value-type="float" office:value="0.000186012359413704" calcext:value-type="float">
            <text:p>0.000186012359413704</text:p>
          </table:table-cell>
          <table:table-cell office:value-type="float" office:value="0.0000541494343507834" calcext:value-type="float">
            <text:p>5.41494343507834E-05</text:p>
          </table:table-cell>
          <table:table-cell office:value-type="float" office:value="0.000307831006947106" calcext:value-type="float">
            <text:p>0.000307831006947106</text:p>
          </table:table-cell>
          <table:table-cell table:formula="of:=[.B76]/[.B77]" office:value-type="float" office:value="2.63849025724897" calcext:value-type="float">
            <text:p>2.63849025724897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10643680187625" calcext:value-type="float">
            <text:p>0.210643680187625</text:p>
          </table:table-cell>
          <table:table-cell office:value-type="float" office:value="0.209408530869971" calcext:value-type="float">
            <text:p>0.209408530869971</text:p>
          </table:table-cell>
          <table:table-cell office:value-type="float" office:value="0.212915646998833" calcext:value-type="float">
            <text:p>0.212915646998833</text:p>
          </table:table-cell>
          <table:table-cell office:value-type="float" office:value="0.00174045066548845" calcext:value-type="float">
            <text:p>0.00174045066548845</text:p>
          </table:table-cell>
          <table:table-cell office:value-type="float" office:value="0.000621422091784344" calcext:value-type="float">
            <text:p>0.000621422091784344</text:p>
          </table:table-cell>
          <table:table-cell office:value-type="float" office:value="0.00229578386338789" calcext:value-type="float">
            <text:p>0.00229578386338789</text:p>
          </table:table-cell>
          <table:table-cell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92721426309436" calcext:value-type="float">
            <text:p>0.0792721426309436</text:p>
          </table:table-cell>
          <table:table-cell office:value-type="float" office:value="0.0791207344076732" calcext:value-type="float">
            <text:p>0.0791207344076732</text:p>
          </table:table-cell>
          <table:table-cell office:value-type="float" office:value="0.0793489262741544" calcext:value-type="float">
            <text:p>0.0793489262741544</text:p>
          </table:table-cell>
          <table:table-cell office:value-type="float" office:value="0.000156445231370426" calcext:value-type="float">
            <text:p>0.000156445231370426</text:p>
          </table:table-cell>
          <table:table-cell office:value-type="float" office:value="0.000062297210558216" calcext:value-type="float">
            <text:p>6.2297210558216E-05</text:p>
          </table:table-cell>
          <table:table-cell office:value-type="float" office:value="0.000255149166259131" calcext:value-type="float">
            <text:p>0.000255149166259131</text:p>
          </table:table-cell>
          <table:table-cell table:formula="of:=[.B78]/[.B79]" office:value-type="float" office:value="2.65722198488175" calcext:value-type="float">
            <text:p>2.65722198488175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290480884248" calcext:value-type="float">
            <text:p>0.2290480884248</text:p>
          </table:table-cell>
          <table:table-cell office:value-type="float" office:value="0.227667141931144" calcext:value-type="float">
            <text:p>0.227667141931144</text:p>
          </table:table-cell>
          <table:table-cell office:value-type="float" office:value="0.230495931221715" calcext:value-type="float">
            <text:p>0.230495931221715</text:p>
          </table:table-cell>
          <table:table-cell office:value-type="float" office:value="0.0014638550742621" calcext:value-type="float">
            <text:p>0.0014638550742621</text:p>
          </table:table-cell>
          <table:table-cell office:value-type="float" office:value="0.000660482525532873" calcext:value-type="float">
            <text:p>0.000660482525532873</text:p>
          </table:table-cell>
          <table:table-cell office:value-type="float" office:value="0.00234828788269983" calcext:value-type="float">
            <text:p>0.00234828788269983</text:p>
          </table:table-cell>
          <table:table-cell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800093582505245" calcext:value-type="float">
            <text:p>0.0800093582505245</text:p>
          </table:table-cell>
          <table:table-cell office:value-type="float" office:value="0.0798783973801377" calcext:value-type="float">
            <text:p>0.0798783973801377</text:p>
          </table:table-cell>
          <table:table-cell office:value-type="float" office:value="0.080157316737958" calcext:value-type="float">
            <text:p>0.080157316737958</text:p>
          </table:table-cell>
          <table:table-cell office:value-type="float" office:value="0.000193437870001375" calcext:value-type="float">
            <text:p>0.000193437870001375</text:p>
          </table:table-cell>
          <table:table-cell office:value-type="float" office:value="0.000118995028509545" calcext:value-type="float">
            <text:p>0.000118995028509545</text:p>
          </table:table-cell>
          <table:table-cell office:value-type="float" office:value="0.000269688959748805" calcext:value-type="float">
            <text:p>0.000269688959748805</text:p>
          </table:table-cell>
          <table:table-cell table:formula="of:=[.B80]/[.B81]" office:value-type="float" office:value="2.862766224266" calcext:value-type="float">
            <text:p>2.862766224266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558733535192" calcext:value-type="float">
            <text:p>0.3558733535192</text:p>
          </table:table-cell>
          <table:table-cell office:value-type="float" office:value="0.354966458166018" calcext:value-type="float">
            <text:p>0.354966458166018</text:p>
          </table:table-cell>
          <table:table-cell office:value-type="float" office:value="0.357966765994206" calcext:value-type="float">
            <text:p>0.357966765994206</text:p>
          </table:table-cell>
          <table:table-cell office:value-type="float" office:value="0.00142694333966218" calcext:value-type="float">
            <text:p>0.00142694333966218</text:p>
          </table:table-cell>
          <table:table-cell office:value-type="float" office:value="0.0000388548360206187" calcext:value-type="float">
            <text:p>3.88548360206187E-05</text:p>
          </table:table-cell>
          <table:table-cell office:value-type="float" office:value="0.00175466138229187" calcext:value-type="float">
            <text:p>0.00175466138229187</text:p>
          </table:table-cell>
          <table:table-cell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8101646054252" calcext:value-type="float">
            <text:p>0.128101646054252</text:p>
          </table:table-cell>
          <table:table-cell office:value-type="float" office:value="0.127773946651706" calcext:value-type="float">
            <text:p>0.127773946651706</text:p>
          </table:table-cell>
          <table:table-cell office:value-type="float" office:value="0.128397947314867" calcext:value-type="float">
            <text:p>0.128397947314867</text:p>
          </table:table-cell>
          <table:table-cell office:value-type="float" office:value="0.000377384347219732" calcext:value-type="float">
            <text:p>0.000377384347219732</text:p>
          </table:table-cell>
          <table:table-cell office:value-type="float" office:value="0.000234862804620803" calcext:value-type="float">
            <text:p>0.000234862804620803</text:p>
          </table:table-cell>
          <table:table-cell office:value-type="float" office:value="0.000520931262841983" calcext:value-type="float">
            <text:p>0.000520931262841983</text:p>
          </table:table-cell>
          <table:table-cell table:formula="of:=[.B82]/[.B83]" office:value-type="float" office:value="2.77805449407328" calcext:value-type="float">
            <text:p>2.77805449407328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79314267163863" calcext:value-type="float">
            <text:p>0.379314267163863</text:p>
          </table:table-cell>
          <table:table-cell office:value-type="float" office:value="0.377495289121725" calcext:value-type="float">
            <text:p>0.377495289121725</text:p>
          </table:table-cell>
          <table:table-cell office:value-type="float" office:value="0.382021770987194" calcext:value-type="float">
            <text:p>0.382021770987194</text:p>
          </table:table-cell>
          <table:table-cell office:value-type="float" office:value="0.0020560077136311" calcext:value-type="float">
            <text:p>0.0020560077136311</text:p>
          </table:table-cell>
          <table:table-cell office:value-type="float" office:value="0.00050386150542181" calcext:value-type="float">
            <text:p>0.00050386150542181</text:p>
          </table:table-cell>
          <table:table-cell office:value-type="float" office:value="0.00281448055831514" calcext:value-type="float">
            <text:p>0.00281448055831514</text:p>
          </table:table-cell>
          <table:table-cell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5410830425" calcext:value-type="float">
            <text:p>0.115410830425</text:p>
          </table:table-cell>
          <table:table-cell office:value-type="float" office:value="0.115078582920432" calcext:value-type="float">
            <text:p>0.115078582920432</text:p>
          </table:table-cell>
          <table:table-cell office:value-type="float" office:value="0.11566704915692" calcext:value-type="float">
            <text:p>0.11566704915692</text:p>
          </table:table-cell>
          <table:table-cell office:value-type="float" office:value="0.000363775137350351" calcext:value-type="float">
            <text:p>0.000363775137350351</text:p>
          </table:table-cell>
          <table:table-cell office:value-type="float" office:value="0.0001970930325283" calcext:value-type="float">
            <text:p>0.0001970930325283</text:p>
          </table:table-cell>
          <table:table-cell office:value-type="float" office:value="0.000550149748675741" calcext:value-type="float">
            <text:p>0.000550149748675741</text:p>
          </table:table-cell>
          <table:table-cell table:formula="of:=[.B84]/[.B85]" office:value-type="float" office:value="3.28664359979942" calcext:value-type="float">
            <text:p>3.28664359979942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72408032775032" calcext:value-type="float">
            <text:p>0.372408032775032</text:p>
          </table:table-cell>
          <table:table-cell office:value-type="float" office:value="0.368465550753172" calcext:value-type="float">
            <text:p>0.368465550753172</text:p>
          </table:table-cell>
          <table:table-cell office:value-type="float" office:value="0.377830962010194" calcext:value-type="float">
            <text:p>0.377830962010194</text:p>
          </table:table-cell>
          <table:table-cell office:value-type="float" office:value="0.00393896292219847" calcext:value-type="float">
            <text:p>0.00393896292219847</text:p>
          </table:table-cell>
          <table:table-cell office:value-type="float" office:value="0.000499549171460473" calcext:value-type="float">
            <text:p>0.000499549171460473</text:p>
          </table:table-cell>
          <table:table-cell office:value-type="float" office:value="0.00540712271031324" calcext:value-type="float">
            <text:p>0.00540712271031324</text:p>
          </table:table-cell>
          <table:table-cell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5190976082184" calcext:value-type="float">
            <text:p>0.115190976082184</text:p>
          </table:table-cell>
          <table:table-cell office:value-type="float" office:value="0.114963533651462" calcext:value-type="float">
            <text:p>0.114963533651462</text:p>
          </table:table-cell>
          <table:table-cell office:value-type="float" office:value="0.115405476341039" calcext:value-type="float">
            <text:p>0.115405476341039</text:p>
          </table:table-cell>
          <table:table-cell office:value-type="float" office:value="0.000259909010110937" calcext:value-type="float">
            <text:p>0.000259909010110937</text:p>
          </table:table-cell>
          <table:table-cell office:value-type="float" office:value="0.000137849383763203" calcext:value-type="float">
            <text:p>0.000137849383763203</text:p>
          </table:table-cell>
          <table:table-cell office:value-type="float" office:value="0.000357703633560708" calcext:value-type="float">
            <text:p>0.000357703633560708</text:p>
          </table:table-cell>
          <table:table-cell table:formula="of:=[.B86]/[.B87]" office:value-type="float" office:value="3.23296186421178" calcext:value-type="float">
            <text:p>3.23296186421178</text:p>
          </table:table-cell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13049448628347" calcext:value-type="float">
            <text:p>0.413049448628347</text:p>
          </table:table-cell>
          <table:table-cell office:value-type="float" office:value="0.410022354005681" calcext:value-type="float">
            <text:p>0.410022354005681</text:p>
          </table:table-cell>
          <table:table-cell office:value-type="float" office:value="0.415131165624189" calcext:value-type="float">
            <text:p>0.415131165624189</text:p>
          </table:table-cell>
          <table:table-cell office:value-type="float" office:value="0.00233517049821841" calcext:value-type="float">
            <text:p>0.00233517049821841</text:p>
          </table:table-cell>
          <table:table-cell office:value-type="float" office:value="0.000682663740008138" calcext:value-type="float">
            <text:p>0.000682663740008138</text:p>
          </table:table-cell>
          <table:table-cell office:value-type="float" office:value="0.00314664181021454" calcext:value-type="float">
            <text:p>0.00314664181021454</text:p>
          </table:table-cell>
          <table:table-cell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16938861878125" calcext:value-type="float">
            <text:p>0.116938861878125</text:p>
          </table:table-cell>
          <table:table-cell office:value-type="float" office:value="0.116677326963413" calcext:value-type="float">
            <text:p>0.116677326963413</text:p>
          </table:table-cell>
          <table:table-cell office:value-type="float" office:value="0.117286210374004" calcext:value-type="float">
            <text:p>0.117286210374004</text:p>
          </table:table-cell>
          <table:table-cell office:value-type="float" office:value="0.000372397792280453" calcext:value-type="float">
            <text:p>0.000372397792280453</text:p>
          </table:table-cell>
          <table:table-cell office:value-type="float" office:value="0.00022372946909071" calcext:value-type="float">
            <text:p>0.00022372946909071</text:p>
          </table:table-cell>
          <table:table-cell office:value-type="float" office:value="0.000538724879620824" calcext:value-type="float">
            <text:p>0.000538724879620824</text:p>
          </table:table-cell>
          <table:table-cell table:formula="of:=[.B88]/[.B89]" office:value-type="float" office:value="3.53218290305264" calcext:value-type="float">
            <text:p>3.53218290305264</text:p>
          </table:table-cell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607357030743515" calcext:value-type="float">
            <text:p>0.607357030743515</text:p>
          </table:table-cell>
          <table:table-cell office:value-type="float" office:value="0.605506642990804" calcext:value-type="float">
            <text:p>0.605506642990804</text:p>
          </table:table-cell>
          <table:table-cell office:value-type="float" office:value="0.610737295995932" calcext:value-type="float">
            <text:p>0.610737295995932</text:p>
          </table:table-cell>
          <table:table-cell office:value-type="float" office:value="0.00241677882609582" calcext:value-type="float">
            <text:p>0.00241677882609582</text:p>
          </table:table-cell>
          <table:table-cell office:value-type="float" office:value="0.00024525799381081" calcext:value-type="float">
            <text:p>0.00024525799381081</text:p>
          </table:table-cell>
          <table:table-cell office:value-type="float" office:value="0.00309071880492212" calcext:value-type="float">
            <text:p>0.00309071880492212</text:p>
          </table:table-cell>
          <table:table-cell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67739594825678" calcext:value-type="float">
            <text:p>0.167739594825678</text:p>
          </table:table-cell>
          <table:table-cell office:value-type="float" office:value="0.167613372992432" calcext:value-type="float">
            <text:p>0.167613372992432</text:p>
          </table:table-cell>
          <table:table-cell office:value-type="float" office:value="0.168015868003879" calcext:value-type="float">
            <text:p>0.168015868003879</text:p>
          </table:table-cell>
          <table:table-cell office:value-type="float" office:value="0.000171079341362003" calcext:value-type="float">
            <text:p>0.000171079341362003</text:p>
          </table:table-cell>
          <table:table-cell office:value-type="float" office:value="0.0000705244904683734" calcext:value-type="float">
            <text:p>7.05244904683734E-05</text:p>
          </table:table-cell>
          <table:table-cell office:value-type="float" office:value="0.000257058762628796" calcext:value-type="float">
            <text:p>0.000257058762628796</text:p>
          </table:table-cell>
          <table:table-cell table:formula="of:=[.B90]/[.B91]" office:value-type="float" office:value="3.62083282348873" calcext:value-type="float">
            <text:p>3.62083282348873</text:p>
          </table:table-cell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584472758771274" calcext:value-type="float">
            <text:p>0.584472758771274</text:p>
          </table:table-cell>
          <table:table-cell office:value-type="float" office:value="0.583325571002206" calcext:value-type="float">
            <text:p>0.583325571002206</text:p>
          </table:table-cell>
          <table:table-cell office:value-type="float" office:value="0.585072465877602" calcext:value-type="float">
            <text:p>0.585072465877602</text:p>
          </table:table-cell>
          <table:table-cell office:value-type="float" office:value="0.000836538809611028" calcext:value-type="float">
            <text:p>0.000836538809611028</text:p>
          </table:table-cell>
          <table:table-cell office:value-type="float" office:value="0.000175109871634049" calcext:value-type="float">
            <text:p>0.000175109871634049</text:p>
          </table:table-cell>
          <table:table-cell office:value-type="float" office:value="0.00110966995808143" calcext:value-type="float">
            <text:p>0.00110966995808143</text:p>
          </table:table-cell>
          <table:table-cell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73417555875761" calcext:value-type="float">
            <text:p>0.173417555875761</text:p>
          </table:table-cell>
          <table:table-cell office:value-type="float" office:value="0.17272658151594" calcext:value-type="float">
            <text:p>0.17272658151594</text:p>
          </table:table-cell>
          <table:table-cell office:value-type="float" office:value="0.174017345713634" calcext:value-type="float">
            <text:p>0.174017345713634</text:p>
          </table:table-cell>
          <table:table-cell office:value-type="float" office:value="0.000703165693304542" calcext:value-type="float">
            <text:p>0.000703165693304542</text:p>
          </table:table-cell>
          <table:table-cell office:value-type="float" office:value="0.000276837071966828" calcext:value-type="float">
            <text:p>0.000276837071966828</text:p>
          </table:table-cell>
          <table:table-cell office:value-type="float" office:value="0.00117067225286668" calcext:value-type="float">
            <text:p>0.00117067225286668</text:p>
          </table:table-cell>
          <table:table-cell table:formula="of:=[.B92]/[.B93]" office:value-type="float" office:value="3.37032058732277" calcext:value-type="float">
            <text:p>3.37032058732277</text:p>
          </table:table-cell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484609538476434" calcext:value-type="float">
            <text:p>0.484609538476434</text:p>
          </table:table-cell>
          <table:table-cell office:value-type="float" office:value="0.474938156059579" calcext:value-type="float">
            <text:p>0.474938156059579</text:p>
          </table:table-cell>
          <table:table-cell office:value-type="float" office:value="0.494527233749977" calcext:value-type="float">
            <text:p>0.494527233749977</text:p>
          </table:table-cell>
          <table:table-cell office:value-type="float" office:value="0.0101238513568243" calcext:value-type="float">
            <text:p>0.0101238513568243</text:p>
          </table:table-cell>
          <table:table-cell office:value-type="float" office:value="0.00394103783764876" calcext:value-type="float">
            <text:p>0.00394103783764876</text:p>
          </table:table-cell>
          <table:table-cell office:value-type="float" office:value="0.0134429097400667" calcext:value-type="float">
            <text:p>0.0134429097400667</text:p>
          </table:table-cell>
          <table:table-cell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82525007330777" calcext:value-type="float">
            <text:p>0.182525007330777</text:p>
          </table:table-cell>
          <table:table-cell office:value-type="float" office:value="0.181739670581091" calcext:value-type="float">
            <text:p>0.181739670581091</text:p>
          </table:table-cell>
          <table:table-cell office:value-type="float" office:value="0.184471129502829" calcext:value-type="float">
            <text:p>0.184471129502829</text:p>
          </table:table-cell>
          <table:table-cell office:value-type="float" office:value="0.00125263327629275" calcext:value-type="float">
            <text:p>0.00125263327629275</text:p>
          </table:table-cell>
          <table:table-cell office:value-type="float" office:value="0.000310068016732917" calcext:value-type="float">
            <text:p>0.000310068016732917</text:p>
          </table:table-cell>
          <table:table-cell office:value-type="float" office:value="0.00175449786541066" calcext:value-type="float">
            <text:p>0.00175449786541066</text:p>
          </table:table-cell>
          <table:table-cell table:formula="of:=[.B94]/[.B95]" office:value-type="float" office:value="2.65503092186273" calcext:value-type="float">
            <text:p>2.65503092186273</text:p>
          </table:table-cell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90789372578365" calcext:value-type="float">
            <text:p>0.690789372578365</text:p>
          </table:table-cell>
          <table:table-cell office:value-type="float" office:value="0.689481892488402" calcext:value-type="float">
            <text:p>0.689481892488402</text:p>
          </table:table-cell>
          <table:table-cell office:value-type="float" office:value="0.693417276001128" calcext:value-type="float">
            <text:p>0.693417276001128</text:p>
          </table:table-cell>
          <table:table-cell office:value-type="float" office:value="0.001819310749037" calcext:value-type="float">
            <text:p>0.001819310749037</text:p>
          </table:table-cell>
          <table:table-cell office:value-type="float" office:value="0.000215475003642496" calcext:value-type="float">
            <text:p>0.000215475003642496</text:p>
          </table:table-cell>
          <table:table-cell office:value-type="float" office:value="0.00233429700611498" calcext:value-type="float">
            <text:p>0.00233429700611498</text:p>
          </table:table-cell>
          <table:table-cell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5919191329835" calcext:value-type="float">
            <text:p>0.15919191329835</text:p>
          </table:table-cell>
          <table:table-cell office:value-type="float" office:value="0.15887928545597" calcext:value-type="float">
            <text:p>0.15887928545597</text:p>
          </table:table-cell>
          <table:table-cell office:value-type="float" office:value="0.159632468549515" calcext:value-type="float">
            <text:p>0.159632468549515</text:p>
          </table:table-cell>
          <table:table-cell office:value-type="float" office:value="0.000410850355490554" calcext:value-type="float">
            <text:p>0.000410850355490554</text:p>
          </table:table-cell>
          <table:table-cell office:value-type="float" office:value="0.000226969274105694" calcext:value-type="float">
            <text:p>0.000226969274105694</text:p>
          </table:table-cell>
          <table:table-cell office:value-type="float" office:value="0.000587257842389677" calcext:value-type="float">
            <text:p>0.000587257842389677</text:p>
          </table:table-cell>
          <table:table-cell table:formula="of:=[.B96]/[.B97]" office:value-type="float" office:value="4.33934964575569" calcext:value-type="float">
            <text:p>4.33934964575569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1845760866026" calcext:value-type="float">
            <text:p>0.11845760866026</text:p>
          </table:table-cell>
          <table:table-cell office:value-type="float" office:value="0.117983553693453" calcext:value-type="float">
            <text:p>0.117983553693453</text:p>
          </table:table-cell>
          <table:table-cell office:value-type="float" office:value="0.119263740419895" calcext:value-type="float">
            <text:p>0.119263740419895</text:p>
          </table:table-cell>
          <table:table-cell office:value-type="float" office:value="0.000683824435041967" calcext:value-type="float">
            <text:p>0.000683824435041967</text:p>
          </table:table-cell>
          <table:table-cell office:value-type="float" office:value="0.00024933222281337" calcext:value-type="float">
            <text:p>0.00024933222281337</text:p>
          </table:table-cell>
          <table:table-cell office:value-type="float" office:value="0.00100095012974981" calcext:value-type="float">
            <text:p>0.00100095012974981</text:p>
          </table:table-cell>
          <table:table-cell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92429435834849" calcext:value-type="float">
            <text:p>0.0392429435834849</text:p>
          </table:table-cell>
          <table:table-cell office:value-type="float" office:value="0.0390956891932113" calcext:value-type="float">
            <text:p>0.0390956891932113</text:p>
          </table:table-cell>
          <table:table-cell office:value-type="float" office:value="0.0393328287209997" calcext:value-type="float">
            <text:p>0.0393328287209997</text:p>
          </table:table-cell>
          <table:table-cell office:value-type="float" office:value="0.00019118895569947" calcext:value-type="float">
            <text:p>0.00019118895569947</text:p>
          </table:table-cell>
          <table:table-cell office:value-type="float" office:value="0.000107206601724792" calcext:value-type="float">
            <text:p>0.000107206601724792</text:p>
          </table:table-cell>
          <table:table-cell office:value-type="float" office:value="0.000283117383981198" calcext:value-type="float">
            <text:p>0.000283117383981198</text:p>
          </table:table-cell>
          <table:table-cell table:formula="of:=[.B98]/[.B99]" office:value-type="float" office:value="3.01857092876468" calcext:value-type="float">
            <text:p>3.01857092876468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26926003182433" calcext:value-type="float">
            <text:p>0.126926003182433</text:p>
          </table:table-cell>
          <table:table-cell office:value-type="float" office:value="0.126556311307104" calcext:value-type="float">
            <text:p>0.126556311307104</text:p>
          </table:table-cell>
          <table:table-cell office:value-type="float" office:value="0.128084849158906" calcext:value-type="float">
            <text:p>0.128084849158906</text:p>
          </table:table-cell>
          <table:table-cell office:value-type="float" office:value="0.000772420469226405" calcext:value-type="float">
            <text:p>0.000772420469226405</text:p>
          </table:table-cell>
          <table:table-cell office:value-type="float" office:value="0.000190308063494326" calcext:value-type="float">
            <text:p>0.000190308063494326</text:p>
          </table:table-cell>
          <table:table-cell office:value-type="float" office:value="0.00118476973264992" calcext:value-type="float">
            <text:p>0.00118476973264992</text:p>
          </table:table-cell>
          <table:table-cell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80198305753153" calcext:value-type="float">
            <text:p>0.0380198305753153</text:p>
          </table:table-cell>
          <table:table-cell office:value-type="float" office:value="0.0379280745684698" calcext:value-type="float">
            <text:p>0.0379280745684698</text:p>
          </table:table-cell>
          <table:table-cell office:value-type="float" office:value="0.0380945405119785" calcext:value-type="float">
            <text:p>0.0380945405119785</text:p>
          </table:table-cell>
          <table:table-cell office:value-type="float" office:value="0.000129004860173256" calcext:value-type="float">
            <text:p>0.000129004860173256</text:p>
          </table:table-cell>
          <table:table-cell office:value-type="float" office:value="0.0000514668881114783" calcext:value-type="float">
            <text:p>5.14668881114783E-05</text:p>
          </table:table-cell>
          <table:table-cell office:value-type="float" office:value="0.000224347580047167" calcext:value-type="float">
            <text:p>0.000224347580047167</text:p>
          </table:table-cell>
          <table:table-cell table:formula="of:=[.B100]/[.B101]" office:value-type="float" office:value="3.33841580201151" calcext:value-type="float">
            <text:p>3.33841580201151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75797576676469" calcext:value-type="float">
            <text:p>0.075797576676469</text:p>
          </table:table-cell>
          <table:table-cell office:value-type="float" office:value="0.0755013522281096" calcext:value-type="float">
            <text:p>0.0755013522281096</text:p>
          </table:table-cell>
          <table:table-cell office:value-type="float" office:value="0.076572351830998" calcext:value-type="float">
            <text:p>0.076572351830998</text:p>
          </table:table-cell>
          <table:table-cell office:value-type="float" office:value="0.000666666641336506" calcext:value-type="float">
            <text:p>0.000666666641336506</text:p>
          </table:table-cell>
          <table:table-cell office:value-type="float" office:value="0.000272135062882054" calcext:value-type="float">
            <text:p>0.000272135062882054</text:p>
          </table:table-cell>
          <table:table-cell office:value-type="float" office:value="0.00107592128648972" calcext:value-type="float">
            <text:p>0.00107592128648972</text:p>
          </table:table-cell>
          <table:table-cell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27586759233429" calcext:value-type="float">
            <text:p>0.0427586759233429</text:p>
          </table:table-cell>
          <table:table-cell office:value-type="float" office:value="0.0426654333774619" calcext:value-type="float">
            <text:p>0.0426654333774619</text:p>
          </table:table-cell>
          <table:table-cell office:value-type="float" office:value="0.0428599570723787" calcext:value-type="float">
            <text:p>0.0428599570723787</text:p>
          </table:table-cell>
          <table:table-cell office:value-type="float" office:value="0.000146285159237112" calcext:value-type="float">
            <text:p>0.000146285159237112</text:p>
          </table:table-cell>
          <table:table-cell office:value-type="float" office:value="0.0000851240042494565" calcext:value-type="float">
            <text:p>8.51240042494565E-05</text:p>
          </table:table-cell>
          <table:table-cell office:value-type="float" office:value="0.000211295499599197" calcext:value-type="float">
            <text:p>0.000211295499599197</text:p>
          </table:table-cell>
          <table:table-cell table:formula="of:=[.B102]/[.B103]" office:value-type="float" office:value="1.77268297110878" calcext:value-type="float">
            <text:p>1.77268297110878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49236542967344" calcext:value-type="float">
            <text:p>0.149236542967344</text:p>
          </table:table-cell>
          <table:table-cell office:value-type="float" office:value="0.14883091242934" calcext:value-type="float">
            <text:p>0.14883091242934</text:p>
          </table:table-cell>
          <table:table-cell office:value-type="float" office:value="0.150143122958807" calcext:value-type="float">
            <text:p>0.150143122958807</text:p>
          </table:table-cell>
          <table:table-cell office:value-type="float" office:value="0.00063389184826527" calcext:value-type="float">
            <text:p>0.00063389184826527</text:p>
          </table:table-cell>
          <table:table-cell office:value-type="float" office:value="0.000245164456135603" calcext:value-type="float">
            <text:p>0.000245164456135603</text:p>
          </table:table-cell>
          <table:table-cell office:value-type="float" office:value="0.00100671062317892" calcext:value-type="float">
            <text:p>0.00100671062317892</text:p>
          </table:table-cell>
          <table:table-cell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29151574773614" calcext:value-type="float">
            <text:p>0.0329151574773614</text:p>
          </table:table-cell>
          <table:table-cell office:value-type="float" office:value="0.032866847577883" calcext:value-type="float">
            <text:p>0.032866847577883</text:p>
          </table:table-cell>
          <table:table-cell office:value-type="float" office:value="0.0329785300124981" calcext:value-type="float">
            <text:p>0.0329785300124981</text:p>
          </table:table-cell>
          <table:table-cell office:value-type="float" office:value="0.0000845358606452476" calcext:value-type="float">
            <text:p>8.45358606452476E-05</text:p>
          </table:table-cell>
          <table:table-cell office:value-type="float" office:value="0.0000434819574132915" calcext:value-type="float">
            <text:p>4.34819574132915E-05</text:p>
          </table:table-cell>
          <table:table-cell office:value-type="float" office:value="0.000131613324339674" calcext:value-type="float">
            <text:p>0.000131613324339674</text:p>
          </table:table-cell>
          <table:table-cell table:formula="of:=[.B104]/[.B105]" office:value-type="float" office:value="4.53397627126611" calcext:value-type="float">
            <text:p>4.53397627126611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2045991901428" calcext:value-type="float">
            <text:p>0.202045991901428</text:p>
          </table:table-cell>
          <table:table-cell office:value-type="float" office:value="0.201303298278233" calcext:value-type="float">
            <text:p>0.201303298278233</text:p>
          </table:table-cell>
          <table:table-cell office:value-type="float" office:value="0.203754420244271" calcext:value-type="float">
            <text:p>0.203754420244271</text:p>
          </table:table-cell>
          <table:table-cell office:value-type="float" office:value="0.00129385778074533" calcext:value-type="float">
            <text:p>0.00129385778074533</text:p>
          </table:table-cell>
          <table:table-cell office:value-type="float" office:value="0.000276317373473339" calcext:value-type="float">
            <text:p>0.000276317373473339</text:p>
          </table:table-cell>
          <table:table-cell office:value-type="float" office:value="0.0019138672078191" calcext:value-type="float">
            <text:p>0.0019138672078191</text:p>
          </table:table-cell>
          <table:table-cell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852983100437903" calcext:value-type="float">
            <text:p>0.0852983100437903</text:p>
          </table:table-cell>
          <table:table-cell office:value-type="float" office:value="0.0846481205419049" calcext:value-type="float">
            <text:p>0.0846481205419049</text:p>
          </table:table-cell>
          <table:table-cell office:value-type="float" office:value="0.0857265309108969" calcext:value-type="float">
            <text:p>0.0857265309108969</text:p>
          </table:table-cell>
          <table:table-cell office:value-type="float" office:value="0.000705903077691807" calcext:value-type="float">
            <text:p>0.000705903077691807</text:p>
          </table:table-cell>
          <table:table-cell office:value-type="float" office:value="0.000379491025547253" calcext:value-type="float">
            <text:p>0.000379491025547253</text:p>
          </table:table-cell>
          <table:table-cell office:value-type="float" office:value="0.000992322472314814" calcext:value-type="float">
            <text:p>0.000992322472314814</text:p>
          </table:table-cell>
          <table:table-cell table:formula="of:=[.B106]/[.B107]" office:value-type="float" office:value="2.36869865062628" calcext:value-type="float">
            <text:p>2.36869865062628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16161776539876" calcext:value-type="float">
            <text:p>0.216161776539876</text:p>
          </table:table-cell>
          <table:table-cell office:value-type="float" office:value="0.215710066168362" calcext:value-type="float">
            <text:p>0.215710066168362</text:p>
          </table:table-cell>
          <table:table-cell office:value-type="float" office:value="0.216544365137654" calcext:value-type="float">
            <text:p>0.216544365137654</text:p>
          </table:table-cell>
          <table:table-cell office:value-type="float" office:value="0.00049091059813995" calcext:value-type="float">
            <text:p>0.00049091059813995</text:p>
          </table:table-cell>
          <table:table-cell office:value-type="float" office:value="0.00023843777225282" calcext:value-type="float">
            <text:p>0.00023843777225282</text:p>
          </table:table-cell>
          <table:table-cell office:value-type="float" office:value="0.000669849408535369" calcext:value-type="float">
            <text:p>0.000669849408535369</text:p>
          </table:table-cell>
          <table:table-cell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65097050385382" calcext:value-type="float">
            <text:p>0.0765097050385382</text:p>
          </table:table-cell>
          <table:table-cell office:value-type="float" office:value="0.076288226978116" calcext:value-type="float">
            <text:p>0.076288226978116</text:p>
          </table:table-cell>
          <table:table-cell office:value-type="float" office:value="0.0766009163859382" calcext:value-type="float">
            <text:p>0.0766009163859382</text:p>
          </table:table-cell>
          <table:table-cell office:value-type="float" office:value="0.000186341466561418" calcext:value-type="float">
            <text:p>0.000186341466561418</text:p>
          </table:table-cell>
          <table:table-cell office:value-type="float" office:value="0.0000622519882090747" calcext:value-type="float">
            <text:p>6.22519882090747E-05</text:p>
          </table:table-cell>
          <table:table-cell office:value-type="float" office:value="0.000301563042418464" calcext:value-type="float">
            <text:p>0.000301563042418464</text:p>
          </table:table-cell>
          <table:table-cell table:formula="of:=[.B108]/[.B109]" office:value-type="float" office:value="2.82528571285165" calcext:value-type="float">
            <text:p>2.82528571285165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0457685118138" calcext:value-type="float">
            <text:p>0.170457685118138</text:p>
          </table:table-cell>
          <table:table-cell office:value-type="float" office:value="0.169761190119478" calcext:value-type="float">
            <text:p>0.169761190119478</text:p>
          </table:table-cell>
          <table:table-cell office:value-type="float" office:value="0.171776043427859" calcext:value-type="float">
            <text:p>0.171776043427859</text:p>
          </table:table-cell>
          <table:table-cell office:value-type="float" office:value="0.00102868609168988" calcext:value-type="float">
            <text:p>0.00102868609168988</text:p>
          </table:table-cell>
          <table:table-cell office:value-type="float" office:value="0.000390882268991664" calcext:value-type="float">
            <text:p>0.000390882268991664</text:p>
          </table:table-cell>
          <table:table-cell office:value-type="float" office:value="0.00148666128408907" calcext:value-type="float">
            <text:p>0.00148666128408907</text:p>
          </table:table-cell>
          <table:table-cell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832009460920785" calcext:value-type="float">
            <text:p>0.0832009460920785</text:p>
          </table:table-cell>
          <table:table-cell office:value-type="float" office:value="0.0829264192261326" calcext:value-type="float">
            <text:p>0.0829264192261326</text:p>
          </table:table-cell>
          <table:table-cell office:value-type="float" office:value="0.0834348098921408" calcext:value-type="float">
            <text:p>0.0834348098921408</text:p>
          </table:table-cell>
          <table:table-cell office:value-type="float" office:value="0.000337255497695072" calcext:value-type="float">
            <text:p>0.000337255497695072</text:p>
          </table:table-cell>
          <table:table-cell office:value-type="float" office:value="0.000233211231156783" calcext:value-type="float">
            <text:p>0.000233211231156783</text:p>
          </table:table-cell>
          <table:table-cell office:value-type="float" office:value="0.000482770080443442" calcext:value-type="float">
            <text:p>0.000482770080443442</text:p>
          </table:table-cell>
          <table:table-cell table:formula="of:=[.B110]/[.B111]" office:value-type="float" office:value="2.04874695690951" calcext:value-type="float">
            <text:p>2.04874695690951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190890301442495" calcext:value-type="float">
            <text:p>0.190890301442495</text:p>
          </table:table-cell>
          <table:table-cell office:value-type="float" office:value="0.19031657383069" calcext:value-type="float">
            <text:p>0.19031657383069</text:p>
          </table:table-cell>
          <table:table-cell office:value-type="float" office:value="0.191913128108556" calcext:value-type="float">
            <text:p>0.191913128108556</text:p>
          </table:table-cell>
          <table:table-cell office:value-type="float" office:value="0.000851737409875378" calcext:value-type="float">
            <text:p>0.000851737409875378</text:p>
          </table:table-cell>
          <table:table-cell office:value-type="float" office:value="0.000234873269894161" calcext:value-type="float">
            <text:p>0.000234873269894161</text:p>
          </table:table-cell>
          <table:table-cell office:value-type="float" office:value="0.00128778939056708" calcext:value-type="float">
            <text:p>0.00128778939056708</text:p>
          </table:table-cell>
          <table:table-cell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896503770252919" calcext:value-type="float">
            <text:p>0.0896503770252919</text:p>
          </table:table-cell>
          <table:table-cell office:value-type="float" office:value="0.0893554333504451" calcext:value-type="float">
            <text:p>0.0893554333504451</text:p>
          </table:table-cell>
          <table:table-cell office:value-type="float" office:value="0.089917077409013" calcext:value-type="float">
            <text:p>0.089917077409013</text:p>
          </table:table-cell>
          <table:table-cell office:value-type="float" office:value="0.000359634691272799" calcext:value-type="float">
            <text:p>0.000359634691272799</text:p>
          </table:table-cell>
          <table:table-cell office:value-type="float" office:value="0.00024446019193296" calcext:value-type="float">
            <text:p>0.00024446019193296</text:p>
          </table:table-cell>
          <table:table-cell office:value-type="float" office:value="0.000497711989178606" calcext:value-type="float">
            <text:p>0.000497711989178606</text:p>
          </table:table-cell>
          <table:table-cell table:formula="of:=[.B112]/[.B113]" office:value-type="float" office:value="2.12927494313428" calcext:value-type="float">
            <text:p>2.12927494313428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63414184851839" calcext:value-type="float">
            <text:p>0.363414184851839</text:p>
          </table:table-cell>
          <table:table-cell office:value-type="float" office:value="0.361932392055678" calcext:value-type="float">
            <text:p>0.361932392055678</text:p>
          </table:table-cell>
          <table:table-cell office:value-type="float" office:value="0.365949783998076" calcext:value-type="float">
            <text:p>0.365949783998076</text:p>
          </table:table-cell>
          <table:table-cell office:value-type="float" office:value="0.00182285888836054" calcext:value-type="float">
            <text:p>0.00182285888836054</text:p>
          </table:table-cell>
          <table:table-cell office:value-type="float" office:value="0.000218291340085358" calcext:value-type="float">
            <text:p>0.000218291340085358</text:p>
          </table:table-cell>
          <table:table-cell office:value-type="float" office:value="0.00248955240572014" calcext:value-type="float">
            <text:p>0.00248955240572014</text:p>
          </table:table-cell>
          <table:table-cell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8399845610533" calcext:value-type="float">
            <text:p>0.128399845610533</text:p>
          </table:table-cell>
          <table:table-cell office:value-type="float" office:value="0.128074686872424" calcext:value-type="float">
            <text:p>0.128074686872424</text:p>
          </table:table-cell>
          <table:table-cell office:value-type="float" office:value="0.128687547353664" calcext:value-type="float">
            <text:p>0.128687547353664</text:p>
          </table:table-cell>
          <table:table-cell office:value-type="float" office:value="0.000337372554664806" calcext:value-type="float">
            <text:p>0.000337372554664806</text:p>
          </table:table-cell>
          <table:table-cell office:value-type="float" office:value="0.0001806854163069" calcext:value-type="float">
            <text:p>0.0001806854163069</text:p>
          </table:table-cell>
          <table:table-cell office:value-type="float" office:value="0.000498771148400762" calcext:value-type="float">
            <text:p>0.000498771148400762</text:p>
          </table:table-cell>
          <table:table-cell table:formula="of:=[.B114]/[.B115]" office:value-type="float" office:value="2.83033194567975" calcext:value-type="float">
            <text:p>2.83033194567975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94816827124184" calcext:value-type="float">
            <text:p>0.394816827124184</text:p>
          </table:table-cell>
          <table:table-cell office:value-type="float" office:value="0.39265503587194" calcext:value-type="float">
            <text:p>0.39265503587194</text:p>
          </table:table-cell>
          <table:table-cell office:value-type="float" office:value="0.399043659999734" calcext:value-type="float">
            <text:p>0.399043659999734</text:p>
          </table:table-cell>
          <table:table-cell office:value-type="float" office:value="0.00293069208520743" calcext:value-type="float">
            <text:p>0.00293069208520743</text:p>
          </table:table-cell>
          <table:table-cell office:value-type="float" office:value="0.000291744495674123" calcext:value-type="float">
            <text:p>0.000291744495674123</text:p>
          </table:table-cell>
          <table:table-cell office:value-type="float" office:value="0.00388189219183369" calcext:value-type="float">
            <text:p>0.00388189219183369</text:p>
          </table:table-cell>
          <table:table-cell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21815030199663" calcext:value-type="float">
            <text:p>0.121815030199663</text:p>
          </table:table-cell>
          <table:table-cell office:value-type="float" office:value="0.121661576165328" calcext:value-type="float">
            <text:p>0.121661576165328</text:p>
          </table:table-cell>
          <table:table-cell office:value-type="float" office:value="0.121935867505133" calcext:value-type="float">
            <text:p>0.121935867505133</text:p>
          </table:table-cell>
          <table:table-cell office:value-type="float" office:value="0.000162244528872056" calcext:value-type="float">
            <text:p>0.000162244528872056</text:p>
          </table:table-cell>
          <table:table-cell office:value-type="float" office:value="0.0000833374008561737" calcext:value-type="float">
            <text:p>8.33374008561737E-05</text:p>
          </table:table-cell>
          <table:table-cell office:value-type="float" office:value="0.000243400575059132" calcext:value-type="float">
            <text:p>0.000243400575059132</text:p>
          </table:table-cell>
          <table:table-cell table:formula="of:=[.B116]/[.B117]" office:value-type="float" office:value="3.24111750805342" calcext:value-type="float">
            <text:p>3.24111750805342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23243780056655" calcext:value-type="float">
            <text:p>0.323243780056655</text:p>
          </table:table-cell>
          <table:table-cell office:value-type="float" office:value="0.32158426237118" calcext:value-type="float">
            <text:p>0.32158426237118</text:p>
          </table:table-cell>
          <table:table-cell office:value-type="float" office:value="0.327598933974514" calcext:value-type="float">
            <text:p>0.327598933974514</text:p>
          </table:table-cell>
          <table:table-cell office:value-type="float" office:value="0.00254103384968732" calcext:value-type="float">
            <text:p>0.00254103384968732</text:p>
          </table:table-cell>
          <table:table-cell office:value-type="float" office:value="0.000197004101104548" calcext:value-type="float">
            <text:p>0.000197004101104548</text:p>
          </table:table-cell>
          <table:table-cell office:value-type="float" office:value="0.00364644900092616" calcext:value-type="float">
            <text:p>0.00364644900092616</text:p>
          </table:table-cell>
          <table:table-cell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24926667199894" calcext:value-type="float">
            <text:p>0.124926667199894</text:p>
          </table:table-cell>
          <table:table-cell office:value-type="float" office:value="0.124781081043542" calcext:value-type="float">
            <text:p>0.124781081043542</text:p>
          </table:table-cell>
          <table:table-cell office:value-type="float" office:value="0.125074684577547" calcext:value-type="float">
            <text:p>0.125074684577547</text:p>
          </table:table-cell>
          <table:table-cell office:value-type="float" office:value="0.000184597784149869" calcext:value-type="float">
            <text:p>0.000184597784149869</text:p>
          </table:table-cell>
          <table:table-cell office:value-type="float" office:value="0.000106258642828564" calcext:value-type="float">
            <text:p>0.000106258642828564</text:p>
          </table:table-cell>
          <table:table-cell office:value-type="float" office:value="0.0002441450080614" calcext:value-type="float">
            <text:p>0.0002441450080614</text:p>
          </table:table-cell>
          <table:table-cell table:formula="of:=[.B118]/[.B119]" office:value-type="float" office:value="2.58746821076589" calcext:value-type="float">
            <text:p>2.58746821076589</text:p>
          </table:table-cell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370890654998827" calcext:value-type="float">
            <text:p>0.370890654998827</text:p>
          </table:table-cell>
          <table:table-cell office:value-type="float" office:value="0.368050456498774" calcext:value-type="float">
            <text:p>0.368050456498774</text:p>
          </table:table-cell>
          <table:table-cell office:value-type="float" office:value="0.37618077499792" calcext:value-type="float">
            <text:p>0.37618077499792</text:p>
          </table:table-cell>
          <table:table-cell office:value-type="float" office:value="0.00372690458924259" calcext:value-type="float">
            <text:p>0.00372690458924259</text:p>
          </table:table-cell>
          <table:table-cell office:value-type="float" office:value="0.000593482998131861" calcext:value-type="float">
            <text:p>0.000593482998131861</text:p>
          </table:table-cell>
          <table:table-cell office:value-type="float" office:value="0.00486536535844478" calcext:value-type="float">
            <text:p>0.00486536535844478</text:p>
          </table:table-cell>
          <table:table-cell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28910577336146" calcext:value-type="float">
            <text:p>0.128910577336146</text:p>
          </table:table-cell>
          <table:table-cell office:value-type="float" office:value="0.128418263498376" calcext:value-type="float">
            <text:p>0.128418263498376</text:p>
          </table:table-cell>
          <table:table-cell office:value-type="float" office:value="0.129797819243565" calcext:value-type="float">
            <text:p>0.129797819243565</text:p>
          </table:table-cell>
          <table:table-cell office:value-type="float" office:value="0.000843917445057173" calcext:value-type="float">
            <text:p>0.000843917445057173</text:p>
          </table:table-cell>
          <table:table-cell office:value-type="float" office:value="0.000305095543986872" calcext:value-type="float">
            <text:p>0.000305095543986872</text:p>
          </table:table-cell>
          <table:table-cell office:value-type="float" office:value="0.00132749347352719" calcext:value-type="float">
            <text:p>0.00132749347352719</text:p>
          </table:table-cell>
          <table:table-cell table:formula="of:=[.B120]/[.B121]" office:value-type="float" office:value="2.87711577019546" calcext:value-type="float">
            <text:p>2.87711577019546</text:p>
          </table:table-cell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73596153231847" calcext:value-type="float">
            <text:p>0.573596153231847</text:p>
          </table:table-cell>
          <table:table-cell office:value-type="float" office:value="0.572159718663897" calcext:value-type="float">
            <text:p>0.572159718663897</text:p>
          </table:table-cell>
          <table:table-cell office:value-type="float" office:value="0.574328104690721" calcext:value-type="float">
            <text:p>0.574328104690721</text:p>
          </table:table-cell>
          <table:table-cell office:value-type="float" office:value="0.00103092856660762" calcext:value-type="float">
            <text:p>0.00103092856660762</text:p>
          </table:table-cell>
          <table:table-cell office:value-type="float" office:value="0.000203198378585512" calcext:value-type="float">
            <text:p>0.000203198378585512</text:p>
          </table:table-cell>
          <table:table-cell office:value-type="float" office:value="0.00138653515791708" calcext:value-type="float">
            <text:p>0.00138653515791708</text:p>
          </table:table-cell>
          <table:table-cell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58741698028759" calcext:value-type="float">
            <text:p>0.158741698028759</text:p>
          </table:table-cell>
          <table:table-cell office:value-type="float" office:value="0.158020572774872" calcext:value-type="float">
            <text:p>0.158020572774872</text:p>
          </table:table-cell>
          <table:table-cell office:value-type="float" office:value="0.160641521920999" calcext:value-type="float">
            <text:p>0.160641521920999</text:p>
          </table:table-cell>
          <table:table-cell office:value-type="float" office:value="0.00123866091839923" calcext:value-type="float">
            <text:p>0.00123866091839923</text:p>
          </table:table-cell>
          <table:table-cell office:value-type="float" office:value="0.000354333277583985" calcext:value-type="float">
            <text:p>0.000354333277583985</text:p>
          </table:table-cell>
          <table:table-cell office:value-type="float" office:value="0.00186983551416126" calcext:value-type="float">
            <text:p>0.00186983551416126</text:p>
          </table:table-cell>
          <table:table-cell table:formula="of:=[.B122]/[.B123]" office:value-type="float" office:value="3.61339308042383" calcext:value-type="float">
            <text:p>3.61339308042383</text:p>
          </table:table-cell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607506648349954" calcext:value-type="float">
            <text:p>0.607506648349954</text:p>
          </table:table-cell>
          <table:table-cell office:value-type="float" office:value="0.606134874404233" calcext:value-type="float">
            <text:p>0.606134874404233</text:p>
          </table:table-cell>
          <table:table-cell office:value-type="float" office:value="0.610266414747457" calcext:value-type="float">
            <text:p>0.610266414747457</text:p>
          </table:table-cell>
          <table:table-cell office:value-type="float" office:value="0.00192044686239169" calcext:value-type="float">
            <text:p>0.00192044686239169</text:p>
          </table:table-cell>
          <table:table-cell office:value-type="float" office:value="0.000142786841024645" calcext:value-type="float">
            <text:p>0.000142786841024645</text:p>
          </table:table-cell>
          <table:table-cell office:value-type="float" office:value="0.0024265649398791" calcext:value-type="float">
            <text:p>0.0024265649398791</text:p>
          </table:table-cell>
          <table:table-cell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64004586562112" calcext:value-type="float">
            <text:p>0.164004586562112</text:p>
          </table:table-cell>
          <table:table-cell office:value-type="float" office:value="0.163794534903857" calcext:value-type="float">
            <text:p>0.163794534903857</text:p>
          </table:table-cell>
          <table:table-cell office:value-type="float" office:value="0.164203110729189" calcext:value-type="float">
            <text:p>0.164203110729189</text:p>
          </table:table-cell>
          <table:table-cell office:value-type="float" office:value="0.000233310772144321" calcext:value-type="float">
            <text:p>0.000233310772144321</text:p>
          </table:table-cell>
          <table:table-cell office:value-type="float" office:value="0.000130002146509948" calcext:value-type="float">
            <text:p>0.000130002146509948</text:p>
          </table:table-cell>
          <table:table-cell office:value-type="float" office:value="0.000333930365740458" calcext:value-type="float">
            <text:p>0.000333930365740458</text:p>
          </table:table-cell>
          <table:table-cell table:formula="of:=[.B124]/[.B125]" office:value-type="float" office:value="3.70420523647903" calcext:value-type="float">
            <text:p>3.70420523647903</text:p>
          </table:table-cell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03917808181844" calcext:value-type="float">
            <text:p>0.503917808181844</text:p>
          </table:table-cell>
          <table:table-cell office:value-type="float" office:value="0.502112897998207" calcext:value-type="float">
            <text:p>0.502112897998207</text:p>
          </table:table-cell>
          <table:table-cell office:value-type="float" office:value="0.507526976747613" calcext:value-type="float">
            <text:p>0.507526976747613</text:p>
          </table:table-cell>
          <table:table-cell office:value-type="float" office:value="0.00258953370581666" calcext:value-type="float">
            <text:p>0.00258953370581666</text:p>
          </table:table-cell>
          <table:table-cell office:value-type="float" office:value="0.000562286508890508" calcext:value-type="float">
            <text:p>0.000562286508890508</text:p>
          </table:table-cell>
          <table:table-cell office:value-type="float" office:value="0.00346416266992314" calcext:value-type="float">
            <text:p>0.00346416266992314</text:p>
          </table:table-cell>
          <table:table-cell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78659474432303" calcext:value-type="float">
            <text:p>0.178659474432303</text:p>
          </table:table-cell>
          <table:table-cell office:value-type="float" office:value="0.178195975888229" calcext:value-type="float">
            <text:p>0.178195975888229</text:p>
          </table:table-cell>
          <table:table-cell office:value-type="float" office:value="0.17922115616966" calcext:value-type="float">
            <text:p>0.17922115616966</text:p>
          </table:table-cell>
          <table:table-cell office:value-type="float" office:value="0.000549717806759731" calcext:value-type="float">
            <text:p>0.000549717806759731</text:p>
          </table:table-cell>
          <table:table-cell office:value-type="float" office:value="0.000319492754060538" calcext:value-type="float">
            <text:p>0.000319492754060538</text:p>
          </table:table-cell>
          <table:table-cell office:value-type="float" office:value="0.000724727368898801" calcext:value-type="float">
            <text:p>0.000724727368898801</text:p>
          </table:table-cell>
          <table:table-cell table:formula="of:=[.B126]/[.B127]" office:value-type="float" office:value="2.82054903487801" calcext:value-type="float">
            <text:p>2.82054903487801</text:p>
          </table:table-cell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37148915712411" calcext:value-type="float">
            <text:p>0.637148915712411</text:p>
          </table:table-cell>
          <table:table-cell office:value-type="float" office:value="0.636421916099304" calcext:value-type="float">
            <text:p>0.636421916099304</text:p>
          </table:table-cell>
          <table:table-cell office:value-type="float" office:value="0.638224133370386" calcext:value-type="float">
            <text:p>0.638224133370386</text:p>
          </table:table-cell>
          <table:table-cell office:value-type="float" office:value="0.00101380696680811" calcext:value-type="float">
            <text:p>0.00101380696680811</text:p>
          </table:table-cell>
          <table:table-cell office:value-type="float" office:value="0.0000118261571818157" calcext:value-type="float">
            <text:p>1.18261571818157E-05</text:p>
          </table:table-cell>
          <table:table-cell office:value-type="float" office:value="0.00124838224357075" calcext:value-type="float">
            <text:p>0.00124838224357075</text:p>
          </table:table-cell>
          <table:table-cell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50971859470992" calcext:value-type="float">
            <text:p>0.150971859470992</text:p>
          </table:table-cell>
          <table:table-cell office:value-type="float" office:value="0.150732079157717" calcext:value-type="float">
            <text:p>0.150732079157717</text:p>
          </table:table-cell>
          <table:table-cell office:value-type="float" office:value="0.151206386637902" calcext:value-type="float">
            <text:p>0.151206386637902</text:p>
          </table:table-cell>
          <table:table-cell office:value-type="float" office:value="0.000277361788871145" calcext:value-type="float">
            <text:p>0.000277361788871145</text:p>
          </table:table-cell>
          <table:table-cell office:value-type="float" office:value="0.000167514650242041" calcext:value-type="float">
            <text:p>0.000167514650242041</text:p>
          </table:table-cell>
          <table:table-cell office:value-type="float" office:value="0.000367318353371275" calcext:value-type="float">
            <text:p>0.000367318353371275</text:p>
          </table:table-cell>
          <table:table-cell table:formula="of:=[.B128]/[.B129]" office:value-type="float" office:value="4.22031574589458" calcext:value-type="float">
            <text:p>4.22031574589458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00024980078289" calcext:value-type="float">
            <text:p>0.100024980078289</text:p>
          </table:table-cell>
          <table:table-cell office:value-type="float" office:value="0.0995247507800815" calcext:value-type="float">
            <text:p>0.0995247507800815</text:p>
          </table:table-cell>
          <table:table-cell office:value-type="float" office:value="0.101006607586582" calcext:value-type="float">
            <text:p>0.101006607586582</text:p>
          </table:table-cell>
          <table:table-cell office:value-type="float" office:value="0.00105161361138223" calcext:value-type="float">
            <text:p>0.00105161361138223</text:p>
          </table:table-cell>
          <table:table-cell office:value-type="float" office:value="0.000377317954669605" calcext:value-type="float">
            <text:p>0.000377317954669605</text:p>
          </table:table-cell>
          <table:table-cell office:value-type="float" office:value="0.00171839653291943" calcext:value-type="float">
            <text:p>0.00171839653291943</text:p>
          </table:table-cell>
          <table:table-cell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428678121833108" calcext:value-type="float">
            <text:p>0.0428678121833108</text:p>
          </table:table-cell>
          <table:table-cell office:value-type="float" office:value="0.0427697673458849" calcext:value-type="float">
            <text:p>0.0427697673458849</text:p>
          </table:table-cell>
          <table:table-cell office:value-type="float" office:value="0.0430263340300136" calcext:value-type="float">
            <text:p>0.0430263340300136</text:p>
          </table:table-cell>
          <table:table-cell office:value-type="float" office:value="0.000201327612268315" calcext:value-type="float">
            <text:p>0.000201327612268315</text:p>
          </table:table-cell>
          <table:table-cell office:value-type="float" office:value="0.000104823740442888" calcext:value-type="float">
            <text:p>0.000104823740442888</text:p>
          </table:table-cell>
          <table:table-cell office:value-type="float" office:value="0.000313056932419265" calcext:value-type="float">
            <text:p>0.000313056932419265</text:p>
          </table:table-cell>
          <table:table-cell table:formula="of:=[.B130]/[.B131]" office:value-type="float" office:value="2.3333353157974" calcext:value-type="float">
            <text:p>2.3333353157974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0979119231203492" calcext:value-type="float">
            <text:p>0.0979119231203492</text:p>
          </table:table-cell>
          <table:table-cell office:value-type="float" office:value="0.09766068561114" calcext:value-type="float">
            <text:p>0.09766068561114</text:p>
          </table:table-cell>
          <table:table-cell office:value-type="float" office:value="0.0985125202224245" calcext:value-type="float">
            <text:p>0.0985125202224245</text:p>
          </table:table-cell>
          <table:table-cell office:value-type="float" office:value="0.000479658663336741" calcext:value-type="float">
            <text:p>0.000479658663336741</text:p>
          </table:table-cell>
          <table:table-cell office:value-type="float" office:value="0.000117524739756964" calcext:value-type="float">
            <text:p>0.000117524739756964</text:p>
          </table:table-cell>
          <table:table-cell office:value-type="float" office:value="0.000721051352686871" calcext:value-type="float">
            <text:p>0.000721051352686871</text:p>
          </table:table-cell>
          <table:table-cell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18491097591666" calcext:value-type="float">
            <text:p>0.0418491097591666</text:p>
          </table:table-cell>
          <table:table-cell office:value-type="float" office:value="0.0417259052144802" calcext:value-type="float">
            <text:p>0.0417259052144802</text:p>
          </table:table-cell>
          <table:table-cell office:value-type="float" office:value="0.0423282462079976" calcext:value-type="float">
            <text:p>0.0423282462079976</text:p>
          </table:table-cell>
          <table:table-cell office:value-type="float" office:value="0.000369589528799543" calcext:value-type="float">
            <text:p>0.000369589528799543</text:p>
          </table:table-cell>
          <table:table-cell office:value-type="float" office:value="0.0000592423283979883" calcext:value-type="float">
            <text:p>5.92423283979883E-05</text:p>
          </table:table-cell>
          <table:table-cell office:value-type="float" office:value="0.000711503155920905" calcext:value-type="float">
            <text:p>0.000711503155920905</text:p>
          </table:table-cell>
          <table:table-cell table:formula="of:=[.B132]/[.B133]" office:value-type="float" office:value="2.33964171959244" calcext:value-type="float">
            <text:p>2.33964171959244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105874648906622" calcext:value-type="float">
            <text:p>0.105874648906622</text:p>
          </table:table-cell>
          <table:table-cell office:value-type="float" office:value="0.105567505366269" calcext:value-type="float">
            <text:p>0.105567505366269</text:p>
          </table:table-cell>
          <table:table-cell office:value-type="float" office:value="0.10666729790377" calcext:value-type="float">
            <text:p>0.10666729790377</text:p>
          </table:table-cell>
          <table:table-cell office:value-type="float" office:value="0.000580713639523775" calcext:value-type="float">
            <text:p>0.000580713639523775</text:p>
          </table:table-cell>
          <table:table-cell office:value-type="float" office:value="0.000225476626665926" calcext:value-type="float">
            <text:p>0.000225476626665926</text:p>
          </table:table-cell>
          <table:table-cell office:value-type="float" office:value="0.000923685075391638" calcext:value-type="float">
            <text:p>0.000923685075391638</text:p>
          </table:table-cell>
          <table:table-cell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70353716248746" calcext:value-type="float">
            <text:p>0.0370353716248746</text:p>
          </table:table-cell>
          <table:table-cell office:value-type="float" office:value="0.0368562335441648" calcext:value-type="float">
            <text:p>0.0368562335441648</text:p>
          </table:table-cell>
          <table:table-cell office:value-type="float" office:value="0.0372344308227697" calcext:value-type="float">
            <text:p>0.0372344308227697</text:p>
          </table:table-cell>
          <table:table-cell office:value-type="float" office:value="0.000312905518595998" calcext:value-type="float">
            <text:p>0.000312905518595998</text:p>
          </table:table-cell>
          <table:table-cell office:value-type="float" office:value="0.000247781167035947" calcext:value-type="float">
            <text:p>0.000247781167035947</text:p>
          </table:table-cell>
          <table:table-cell office:value-type="float" office:value="0.000380123268949318" calcext:value-type="float">
            <text:p>0.000380123268949318</text:p>
          </table:table-cell>
          <table:table-cell table:formula="of:=[.B134]/[.B135]" office:value-type="float" office:value="2.85874406713154" calcext:value-type="float">
            <text:p>2.85874406713154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058468870266" calcext:value-type="float">
            <text:p>0.11058468870266</text:p>
          </table:table-cell>
          <table:table-cell office:value-type="float" office:value="0.109801595767294" calcext:value-type="float">
            <text:p>0.109801595767294</text:p>
          </table:table-cell>
          <table:table-cell office:value-type="float" office:value="0.112234133496069" calcext:value-type="float">
            <text:p>0.112234133496069</text:p>
          </table:table-cell>
          <table:table-cell office:value-type="float" office:value="0.00149494544890373" calcext:value-type="float">
            <text:p>0.00149494544890373</text:p>
          </table:table-cell>
          <table:table-cell office:value-type="float" office:value="0.000212788068331251" calcext:value-type="float">
            <text:p>0.000212788068331251</text:p>
          </table:table-cell>
          <table:table-cell office:value-type="float" office:value="0.00199200424448288" calcext:value-type="float">
            <text:p>0.00199200424448288</text:p>
          </table:table-cell>
          <table:table-cell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567561379472275" calcext:value-type="float">
            <text:p>0.0567561379472275</text:p>
          </table:table-cell>
          <table:table-cell office:value-type="float" office:value="0.0470944696918152" calcext:value-type="float">
            <text:p>0.0470944696918152</text:p>
          </table:table-cell>
          <table:table-cell office:value-type="float" office:value="0.0695175685370275" calcext:value-type="float">
            <text:p>0.0695175685370275</text:p>
          </table:table-cell>
          <table:table-cell office:value-type="float" office:value="0.0168608416458997" calcext:value-type="float">
            <text:p>0.0168608416458997</text:p>
          </table:table-cell>
          <table:table-cell office:value-type="float" office:value="0.0100104578298252" calcext:value-type="float">
            <text:p>0.0100104578298252</text:p>
          </table:table-cell>
          <table:table-cell office:value-type="float" office:value="0.0240447639228091" calcext:value-type="float">
            <text:p>0.0240447639228091</text:p>
          </table:table-cell>
          <table:table-cell table:formula="of:=[.B136]/[.B137]" office:value-type="float" office:value="1.94841813947036" calcext:value-type="float">
            <text:p>1.94841813947036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40586596295082" calcext:value-type="float">
            <text:p>0.240586596295082</text:p>
          </table:table-cell>
          <table:table-cell office:value-type="float" office:value="0.239851076763201" calcext:value-type="float">
            <text:p>0.239851076763201</text:p>
          </table:table-cell>
          <table:table-cell office:value-type="float" office:value="0.241993888679426" calcext:value-type="float">
            <text:p>0.241993888679426</text:p>
          </table:table-cell>
          <table:table-cell office:value-type="float" office:value="0.00105773680503803" calcext:value-type="float">
            <text:p>0.00105773680503803</text:p>
          </table:table-cell>
          <table:table-cell office:value-type="float" office:value="0.000284617878492559" calcext:value-type="float">
            <text:p>0.000284617878492559</text:p>
          </table:table-cell>
          <table:table-cell office:value-type="float" office:value="0.00140727972638867" calcext:value-type="float">
            <text:p>0.00140727972638867</text:p>
          </table:table-cell>
          <table:table-cell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77107593630884" calcext:value-type="float">
            <text:p>0.0777107593630884</text:p>
          </table:table-cell>
          <table:table-cell office:value-type="float" office:value="0.0774842316908833" calcext:value-type="float">
            <text:p>0.0774842316908833</text:p>
          </table:table-cell>
          <table:table-cell office:value-type="float" office:value="0.0779480362727918" calcext:value-type="float">
            <text:p>0.0779480362727918</text:p>
          </table:table-cell>
          <table:table-cell office:value-type="float" office:value="0.000286728660174808" calcext:value-type="float">
            <text:p>0.000286728660174808</text:p>
          </table:table-cell>
          <table:table-cell office:value-type="float" office:value="0.000169979451332359" calcext:value-type="float">
            <text:p>0.000169979451332359</text:p>
          </table:table-cell>
          <table:table-cell office:value-type="float" office:value="0.000403829315825251" calcext:value-type="float">
            <text:p>0.000403829315825251</text:p>
          </table:table-cell>
          <table:table-cell table:formula="of:=[.B138]/[.B139]" office:value-type="float" office:value="3.09592388836387" calcext:value-type="float">
            <text:p>3.09592388836387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7152703419755" calcext:value-type="float">
            <text:p>0.237152703419755</text:p>
          </table:table-cell>
          <table:table-cell office:value-type="float" office:value="0.23599196158757" calcext:value-type="float">
            <text:p>0.23599196158757</text:p>
          </table:table-cell>
          <table:table-cell office:value-type="float" office:value="0.239829664863646" calcext:value-type="float">
            <text:p>0.239829664863646</text:p>
          </table:table-cell>
          <table:table-cell office:value-type="float" office:value="0.00180673008276594" calcext:value-type="float">
            <text:p>0.00180673008276594</text:p>
          </table:table-cell>
          <table:table-cell office:value-type="float" office:value="0.000542256294898089" calcext:value-type="float">
            <text:p>0.000542256294898089</text:p>
          </table:table-cell>
          <table:table-cell office:value-type="float" office:value="0.00270732769464787" calcext:value-type="float">
            <text:p>0.00270732769464787</text:p>
          </table:table-cell>
          <table:table-cell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893642978194994" calcext:value-type="float">
            <text:p>0.0893642978194994</text:p>
          </table:table-cell>
          <table:table-cell office:value-type="float" office:value="0.0824542125214695" calcext:value-type="float">
            <text:p>0.0824542125214695</text:p>
          </table:table-cell>
          <table:table-cell office:value-type="float" office:value="0.0991468617081615" calcext:value-type="float">
            <text:p>0.0991468617081615</text:p>
          </table:table-cell>
          <table:table-cell office:value-type="float" office:value="0.0111691000122664" calcext:value-type="float">
            <text:p>0.0111691000122664</text:p>
          </table:table-cell>
          <table:table-cell office:value-type="float" office:value="0.0076152771651202" calcext:value-type="float">
            <text:p>0.0076152771651202</text:p>
          </table:table-cell>
          <table:table-cell office:value-type="float" office:value="0.015079471468606" calcext:value-type="float">
            <text:p>0.015079471468606</text:p>
          </table:table-cell>
          <table:table-cell table:formula="of:=[.B140]/[.B141]" office:value-type="float" office:value="2.65377459686152" calcext:value-type="float">
            <text:p>2.65377459686152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5287561909192" calcext:value-type="float">
            <text:p>0.185287561909192</text:p>
          </table:table-cell>
          <table:table-cell office:value-type="float" office:value="0.18471922000883" calcext:value-type="float">
            <text:p>0.18471922000883</text:p>
          </table:table-cell>
          <table:table-cell office:value-type="float" office:value="0.18690288807314" calcext:value-type="float">
            <text:p>0.18690288807314</text:p>
          </table:table-cell>
          <table:table-cell office:value-type="float" office:value="0.00102457963232923" calcext:value-type="float">
            <text:p>0.00102457963232923</text:p>
          </table:table-cell>
          <table:table-cell office:value-type="float" office:value="0.000184207486599277" calcext:value-type="float">
            <text:p>0.000184207486599277</text:p>
          </table:table-cell>
          <table:table-cell office:value-type="float" office:value="0.00151889604654136" calcext:value-type="float">
            <text:p>0.00151889604654136</text:p>
          </table:table-cell>
          <table:table-cell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38657905431818" calcext:value-type="float">
            <text:p>0.0738657905431818</text:p>
          </table:table-cell>
          <table:table-cell office:value-type="float" office:value="0.0737816127384208" calcext:value-type="float">
            <text:p>0.0737816127384208</text:p>
          </table:table-cell>
          <table:table-cell office:value-type="float" office:value="0.0739724523525551" calcext:value-type="float">
            <text:p>0.0739724523525551</text:p>
          </table:table-cell>
          <table:table-cell office:value-type="float" office:value="0.000122864842403352" calcext:value-type="float">
            <text:p>0.000122864842403352</text:p>
          </table:table-cell>
          <table:table-cell office:value-type="float" office:value="0.0000681134441943322" calcext:value-type="float">
            <text:p>6.81134441943322E-05</text:p>
          </table:table-cell>
          <table:table-cell office:value-type="float" office:value="0.000175709413413919" calcext:value-type="float">
            <text:p>0.000175709413413919</text:p>
          </table:table-cell>
          <table:table-cell table:formula="of:=[.B142]/[.B143]" office:value-type="float" office:value="2.50843537375902" calcext:value-type="float">
            <text:p>2.50843537375902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2075507114698" calcext:value-type="float">
            <text:p>0.22075507114698</text:p>
          </table:table-cell>
          <table:table-cell office:value-type="float" office:value="0.220281310371097" calcext:value-type="float">
            <text:p>0.220281310371097</text:p>
          </table:table-cell>
          <table:table-cell office:value-type="float" office:value="0.22222460069477" calcext:value-type="float">
            <text:p>0.22222460069477</text:p>
          </table:table-cell>
          <table:table-cell office:value-type="float" office:value="0.000904997270855567" calcext:value-type="float">
            <text:p>0.000904997270855567</text:p>
          </table:table-cell>
          <table:table-cell office:value-type="float" office:value="0.000135715704458153" calcext:value-type="float">
            <text:p>0.000135715704458153</text:p>
          </table:table-cell>
          <table:table-cell office:value-type="float" office:value="0.00132230565729659" calcext:value-type="float">
            <text:p>0.00132230565729659</text:p>
          </table:table-cell>
          <table:table-cell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881477261191275" calcext:value-type="float">
            <text:p>0.0881477261191275</text:p>
          </table:table-cell>
          <table:table-cell office:value-type="float" office:value="0.0878734252355311" calcext:value-type="float">
            <text:p>0.0878734252355311</text:p>
          </table:table-cell>
          <table:table-cell office:value-type="float" office:value="0.0884206465308625" calcext:value-type="float">
            <text:p>0.0884206465308625</text:p>
          </table:table-cell>
          <table:table-cell office:value-type="float" office:value="0.000364216283530853" calcext:value-type="float">
            <text:p>0.000364216283530853</text:p>
          </table:table-cell>
          <table:table-cell office:value-type="float" office:value="0.000261816185184608" calcext:value-type="float">
            <text:p>0.000261816185184608</text:p>
          </table:table-cell>
          <table:table-cell office:value-type="float" office:value="0.000471426965350247" calcext:value-type="float">
            <text:p>0.000471426965350247</text:p>
          </table:table-cell>
          <table:table-cell table:formula="of:=[.B144]/[.B145]" office:value-type="float" office:value="2.50437624277046" calcext:value-type="float">
            <text:p>2.50437624277046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48351177329581" calcext:value-type="float">
            <text:p>0.348351177329581</text:p>
          </table:table-cell>
          <table:table-cell office:value-type="float" office:value="0.346717882663749" calcext:value-type="float">
            <text:p>0.346717882663749</text:p>
          </table:table-cell>
          <table:table-cell office:value-type="float" office:value="0.352042379992781" calcext:value-type="float">
            <text:p>0.352042379992781</text:p>
          </table:table-cell>
          <table:table-cell office:value-type="float" office:value="0.00252597050586261" calcext:value-type="float">
            <text:p>0.00252597050586261</text:p>
          </table:table-cell>
          <table:table-cell office:value-type="float" office:value="0.0000224106721967987" calcext:value-type="float">
            <text:p>2.24106721967987E-05</text:p>
          </table:table-cell>
          <table:table-cell office:value-type="float" office:value="0.00308703877384182" calcext:value-type="float">
            <text:p>0.00308703877384182</text:p>
          </table:table-cell>
          <table:table-cell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5200684975079" calcext:value-type="float">
            <text:p>0.125200684975079</text:p>
          </table:table-cell>
          <table:table-cell office:value-type="float" office:value="0.125096347520022" calcext:value-type="float">
            <text:p>0.125096347520022</text:p>
          </table:table-cell>
          <table:table-cell office:value-type="float" office:value="0.125340498313562" calcext:value-type="float">
            <text:p>0.125340498313562</text:p>
          </table:table-cell>
          <table:table-cell office:value-type="float" office:value="0.000140986720907296" calcext:value-type="float">
            <text:p>0.000140986720907296</text:p>
          </table:table-cell>
          <table:table-cell office:value-type="float" office:value="0.0000870199241047358" calcext:value-type="float">
            <text:p>8.70199241047358E-05</text:p>
          </table:table-cell>
          <table:table-cell office:value-type="float" office:value="0.000182782376698775" calcext:value-type="float">
            <text:p>0.000182782376698775</text:p>
          </table:table-cell>
          <table:table-cell table:formula="of:=[.B146]/[.B147]" office:value-type="float" office:value="2.78234242407635" calcext:value-type="float">
            <text:p>2.78234242407635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72453736539683" calcext:value-type="float">
            <text:p>0.372453736539683</text:p>
          </table:table-cell>
          <table:table-cell office:value-type="float" office:value="0.369753776878497" calcext:value-type="float">
            <text:p>0.369753776878497</text:p>
          </table:table-cell>
          <table:table-cell office:value-type="float" office:value="0.379154719994403" calcext:value-type="float">
            <text:p>0.379154719994403</text:p>
          </table:table-cell>
          <table:table-cell office:value-type="float" office:value="0.00450061202077271" calcext:value-type="float">
            <text:p>0.00450061202077271</text:p>
          </table:table-cell>
          <table:table-cell office:value-type="float" office:value="0" calcext:value-type="float">
            <text:p>0</text:p>
          </table:table-cell>
          <table:table-cell office:value-type="float" office:value="0.00548322848154177" calcext:value-type="float">
            <text:p>0.00548322848154177</text:p>
          </table:table-cell>
          <table:table-cell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671629591101" calcext:value-type="float">
            <text:p>0.11671629591101</text:p>
          </table:table-cell>
          <table:table-cell office:value-type="float" office:value="0.116479233784776" calcext:value-type="float">
            <text:p>0.116479233784776</text:p>
          </table:table-cell>
          <table:table-cell office:value-type="float" office:value="0.11713398307135" calcext:value-type="float">
            <text:p>0.11713398307135</text:p>
          </table:table-cell>
          <table:table-cell office:value-type="float" office:value="0.000401423688532769" calcext:value-type="float">
            <text:p>0.000401423688532769</text:p>
          </table:table-cell>
          <table:table-cell office:value-type="float" office:value="0.000179391882260378" calcext:value-type="float">
            <text:p>0.000179391882260378</text:p>
          </table:table-cell>
          <table:table-cell office:value-type="float" office:value="0.000567825679381271" calcext:value-type="float">
            <text:p>0.000567825679381271</text:p>
          </table:table-cell>
          <table:table-cell table:formula="of:=[.B148]/[.B149]" office:value-type="float" office:value="3.19110312431144" calcext:value-type="float">
            <text:p>3.19110312431144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59773931020754" calcext:value-type="float">
            <text:p>0.359773931020754</text:p>
          </table:table-cell>
          <table:table-cell office:value-type="float" office:value="0.358074389252579" calcext:value-type="float">
            <text:p>0.358074389252579</text:p>
          </table:table-cell>
          <table:table-cell office:value-type="float" office:value="0.363241815997753" calcext:value-type="float">
            <text:p>0.363241815997753</text:p>
          </table:table-cell>
          <table:table-cell office:value-type="float" office:value="0.00234616745940408" calcext:value-type="float">
            <text:p>0.00234616745940408</text:p>
          </table:table-cell>
          <table:table-cell office:value-type="float" office:value="0.000132887085783295" calcext:value-type="float">
            <text:p>0.000132887085783295</text:p>
          </table:table-cell>
          <table:table-cell office:value-type="float" office:value="0.00298341522234414" calcext:value-type="float">
            <text:p>0.00298341522234414</text:p>
          </table:table-cell>
          <table:table-cell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4182046089458" calcext:value-type="float">
            <text:p>0.114182046089458</text:p>
          </table:table-cell>
          <table:table-cell office:value-type="float" office:value="0.113532820970184" calcext:value-type="float">
            <text:p>0.113532820970184</text:p>
          </table:table-cell>
          <table:table-cell office:value-type="float" office:value="0.115522603910358" calcext:value-type="float">
            <text:p>0.115522603910358</text:p>
          </table:table-cell>
          <table:table-cell office:value-type="float" office:value="0.0010119396102313" calcext:value-type="float">
            <text:p>0.0010119396102313</text:p>
          </table:table-cell>
          <table:table-cell office:value-type="float" office:value="0.000183626001671587" calcext:value-type="float">
            <text:p>0.000183626001671587</text:p>
          </table:table-cell>
          <table:table-cell office:value-type="float" office:value="0.00158023864871176" calcext:value-type="float">
            <text:p>0.00158023864871176</text:p>
          </table:table-cell>
          <table:table-cell table:formula="of:=[.B150]/[.B151]" office:value-type="float" office:value="3.15088004938082" calcext:value-type="float">
            <text:p>3.15088004938082</text:p>
          </table:table-cell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19812498772444" calcext:value-type="float">
            <text:p>0.419812498772444</text:p>
          </table:table-cell>
          <table:table-cell office:value-type="float" office:value="0.417673780391851" calcext:value-type="float">
            <text:p>0.417673780391851</text:p>
          </table:table-cell>
          <table:table-cell office:value-type="float" office:value="0.424841613013996" calcext:value-type="float">
            <text:p>0.424841613013996</text:p>
          </table:table-cell>
          <table:table-cell office:value-type="float" office:value="0.00338944835134144" calcext:value-type="float">
            <text:p>0.00338944835134144</text:p>
          </table:table-cell>
          <table:table-cell office:value-type="float" office:value="0.000132958834001329" calcext:value-type="float">
            <text:p>0.000132958834001329</text:p>
          </table:table-cell>
          <table:table-cell office:value-type="float" office:value="0.00426780625388514" calcext:value-type="float">
            <text:p>0.00426780625388514</text:p>
          </table:table-cell>
          <table:table-cell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20740631260032" calcext:value-type="float">
            <text:p>0.120740631260032</text:p>
          </table:table-cell>
          <table:table-cell office:value-type="float" office:value="0.120616373364404" calcext:value-type="float">
            <text:p>0.120616373364404</text:p>
          </table:table-cell>
          <table:table-cell office:value-type="float" office:value="0.120981759877551" calcext:value-type="float">
            <text:p>0.120981759877551</text:p>
          </table:table-cell>
          <table:table-cell office:value-type="float" office:value="0.000211970614690078" calcext:value-type="float">
            <text:p>0.000211970614690078</text:p>
          </table:table-cell>
          <table:table-cell office:value-type="float" office:value="0.000107962875156033" calcext:value-type="float">
            <text:p>0.000107962875156033</text:p>
          </table:table-cell>
          <table:table-cell office:value-type="float" office:value="0.000309457182207858" calcext:value-type="float">
            <text:p>0.000309457182207858</text:p>
          </table:table-cell>
          <table:table-cell table:formula="of:=[.B152]/[.B153]" office:value-type="float" office:value="3.47697783580673" calcext:value-type="float">
            <text:p>3.47697783580673</text:p>
          </table:table-cell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89413142915873" calcext:value-type="float">
            <text:p>0.589413142915873</text:p>
          </table:table-cell>
          <table:table-cell office:value-type="float" office:value="0.58728174600401" calcext:value-type="float">
            <text:p>0.58728174600401</text:p>
          </table:table-cell>
          <table:table-cell office:value-type="float" office:value="0.590957267246267" calcext:value-type="float">
            <text:p>0.590957267246267</text:p>
          </table:table-cell>
          <table:table-cell office:value-type="float" office:value="0.00172369808819072" calcext:value-type="float">
            <text:p>0.00172369808819072</text:p>
          </table:table-cell>
          <table:table-cell office:value-type="float" office:value="0.000346769505995326" calcext:value-type="float">
            <text:p>0.000346769505995326</text:p>
          </table:table-cell>
          <table:table-cell office:value-type="float" office:value="0.00222216691244623" calcext:value-type="float">
            <text:p>0.00222216691244623</text:p>
          </table:table-cell>
          <table:table-cell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48787737773556" calcext:value-type="float">
            <text:p>0.148787737773556</text:p>
          </table:table-cell>
          <table:table-cell office:value-type="float" office:value="0.148148897553233" calcext:value-type="float">
            <text:p>0.148148897553233</text:p>
          </table:table-cell>
          <table:table-cell office:value-type="float" office:value="0.150687684131775" calcext:value-type="float">
            <text:p>0.150687684131775</text:p>
          </table:table-cell>
          <table:table-cell office:value-type="float" office:value="0.00127395924521201" calcext:value-type="float">
            <text:p>0.00127395924521201</text:p>
          </table:table-cell>
          <table:table-cell office:value-type="float" office:value="0.000290781962240205" calcext:value-type="float">
            <text:p>0.000290781962240205</text:p>
          </table:table-cell>
          <table:table-cell office:value-type="float" office:value="0.0019694568371366" calcext:value-type="float">
            <text:p>0.0019694568371366</text:p>
          </table:table-cell>
          <table:table-cell table:formula="of:=[.B154]/[.B155]" office:value-type="float" office:value="3.96143628322998" calcext:value-type="float">
            <text:p>3.96143628322998</text:p>
          </table:table-cell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632472265500837" calcext:value-type="float">
            <text:p>0.632472265500837</text:p>
          </table:table-cell>
          <table:table-cell office:value-type="float" office:value="0.631410672998754" calcext:value-type="float">
            <text:p>0.631410672998754</text:p>
          </table:table-cell>
          <table:table-cell office:value-type="float" office:value="0.633784463992924" calcext:value-type="float">
            <text:p>0.633784463992924</text:p>
          </table:table-cell>
          <table:table-cell office:value-type="float" office:value="0.000980941088044497" calcext:value-type="float">
            <text:p>0.000980941088044497</text:p>
          </table:table-cell>
          <table:table-cell office:value-type="float" office:value="0.0000569695112062618" calcext:value-type="float">
            <text:p>5.69695112062618E-05</text:p>
          </table:table-cell>
          <table:table-cell office:value-type="float" office:value="0.00137050886948403" calcext:value-type="float">
            <text:p>0.00137050886948403</text:p>
          </table:table-cell>
          <table:table-cell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57760733082102" calcext:value-type="float">
            <text:p>0.157760733082102</text:p>
          </table:table-cell>
          <table:table-cell office:value-type="float" office:value="0.157204948028222" calcext:value-type="float">
            <text:p>0.157204948028222</text:p>
          </table:table-cell>
          <table:table-cell office:value-type="float" office:value="0.158296824270601" calcext:value-type="float">
            <text:p>0.158296824270601</text:p>
          </table:table-cell>
          <table:table-cell office:value-type="float" office:value="0.000631761132040329" calcext:value-type="float">
            <text:p>0.000631761132040329</text:p>
          </table:table-cell>
          <table:table-cell office:value-type="float" office:value="0.000407082164875887" calcext:value-type="float">
            <text:p>0.000407082164875887</text:p>
          </table:table-cell>
          <table:table-cell office:value-type="float" office:value="0.000880377519301758" calcext:value-type="float">
            <text:p>0.000880377519301758</text:p>
          </table:table-cell>
          <table:table-cell table:formula="of:=[.B156]/[.B157]" office:value-type="float" office:value="4.00906013267373" calcext:value-type="float">
            <text:p>4.00906013267373</text:p>
          </table:table-cell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415837889566319" calcext:value-type="float">
            <text:p>0.415837889566319</text:p>
          </table:table-cell>
          <table:table-cell office:value-type="float" office:value="0.412722024251707" calcext:value-type="float">
            <text:p>0.412722024251707</text:p>
          </table:table-cell>
          <table:table-cell office:value-type="float" office:value="0.419806574813265" calcext:value-type="float">
            <text:p>0.419806574813265</text:p>
          </table:table-cell>
          <table:table-cell office:value-type="float" office:value="0.00392511115410648" calcext:value-type="float">
            <text:p>0.00392511115410648</text:p>
          </table:table-cell>
          <table:table-cell office:value-type="float" office:value="0.000224886614887509" calcext:value-type="float">
            <text:p>0.000224886614887509</text:p>
          </table:table-cell>
          <table:table-cell office:value-type="float" office:value="0.00536713066664239" calcext:value-type="float">
            <text:p>0.00536713066664239</text:p>
          </table:table-cell>
          <table:table-cell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66529449111167" calcext:value-type="float">
            <text:p>0.166529449111167</text:p>
          </table:table-cell>
          <table:table-cell office:value-type="float" office:value="0.166312258543889" calcext:value-type="float">
            <text:p>0.166312258543889</text:p>
          </table:table-cell>
          <table:table-cell office:value-type="float" office:value="0.166793622692542" calcext:value-type="float">
            <text:p>0.166793622692542</text:p>
          </table:table-cell>
          <table:table-cell office:value-type="float" office:value="0.000273003246867305" calcext:value-type="float">
            <text:p>0.000273003246867305</text:p>
          </table:table-cell>
          <table:table-cell office:value-type="float" office:value="0.00013455248625874" calcext:value-type="float">
            <text:p>0.00013455248625874</text:p>
          </table:table-cell>
          <table:table-cell office:value-type="float" office:value="0.000420674571459948" calcext:value-type="float">
            <text:p>0.000420674571459948</text:p>
          </table:table-cell>
          <table:table-cell table:formula="of:=[.B158]/[.B159]" office:value-type="float" office:value="2.49708319931285" calcext:value-type="float">
            <text:p>2.49708319931285</text:p>
          </table:table-cell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706855334425806" calcext:value-type="float">
            <text:p>0.706855334425806</text:p>
          </table:table-cell>
          <table:table-cell office:value-type="float" office:value="0.705496644419933" calcext:value-type="float">
            <text:p>0.705496644419933</text:p>
          </table:table-cell>
          <table:table-cell office:value-type="float" office:value="0.709777083015069" calcext:value-type="float">
            <text:p>0.709777083015069</text:p>
          </table:table-cell>
          <table:table-cell office:value-type="float" office:value="0.00202123429361531" calcext:value-type="float">
            <text:p>0.00202123429361531</text:p>
          </table:table-cell>
          <table:table-cell office:value-type="float" office:value="0.00000625083460664699" calcext:value-type="float">
            <text:p>6.25083460664699E-06</text:p>
          </table:table-cell>
          <table:table-cell office:value-type="float" office:value="0.00247311683567291" calcext:value-type="float">
            <text:p>0.00247311683567291</text:p>
          </table:table-cell>
          <table:table-cell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56887880700591" calcext:value-type="float">
            <text:p>0.156887880700591</text:p>
          </table:table-cell>
          <table:table-cell office:value-type="float" office:value="0.156632647592991" calcext:value-type="float">
            <text:p>0.156632647592991</text:p>
          </table:table-cell>
          <table:table-cell office:value-type="float" office:value="0.157023036310673" calcext:value-type="float">
            <text:p>0.157023036310673</text:p>
          </table:table-cell>
          <table:table-cell office:value-type="float" office:value="0.000221611716248625" calcext:value-type="float">
            <text:p>0.000221611716248625</text:p>
          </table:table-cell>
          <table:table-cell office:value-type="float" office:value="0.0000716239712446916" calcext:value-type="float">
            <text:p>7.16239712446916E-05</text:p>
          </table:table-cell>
          <table:table-cell office:value-type="float" office:value="0.000353202787726636" calcext:value-type="float">
            <text:p>0.000353202787726636</text:p>
          </table:table-cell>
          <table:table-cell table:formula="of:=[.B160]/[.B161]" office:value-type="float" office:value="4.50548080112566" calcext:value-type="float">
            <text:p>4.50548080112566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98219091277219" calcext:value-type="float">
            <text:p>0.0998219091277219</text:p>
          </table:table-cell>
          <table:table-cell office:value-type="float" office:value="0.0991286830350154" calcext:value-type="float">
            <text:p>0.0991286830350154</text:p>
          </table:table-cell>
          <table:table-cell office:value-type="float" office:value="0.100910631838983" calcext:value-type="float">
            <text:p>0.100910631838983</text:p>
          </table:table-cell>
          <table:table-cell office:value-type="float" office:value="0.00109533800914102" calcext:value-type="float">
            <text:p>0.00109533800914102</text:p>
          </table:table-cell>
          <table:table-cell office:value-type="float" office:value="0.000602892241522665" calcext:value-type="float">
            <text:p>0.000602892241522665</text:p>
          </table:table-cell>
          <table:table-cell office:value-type="float" office:value="0.00168495440725141" calcext:value-type="float">
            <text:p>0.00168495440725141</text:p>
          </table:table-cell>
          <table:table-cell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428305197277276" calcext:value-type="float">
            <text:p>0.0428305197277276</text:p>
          </table:table-cell>
          <table:table-cell office:value-type="float" office:value="0.0427215109470711" calcext:value-type="float">
            <text:p>0.0427215109470711</text:p>
          </table:table-cell>
          <table:table-cell office:value-type="float" office:value="0.0429279324851713" calcext:value-type="float">
            <text:p>0.0429279324851713</text:p>
          </table:table-cell>
          <table:table-cell office:value-type="float" office:value="0.000158037702701938" calcext:value-type="float">
            <text:p>0.000158037702701938</text:p>
          </table:table-cell>
          <table:table-cell office:value-type="float" office:value="0.000104762259553653" calcext:value-type="float">
            <text:p>0.000104762259553653</text:p>
          </table:table-cell>
          <table:table-cell office:value-type="float" office:value="0.000225334487837031" calcext:value-type="float">
            <text:p>0.000225334487837031</text:p>
          </table:table-cell>
          <table:table-cell table:formula="of:=[.B162]/[.B163]" office:value-type="float" office:value="2.33062567912523" calcext:value-type="float">
            <text:p>2.33062567912523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32911632974373" calcext:value-type="float">
            <text:p>0.132911632974373</text:p>
          </table:table-cell>
          <table:table-cell office:value-type="float" office:value="0.132262865069216" calcext:value-type="float">
            <text:p>0.132262865069216</text:p>
          </table:table-cell>
          <table:table-cell office:value-type="float" office:value="0.133580306368276" calcext:value-type="float">
            <text:p>0.133580306368276</text:p>
          </table:table-cell>
          <table:table-cell office:value-type="float" office:value="0.000808799675049464" calcext:value-type="float">
            <text:p>0.000808799675049464</text:p>
          </table:table-cell>
          <table:table-cell office:value-type="float" office:value="0.000484552244476589" calcext:value-type="float">
            <text:p>0.000484552244476589</text:p>
          </table:table-cell>
          <table:table-cell office:value-type="float" office:value="0.00106092487704692" calcext:value-type="float">
            <text:p>0.00106092487704692</text:p>
          </table:table-cell>
          <table:table-cell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41717856114047" calcext:value-type="float">
            <text:p>0.0341717856114047</text:p>
          </table:table-cell>
          <table:table-cell office:value-type="float" office:value="0.034122574378755" calcext:value-type="float">
            <text:p>0.034122574378755</text:p>
          </table:table-cell>
          <table:table-cell office:value-type="float" office:value="0.0342434408074367" calcext:value-type="float">
            <text:p>0.0342434408074367</text:p>
          </table:table-cell>
          <table:table-cell office:value-type="float" office:value="0.0000976215951214794" calcext:value-type="float">
            <text:p>9.76215951214794E-05</text:p>
          </table:table-cell>
          <table:table-cell office:value-type="float" office:value="0.0000659923122299732" calcext:value-type="float">
            <text:p>6.59923122299732E-05</text:p>
          </table:table-cell>
          <table:table-cell office:value-type="float" office:value="0.000130673510981244" calcext:value-type="float">
            <text:p>0.000130673510981244</text:p>
          </table:table-cell>
          <table:table-cell table:formula="of:=[.B164]/[.B165]" office:value-type="float" office:value="3.8895138371117" calcext:value-type="float">
            <text:p>3.8895138371117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132056584483" calcext:value-type="float">
            <text:p>0.09132056584483</text:p>
          </table:table-cell>
          <table:table-cell office:value-type="float" office:value="0.090981452133729" calcext:value-type="float">
            <text:p>0.090981452133729</text:p>
          </table:table-cell>
          <table:table-cell office:value-type="float" office:value="0.0919855110189895" calcext:value-type="float">
            <text:p>0.0919855110189895</text:p>
          </table:table-cell>
          <table:table-cell office:value-type="float" office:value="0.00056138191983541" calcext:value-type="float">
            <text:p>0.00056138191983541</text:p>
          </table:table-cell>
          <table:table-cell office:value-type="float" office:value="0.000264227551735915" calcext:value-type="float">
            <text:p>0.000264227551735915</text:p>
          </table:table-cell>
          <table:table-cell office:value-type="float" office:value="0.000845363195951115" calcext:value-type="float">
            <text:p>0.000845363195951115</text:p>
          </table:table-cell>
          <table:table-cell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175973674942" calcext:value-type="float">
            <text:p>0.04175973674942</text:p>
          </table:table-cell>
          <table:table-cell office:value-type="float" office:value="0.0416927302550181" calcext:value-type="float">
            <text:p>0.0416927302550181</text:p>
          </table:table-cell>
          <table:table-cell office:value-type="float" office:value="0.0418605102703399" calcext:value-type="float">
            <text:p>0.0418605102703399</text:p>
          </table:table-cell>
          <table:table-cell office:value-type="float" office:value="0.000126583255883086" calcext:value-type="float">
            <text:p>0.000126583255883086</text:p>
          </table:table-cell>
          <table:table-cell office:value-type="float" office:value="0.0000876341821355998" calcext:value-type="float">
            <text:p>0.0000876341821355998</text:p>
          </table:table-cell>
          <table:table-cell office:value-type="float" office:value="0.000176401358755851" calcext:value-type="float">
            <text:p>0.000176401358755851</text:p>
          </table:table-cell>
          <table:table-cell table:formula="of:=[.B166]/[.B167]" office:value-type="float" office:value="2.18680894452953" calcext:value-type="float">
            <text:p>2.18680894452953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132056584483" calcext:value-type="float">
            <text:p>0.09132056584483</text:p>
          </table:table-cell>
          <table:table-cell office:value-type="float" office:value="0.090981452133729" calcext:value-type="float">
            <text:p>0.090981452133729</text:p>
          </table:table-cell>
          <table:table-cell office:value-type="float" office:value="0.0919855110189895" calcext:value-type="float">
            <text:p>0.0919855110189895</text:p>
          </table:table-cell>
          <table:table-cell office:value-type="float" office:value="0.00056138191983541" calcext:value-type="float">
            <text:p>0.00056138191983541</text:p>
          </table:table-cell>
          <table:table-cell office:value-type="float" office:value="0.000264227551735915" calcext:value-type="float">
            <text:p>0.000264227551735915</text:p>
          </table:table-cell>
          <table:table-cell office:value-type="float" office:value="0.000845363195951115" calcext:value-type="float">
            <text:p>0.000845363195951115</text:p>
          </table:table-cell>
          <table:table-cell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175973674942" calcext:value-type="float">
            <text:p>0.04175973674942</text:p>
          </table:table-cell>
          <table:table-cell office:value-type="float" office:value="0.0416927302550181" calcext:value-type="float">
            <text:p>0.0416927302550181</text:p>
          </table:table-cell>
          <table:table-cell office:value-type="float" office:value="0.0418605102703399" calcext:value-type="float">
            <text:p>0.0418605102703399</text:p>
          </table:table-cell>
          <table:table-cell office:value-type="float" office:value="0.000126583255883086" calcext:value-type="float">
            <text:p>0.000126583255883086</text:p>
          </table:table-cell>
          <table:table-cell office:value-type="float" office:value="0.0000876341821355998" calcext:value-type="float">
            <text:p>0.0000876341821355998</text:p>
          </table:table-cell>
          <table:table-cell office:value-type="float" office:value="0.000176401358755851" calcext:value-type="float">
            <text:p>0.000176401358755851</text:p>
          </table:table-cell>
          <table:table-cell table:formula="of:=[.B168]/[.B169]" office:value-type="float" office:value="2.18680894452953" calcext:value-type="float">
            <text:p>2.18680894452953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5073217252276" calcext:value-type="float">
            <text:p>0.205073217252276</text:p>
          </table:table-cell>
          <table:table-cell office:value-type="float" office:value="0.204110030030521" calcext:value-type="float">
            <text:p>0.204110030030521</text:p>
          </table:table-cell>
          <table:table-cell office:value-type="float" office:value="0.208561488994746" calcext:value-type="float">
            <text:p>0.208561488994746</text:p>
          </table:table-cell>
          <table:table-cell office:value-type="float" office:value="0.00177071873871117" calcext:value-type="float">
            <text:p>0.00177071873871117</text:p>
          </table:table-cell>
          <table:table-cell office:value-type="float" office:value="0.000158298126344936" calcext:value-type="float">
            <text:p>0.000158298126344936</text:p>
          </table:table-cell>
          <table:table-cell office:value-type="float" office:value="0.00251527502692717" calcext:value-type="float">
            <text:p>0.00251527502692717</text:p>
          </table:table-cell>
          <table:table-cell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871795602366725" calcext:value-type="float">
            <text:p>0.0871795602366725</text:p>
          </table:table-cell>
          <table:table-cell office:value-type="float" office:value="0.0870420873115816" calcext:value-type="float">
            <text:p>0.0870420873115816</text:p>
          </table:table-cell>
          <table:table-cell office:value-type="float" office:value="0.0873286434537606" calcext:value-type="float">
            <text:p>0.0873286434537606</text:p>
          </table:table-cell>
          <table:table-cell office:value-type="float" office:value="0.000196720350686089" calcext:value-type="float">
            <text:p>0.000196720350686089</text:p>
          </table:table-cell>
          <table:table-cell office:value-type="float" office:value="0.000127521409435247" calcext:value-type="float">
            <text:p>0.000127521409435247</text:p>
          </table:table-cell>
          <table:table-cell office:value-type="float" office:value="0.000276592392833776" calcext:value-type="float">
            <text:p>0.000276592392833776</text:p>
          </table:table-cell>
          <table:table-cell table:formula="of:=[.B170]/[.B171]" office:value-type="float" office:value="2.35230846193247" calcext:value-type="float">
            <text:p>2.35230846193247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05512980097087" calcext:value-type="float">
            <text:p>0.205512980097087</text:p>
          </table:table-cell>
          <table:table-cell office:value-type="float" office:value="0.20434771583435" calcext:value-type="float">
            <text:p>0.20434771583435</text:p>
          </table:table-cell>
          <table:table-cell office:value-type="float" office:value="0.207029799165644" calcext:value-type="float">
            <text:p>0.207029799165644</text:p>
          </table:table-cell>
          <table:table-cell office:value-type="float" office:value="0.00143537580966633" calcext:value-type="float">
            <text:p>0.00143537580966633</text:p>
          </table:table-cell>
          <table:table-cell office:value-type="float" office:value="0.000659980246405323" calcext:value-type="float">
            <text:p>0.000659980246405323</text:p>
          </table:table-cell>
          <table:table-cell office:value-type="float" office:value="0.00210704799215302" calcext:value-type="float">
            <text:p>0.00210704799215302</text:p>
          </table:table-cell>
          <table:table-cell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9460749552259" calcext:value-type="float">
            <text:p>0.079460749552259</text:p>
          </table:table-cell>
          <table:table-cell office:value-type="float" office:value="0.079308500368562" calcext:value-type="float">
            <text:p>0.079308500368562</text:p>
          </table:table-cell>
          <table:table-cell office:value-type="float" office:value="0.0797021365660476" calcext:value-type="float">
            <text:p>0.0797021365660476</text:p>
          </table:table-cell>
          <table:table-cell office:value-type="float" office:value="0.000245793028681398" calcext:value-type="float">
            <text:p>0.000245793028681398</text:p>
          </table:table-cell>
          <table:table-cell office:value-type="float" office:value="0.000104887190179084" calcext:value-type="float">
            <text:p>0.000104887190179084</text:p>
          </table:table-cell>
          <table:table-cell office:value-type="float" office:value="0.000421403437020238" calcext:value-type="float">
            <text:p>0.000421403437020238</text:p>
          </table:table-cell>
          <table:table-cell table:formula="of:=[.B172]/[.B173]" office:value-type="float" office:value="2.58634585320551" calcext:value-type="float">
            <text:p>2.58634585320551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1422464105225" calcext:value-type="float">
            <text:p>0.171422464105225</text:p>
          </table:table-cell>
          <table:table-cell office:value-type="float" office:value="0.170623200453979" calcext:value-type="float">
            <text:p>0.170623200453979</text:p>
          </table:table-cell>
          <table:table-cell office:value-type="float" office:value="0.172061033783319" calcext:value-type="float">
            <text:p>0.172061033783319</text:p>
          </table:table-cell>
          <table:table-cell office:value-type="float" office:value="0.000792157012706647" calcext:value-type="float">
            <text:p>0.000792157012706647</text:p>
          </table:table-cell>
          <table:table-cell office:value-type="float" office:value="0.0002192533766653" calcext:value-type="float">
            <text:p>0.0002192533766653</text:p>
          </table:table-cell>
          <table:table-cell office:value-type="float" office:value="0.00143892748935338" calcext:value-type="float">
            <text:p>0.00143892748935338</text:p>
          </table:table-cell>
          <table:table-cell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900042089701876" calcext:value-type="float">
            <text:p>0.0900042089701876</text:p>
          </table:table-cell>
          <table:table-cell office:value-type="float" office:value="0.0897238150727288" calcext:value-type="float">
            <text:p>0.0897238150727288</text:p>
          </table:table-cell>
          <table:table-cell office:value-type="float" office:value="0.0903578408247429" calcext:value-type="float">
            <text:p>0.0903578408247429</text:p>
          </table:table-cell>
          <table:table-cell office:value-type="float" office:value="0.000431772743637603" calcext:value-type="float">
            <text:p>0.000431772743637603</text:p>
          </table:table-cell>
          <table:table-cell office:value-type="float" office:value="0.00026965876602697" calcext:value-type="float">
            <text:p>0.00026965876602697</text:p>
          </table:table-cell>
          <table:table-cell office:value-type="float" office:value="0.000590501309134929" calcext:value-type="float">
            <text:p>0.000590501309134929</text:p>
          </table:table-cell>
          <table:table-cell table:formula="of:=[.B174]/[.B175]" office:value-type="float" office:value="1.90460497421855" calcext:value-type="float">
            <text:p>1.90460497421855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78076553437762" calcext:value-type="float">
            <text:p>0.278076553437762</text:p>
          </table:table-cell>
          <table:table-cell office:value-type="float" office:value="0.276316106731441" calcext:value-type="float">
            <text:p>0.276316106731441</text:p>
          </table:table-cell>
          <table:table-cell office:value-type="float" office:value="0.282454088120721" calcext:value-type="float">
            <text:p>0.282454088120721</text:p>
          </table:table-cell>
          <table:table-cell office:value-type="float" office:value="0.00321729741364516" calcext:value-type="float">
            <text:p>0.00321729741364516</text:p>
          </table:table-cell>
          <table:table-cell office:value-type="float" office:value="0.000397738744802696" calcext:value-type="float">
            <text:p>0.000397738744802696</text:p>
          </table:table-cell>
          <table:table-cell office:value-type="float" office:value="0.00420190510008006" calcext:value-type="float">
            <text:p>0.00420190510008006</text:p>
          </table:table-cell>
          <table:table-cell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79299654763088" calcext:value-type="float">
            <text:p>0.0679299654763088</text:p>
          </table:table-cell>
          <table:table-cell office:value-type="float" office:value="0.0677806528252033" calcext:value-type="float">
            <text:p>0.0677806528252033</text:p>
          </table:table-cell>
          <table:table-cell office:value-type="float" office:value="0.0681567220496164" calcext:value-type="float">
            <text:p>0.0681567220496164</text:p>
          </table:table-cell>
          <table:table-cell office:value-type="float" office:value="0.000242559148466237" calcext:value-type="float">
            <text:p>0.000242559148466237</text:p>
          </table:table-cell>
          <table:table-cell office:value-type="float" office:value="0.000129925496644649" calcext:value-type="float">
            <text:p>0.000129925496644649</text:p>
          </table:table-cell>
          <table:table-cell office:value-type="float" office:value="0.000364250906004212" calcext:value-type="float">
            <text:p>0.000364250906004212</text:p>
          </table:table-cell>
          <table:table-cell table:formula="of:=[.B176]/[.B177]" office:value-type="float" office:value="4.09357713474393" calcext:value-type="float">
            <text:p>4.09357713474393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21034327735057" calcext:value-type="float">
            <text:p>0.321034327735057</text:p>
          </table:table-cell>
          <table:table-cell office:value-type="float" office:value="0.318961491201189" calcext:value-type="float">
            <text:p>0.318961491201189</text:p>
          </table:table-cell>
          <table:table-cell office:value-type="float" office:value="0.32548118114161" calcext:value-type="float">
            <text:p>0.32548118114161</text:p>
          </table:table-cell>
          <table:table-cell office:value-type="float" office:value="0.00324296393629781" calcext:value-type="float">
            <text:p>0.00324296393629781</text:p>
          </table:table-cell>
          <table:table-cell office:value-type="float" office:value="0.000471034720699026" calcext:value-type="float">
            <text:p>0.000471034720699026</text:p>
          </table:table-cell>
          <table:table-cell office:value-type="float" office:value="0.00437276960703745" calcext:value-type="float">
            <text:p>0.00437276960703745</text:p>
          </table:table-cell>
          <table:table-cell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9442616279496" calcext:value-type="float">
            <text:p>0.129442616279496</text:p>
          </table:table-cell>
          <table:table-cell office:value-type="float" office:value="0.129232780179172" calcext:value-type="float">
            <text:p>0.129232780179172</text:p>
          </table:table-cell>
          <table:table-cell office:value-type="float" office:value="0.129571829344059" calcext:value-type="float">
            <text:p>0.129571829344059</text:p>
          </table:table-cell>
          <table:table-cell office:value-type="float" office:value="0.000216793110295331" calcext:value-type="float">
            <text:p>0.000216793110295331</text:p>
          </table:table-cell>
          <table:table-cell office:value-type="float" office:value="0.0000786505437006108" calcext:value-type="float">
            <text:p>7.86505437006108E-05</text:p>
          </table:table-cell>
          <table:table-cell office:value-type="float" office:value="0.000337120867694647" calcext:value-type="float">
            <text:p>0.000337120867694647</text:p>
          </table:table-cell>
          <table:table-cell table:formula="of:=[.B178]/[.B179]" office:value-type="float" office:value="2.48012854624223" calcext:value-type="float">
            <text:p>2.48012854624223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47161724834223" calcext:value-type="float">
            <text:p>0.347161724834223</text:p>
          </table:table-cell>
          <table:table-cell office:value-type="float" office:value="0.343283789376073" calcext:value-type="float">
            <text:p>0.343283789376073</text:p>
          </table:table-cell>
          <table:table-cell office:value-type="float" office:value="0.357453105010791" calcext:value-type="float">
            <text:p>0.357453105010791</text:p>
          </table:table-cell>
          <table:table-cell office:value-type="float" office:value="0.00688293591412357" calcext:value-type="float">
            <text:p>0.00688293591412357</text:p>
          </table:table-cell>
          <table:table-cell office:value-type="float" office:value="0" calcext:value-type="float">
            <text:p>0</text:p>
          </table:table-cell>
          <table:table-cell office:value-type="float" office:value="0.00821880317411506" calcext:value-type="float">
            <text:p>0.00821880317411506</text:p>
          </table:table-cell>
          <table:table-cell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22190188266424" calcext:value-type="float">
            <text:p>0.122190188266424</text:p>
          </table:table-cell>
          <table:table-cell office:value-type="float" office:value="0.121581152013732" calcext:value-type="float">
            <text:p>0.121581152013732</text:p>
          </table:table-cell>
          <table:table-cell office:value-type="float" office:value="0.123500802747609" calcext:value-type="float">
            <text:p>0.123500802747609</text:p>
          </table:table-cell>
          <table:table-cell office:value-type="float" office:value="0.00112012343249183" calcext:value-type="float">
            <text:p>0.00112012343249183</text:p>
          </table:table-cell>
          <table:table-cell office:value-type="float" office:value="0.000285187294355712" calcext:value-type="float">
            <text:p>0.000285187294355712</text:p>
          </table:table-cell>
          <table:table-cell office:value-type="float" office:value="0.00174838634604665" calcext:value-type="float">
            <text:p>0.00174838634604665</text:p>
          </table:table-cell>
          <table:table-cell table:formula="of:=[.B180]/[.B181]" office:value-type="float" office:value="2.84115876863427" calcext:value-type="float">
            <text:p>2.84115876863427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37225688850594" calcext:value-type="float">
            <text:p>0.337225688850594</text:p>
          </table:table-cell>
          <table:table-cell office:value-type="float" office:value="0.308893064997392" calcext:value-type="float">
            <text:p>0.308893064997392</text:p>
          </table:table-cell>
          <table:table-cell office:value-type="float" office:value="0.348829053662485" calcext:value-type="float">
            <text:p>0.348829053662485</text:p>
          </table:table-cell>
          <table:table-cell office:value-type="float" office:value="0.019650349084816" calcext:value-type="float">
            <text:p>0.019650349084816</text:p>
          </table:table-cell>
          <table:table-cell office:value-type="float" office:value="0" calcext:value-type="float">
            <text:p>0</text:p>
          </table:table-cell>
          <table:table-cell office:value-type="float" office:value="0.0248636473668301" calcext:value-type="float">
            <text:p>0.0248636473668301</text:p>
          </table:table-cell>
          <table:table-cell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23605296158335" calcext:value-type="float">
            <text:p>0.123605296158335</text:p>
          </table:table-cell>
          <table:table-cell office:value-type="float" office:value="0.123431181334581" calcext:value-type="float">
            <text:p>0.123431181334581</text:p>
          </table:table-cell>
          <table:table-cell office:value-type="float" office:value="0.123787345334222" calcext:value-type="float">
            <text:p>0.123787345334222</text:p>
          </table:table-cell>
          <table:table-cell office:value-type="float" office:value="0.000229640249495266" calcext:value-type="float">
            <text:p>0.000229640249495266</text:p>
          </table:table-cell>
          <table:table-cell office:value-type="float" office:value="0.000148059311480097" calcext:value-type="float">
            <text:p>0.000148059311480097</text:p>
          </table:table-cell>
          <table:table-cell office:value-type="float" office:value="0.000296820879973108" calcext:value-type="float">
            <text:p>0.000296820879973108</text:p>
          </table:table-cell>
          <table:table-cell table:formula="of:=[.B182]/[.B183]" office:value-type="float" office:value="2.72824627529404" calcext:value-type="float">
            <text:p>2.72824627529404</text:p>
          </table:table-cell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371166663958017" calcext:value-type="float">
            <text:p>0.371166663958017</text:p>
          </table:table-cell>
          <table:table-cell office:value-type="float" office:value="0.369289203458417" calcext:value-type="float">
            <text:p>0.369289203458417</text:p>
          </table:table-cell>
          <table:table-cell office:value-type="float" office:value="0.374594752996927" calcext:value-type="float">
            <text:p>0.374594752996927</text:p>
          </table:table-cell>
          <table:table-cell office:value-type="float" office:value="0.00243120710375342" calcext:value-type="float">
            <text:p>0.00243120710375342</text:p>
          </table:table-cell>
          <table:table-cell office:value-type="float" office:value="0.000383549920419085" calcext:value-type="float">
            <text:p>0.000383549920419085</text:p>
          </table:table-cell>
          <table:table-cell office:value-type="float" office:value="0.00317388177915845" calcext:value-type="float">
            <text:p>0.00317388177915845</text:p>
          </table:table-cell>
          <table:table-cell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22922515054866" calcext:value-type="float">
            <text:p>0.122922515054866</text:p>
          </table:table-cell>
          <table:table-cell office:value-type="float" office:value="0.122626970385344" calcext:value-type="float">
            <text:p>0.122626970385344</text:p>
          </table:table-cell>
          <table:table-cell office:value-type="float" office:value="0.123357119193315" calcext:value-type="float">
            <text:p>0.123357119193315</text:p>
          </table:table-cell>
          <table:table-cell office:value-type="float" office:value="0.000476999232633891" calcext:value-type="float">
            <text:p>0.000476999232633891</text:p>
          </table:table-cell>
          <table:table-cell office:value-type="float" office:value="0.000196327282940995" calcext:value-type="float">
            <text:p>0.000196327282940995</text:p>
          </table:table-cell>
          <table:table-cell office:value-type="float" office:value="0.000720326054244484" calcext:value-type="float">
            <text:p>0.000720326054244484</text:p>
          </table:table-cell>
          <table:table-cell table:formula="of:=[.B184]/[.B185]" office:value-type="float" office:value="3.01951732595406" calcext:value-type="float">
            <text:p>3.01951732595406</text:p>
          </table:table-cell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23568349355628" calcext:value-type="float">
            <text:p>0.523568349355628</text:p>
          </table:table-cell>
          <table:table-cell office:value-type="float" office:value="0.521089889924042" calcext:value-type="float">
            <text:p>0.521089889924042</text:p>
          </table:table-cell>
          <table:table-cell office:value-type="float" office:value="0.526478823561774" calcext:value-type="float">
            <text:p>0.526478823561774</text:p>
          </table:table-cell>
          <table:table-cell office:value-type="float" office:value="0.00296932542215871" calcext:value-type="float">
            <text:p>0.00296932542215871</text:p>
          </table:table-cell>
          <table:table-cell office:value-type="float" office:value="0.0000267404602604326" calcext:value-type="float">
            <text:p>2.67404602604326E-05</text:p>
          </table:table-cell>
          <table:table-cell office:value-type="float" office:value="0.0041394895617663" calcext:value-type="float">
            <text:p>0.0041394895617663</text:p>
          </table:table-cell>
          <table:table-cell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78968451534375" calcext:value-type="float">
            <text:p>0.178968451534375</text:p>
          </table:table-cell>
          <table:table-cell office:value-type="float" office:value="0.178533282753455" calcext:value-type="float">
            <text:p>0.178533282753455</text:p>
          </table:table-cell>
          <table:table-cell office:value-type="float" office:value="0.179726016368174" calcext:value-type="float">
            <text:p>0.179726016368174</text:p>
          </table:table-cell>
          <table:table-cell office:value-type="float" office:value="0.000603855803098926" calcext:value-type="float">
            <text:p>0.000603855803098926</text:p>
          </table:table-cell>
          <table:table-cell office:value-type="float" office:value="0.00034093763569378" calcext:value-type="float">
            <text:p>0.00034093763569378</text:p>
          </table:table-cell>
          <table:table-cell office:value-type="float" office:value="0.000869422771668155" calcext:value-type="float">
            <text:p>0.000869422771668155</text:p>
          </table:table-cell>
          <table:table-cell table:formula="of:=[.B186]/[.B187]" office:value-type="float" office:value="2.92547845649245" calcext:value-type="float">
            <text:p>2.92547845649245</text:p>
          </table:table-cell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630946094359388" calcext:value-type="float">
            <text:p>0.630946094359388</text:p>
          </table:table-cell>
          <table:table-cell office:value-type="float" office:value="0.62734436566825" calcext:value-type="float">
            <text:p>0.62734436566825</text:p>
          </table:table-cell>
          <table:table-cell office:value-type="float" office:value="0.632207195067167" calcext:value-type="float">
            <text:p>0.632207195067167</text:p>
          </table:table-cell>
          <table:table-cell office:value-type="float" office:value="0.00240415432022802" calcext:value-type="float">
            <text:p>0.00240415432022802</text:p>
          </table:table-cell>
          <table:table-cell office:value-type="float" office:value="0" calcext:value-type="float">
            <text:p>0</text:p>
          </table:table-cell>
          <table:table-cell office:value-type="float" office:value="0.0028437562709597" calcext:value-type="float">
            <text:p>0.0028437562709597</text:p>
          </table:table-cell>
          <table:table-cell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60304447552053" calcext:value-type="float">
            <text:p>0.160304447552053</text:p>
          </table:table-cell>
          <table:table-cell office:value-type="float" office:value="0.160115805472153" calcext:value-type="float">
            <text:p>0.160115805472153</text:p>
          </table:table-cell>
          <table:table-cell office:value-type="float" office:value="0.160637169953025" calcext:value-type="float">
            <text:p>0.160637169953025</text:p>
          </table:table-cell>
          <table:table-cell office:value-type="float" office:value="0.000275896616207486" calcext:value-type="float">
            <text:p>0.000275896616207486</text:p>
          </table:table-cell>
          <table:table-cell office:value-type="float" office:value="0.000118493763524725" calcext:value-type="float">
            <text:p>0.000118493763524725</text:p>
          </table:table-cell>
          <table:table-cell office:value-type="float" office:value="0.000435412674987029" calcext:value-type="float">
            <text:p>0.000435412674987029</text:p>
          </table:table-cell>
          <table:table-cell table:formula="of:=[.B188]/[.B189]" office:value-type="float" office:value="3.93592382491142" calcext:value-type="float">
            <text:p>3.93592382491142</text:p>
          </table:table-cell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05091658250725" calcext:value-type="float">
            <text:p>0.505091658250725</text:p>
          </table:table-cell>
          <table:table-cell office:value-type="float" office:value="0.503247543626761" calcext:value-type="float">
            <text:p>0.503247543626761</text:p>
          </table:table-cell>
          <table:table-cell office:value-type="float" office:value="0.507255213877215" calcext:value-type="float">
            <text:p>0.507255213877215</text:p>
          </table:table-cell>
          <table:table-cell office:value-type="float" office:value="0.00212247179818874" calcext:value-type="float">
            <text:p>0.00212247179818874</text:p>
          </table:table-cell>
          <table:table-cell office:value-type="float" office:value="0.000461227243552742" calcext:value-type="float">
            <text:p>0.000461227243552742</text:p>
          </table:table-cell>
          <table:table-cell office:value-type="float" office:value="0.00290757954841569" calcext:value-type="float">
            <text:p>0.00290757954841569</text:p>
          </table:table-cell>
          <table:table-cell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56298630119198" calcext:value-type="float">
            <text:p>0.156298630119198</text:p>
          </table:table-cell>
          <table:table-cell office:value-type="float" office:value="0.155540340609912" calcext:value-type="float">
            <text:p>0.155540340609912</text:p>
          </table:table-cell>
          <table:table-cell office:value-type="float" office:value="0.156780454891038" calcext:value-type="float">
            <text:p>0.156780454891038</text:p>
          </table:table-cell>
          <table:table-cell office:value-type="float" office:value="0.000695576395717155" calcext:value-type="float">
            <text:p>0.000695576395717155</text:p>
          </table:table-cell>
          <table:table-cell office:value-type="float" office:value="0.000361786102109297" calcext:value-type="float">
            <text:p>0.000361786102109297</text:p>
          </table:table-cell>
          <table:table-cell office:value-type="float" office:value="0.00096147270104622" calcext:value-type="float">
            <text:p>0.00096147270104622</text:p>
          </table:table-cell>
          <table:table-cell table:formula="of:=[.B190]/[.B191]" office:value-type="float" office:value="3.2315808389717" calcext:value-type="float">
            <text:p>3.2315808389717</text:p>
          </table:table-cell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44235347007149" calcext:value-type="float">
            <text:p>0.644235347007149</text:p>
          </table:table-cell>
          <table:table-cell office:value-type="float" office:value="0.641105959017295" calcext:value-type="float">
            <text:p>0.641105959017295</text:p>
          </table:table-cell>
          <table:table-cell office:value-type="float" office:value="0.645597100505256" calcext:value-type="float">
            <text:p>0.645597100505256</text:p>
          </table:table-cell>
          <table:table-cell office:value-type="float" office:value="0.00214051314895565" calcext:value-type="float">
            <text:p>0.00214051314895565</text:p>
          </table:table-cell>
          <table:table-cell office:value-type="float" office:value="0.000198539506527595" calcext:value-type="float">
            <text:p>0.000198539506527595</text:p>
          </table:table-cell>
          <table:table-cell office:value-type="float" office:value="0.00270758858458129" calcext:value-type="float">
            <text:p>0.00270758858458129</text:p>
          </table:table-cell>
          <table:table-cell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66898569043628" calcext:value-type="float">
            <text:p>0.166898569043628</text:p>
          </table:table-cell>
          <table:table-cell office:value-type="float" office:value="0.166673162286142" calcext:value-type="float">
            <text:p>0.166673162286142</text:p>
          </table:table-cell>
          <table:table-cell office:value-type="float" office:value="0.167247113297582" calcext:value-type="float">
            <text:p>0.167247113297582</text:p>
          </table:table-cell>
          <table:table-cell office:value-type="float" office:value="0.000324206686494431" calcext:value-type="float">
            <text:p>0.000324206686494431</text:p>
          </table:table-cell>
          <table:table-cell office:value-type="float" office:value="0.000139000665020923" calcext:value-type="float">
            <text:p>0.000139000665020923</text:p>
          </table:table-cell>
          <table:table-cell office:value-type="float" office:value="0.000510256958779876" calcext:value-type="float">
            <text:p>0.000510256958779876</text:p>
          </table:table-cell>
          <table:table-cell table:formula="of:=[.B192]/[.B193]" office:value-type="float" office:value="3.8600411657139" calcext:value-type="float">
            <text:p>3.8600411657139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73150190745248" calcext:value-type="float">
            <text:p>0.0973150190745248</text:p>
          </table:table-cell>
          <table:table-cell office:value-type="float" office:value="0.0969485303219096" calcext:value-type="float">
            <text:p>0.0969485303219096</text:p>
          </table:table-cell>
          <table:table-cell office:value-type="float" office:value="0.0984809399998523" calcext:value-type="float">
            <text:p>0.0984809399998523</text:p>
          </table:table-cell>
          <table:table-cell office:value-type="float" office:value="0.000759602059169034" calcext:value-type="float">
            <text:p>0.000759602059169034</text:p>
          </table:table-cell>
          <table:table-cell office:value-type="float" office:value="0.000341960521198211" calcext:value-type="float">
            <text:p>0.000341960521198211</text:p>
          </table:table-cell>
          <table:table-cell office:value-type="float" office:value="0.00116025052763481" calcext:value-type="float">
            <text:p>0.00116025052763481</text:p>
          </table:table-cell>
          <table:table-cell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411400262378761" calcext:value-type="float">
            <text:p>0.0411400262378761</text:p>
          </table:table-cell>
          <table:table-cell office:value-type="float" office:value="0.041091372035425" calcext:value-type="float">
            <text:p>0.041091372035425</text:p>
          </table:table-cell>
          <table:table-cell office:value-type="float" office:value="0.0412351271014125" calcext:value-type="float">
            <text:p>0.0412351271014125</text:p>
          </table:table-cell>
          <table:table-cell office:value-type="float" office:value="0.000118582651750805" calcext:value-type="float">
            <text:p>0.000118582651750805</text:p>
          </table:table-cell>
          <table:table-cell office:value-type="float" office:value="0.0000510146603643104" calcext:value-type="float">
            <text:p>5.10146603643104E-05</text:p>
          </table:table-cell>
          <table:table-cell office:value-type="float" office:value="0.000197940320549648" calcext:value-type="float">
            <text:p>0.000197940320549648</text:p>
          </table:table-cell>
          <table:table-cell table:formula="of:=[.B194]/[.B195]" office:value-type="float" office:value="2.36545836193295" calcext:value-type="float">
            <text:p>2.36545836193295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2510673281609" calcext:value-type="float">
            <text:p>0.102510673281609</text:p>
          </table:table-cell>
          <table:table-cell office:value-type="float" office:value="0.10138638087811" calcext:value-type="float">
            <text:p>0.10138638087811</text:p>
          </table:table-cell>
          <table:table-cell office:value-type="float" office:value="0.104929380979835" calcext:value-type="float">
            <text:p>0.104929380979835</text:p>
          </table:table-cell>
          <table:table-cell office:value-type="float" office:value="0.00251350302270271" calcext:value-type="float">
            <text:p>0.00251350302270271</text:p>
          </table:table-cell>
          <table:table-cell office:value-type="float" office:value="0.000224586171783364" calcext:value-type="float">
            <text:p>0.000224586171783364</text:p>
          </table:table-cell>
          <table:table-cell office:value-type="float" office:value="0.003947752397104" calcext:value-type="float">
            <text:p>0.003947752397104</text:p>
          </table:table-cell>
          <table:table-cell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34732548986798" calcext:value-type="float">
            <text:p>0.0434732548986798</text:p>
          </table:table-cell>
          <table:table-cell office:value-type="float" office:value="0.0432195986396418" calcext:value-type="float">
            <text:p>0.0432195986396418</text:p>
          </table:table-cell>
          <table:table-cell office:value-type="float" office:value="0.0436892177645667" calcext:value-type="float">
            <text:p>0.0436892177645667</text:p>
          </table:table-cell>
          <table:table-cell office:value-type="float" office:value="0.000367951582861898" calcext:value-type="float">
            <text:p>0.000367951582861898</text:p>
          </table:table-cell>
          <table:table-cell office:value-type="float" office:value="0.00025924739440618" calcext:value-type="float">
            <text:p>0.00025924739440618</text:p>
          </table:table-cell>
          <table:table-cell office:value-type="float" office:value="0.000499641267643296" calcext:value-type="float">
            <text:p>0.000499641267643296</text:p>
          </table:table-cell>
          <table:table-cell table:formula="of:=[.B196]/[.B197]" office:value-type="float" office:value="2.35801698125718" calcext:value-type="float">
            <text:p>2.35801698125718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27548886599388" calcext:value-type="float">
            <text:p>0.0927548886599388</text:p>
          </table:table-cell>
          <table:table-cell office:value-type="float" office:value="0.0921619363865974" calcext:value-type="float">
            <text:p>0.0921619363865974</text:p>
          </table:table-cell>
          <table:table-cell office:value-type="float" office:value="0.0937362548755051" calcext:value-type="float">
            <text:p>0.0937362548755051</text:p>
          </table:table-cell>
          <table:table-cell office:value-type="float" office:value="0.000944266338103734" calcext:value-type="float">
            <text:p>0.000944266338103734</text:p>
          </table:table-cell>
          <table:table-cell office:value-type="float" office:value="0.000413211674783875" calcext:value-type="float">
            <text:p>0.000413211674783875</text:p>
          </table:table-cell>
          <table:table-cell office:value-type="float" office:value="0.00129986638024128" calcext:value-type="float">
            <text:p>0.00129986638024128</text:p>
          </table:table-cell>
          <table:table-cell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78213748560431" calcext:value-type="float">
            <text:p>0.0378213748560431</text:p>
          </table:table-cell>
          <table:table-cell office:value-type="float" office:value="0.0377539941952789" calcext:value-type="float">
            <text:p>0.0377539941952789</text:p>
          </table:table-cell>
          <table:table-cell office:value-type="float" office:value="0.0378931075805594" calcext:value-type="float">
            <text:p>0.0378931075805594</text:p>
          </table:table-cell>
          <table:table-cell office:value-type="float" office:value="0.000104874528099466" calcext:value-type="float">
            <text:p>0.000104874528099466</text:p>
          </table:table-cell>
          <table:table-cell office:value-type="float" office:value="0.0000715784121904894" calcext:value-type="float">
            <text:p>7.15784121904894E-05</text:p>
          </table:table-cell>
          <table:table-cell office:value-type="float" office:value="0.000148945078348352" calcext:value-type="float">
            <text:p>0.000148945078348352</text:p>
          </table:table-cell>
          <table:table-cell table:formula="of:=[.B198]/[.B199]" office:value-type="float" office:value="2.45244624271289" calcext:value-type="float">
            <text:p>2.45244624271289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6777082876866" calcext:value-type="float">
            <text:p>0.116777082876866</text:p>
          </table:table-cell>
          <table:table-cell office:value-type="float" office:value="0.116255450883442" calcext:value-type="float">
            <text:p>0.116255450883442</text:p>
          </table:table-cell>
          <table:table-cell office:value-type="float" office:value="0.117662361776941" calcext:value-type="float">
            <text:p>0.117662361776941</text:p>
          </table:table-cell>
          <table:table-cell office:value-type="float" office:value="0.000825178773192902" calcext:value-type="float">
            <text:p>0.000825178773192902</text:p>
          </table:table-cell>
          <table:table-cell office:value-type="float" office:value="0.000237554444628433" calcext:value-type="float">
            <text:p>0.000237554444628433</text:p>
          </table:table-cell>
          <table:table-cell office:value-type="float" office:value="0.0011587458793446" calcext:value-type="float">
            <text:p>0.0011587458793446</text:p>
          </table:table-cell>
          <table:table-cell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91854371171141" calcext:value-type="float">
            <text:p>0.0391854371171141</text:p>
          </table:table-cell>
          <table:table-cell office:value-type="float" office:value="0.0390799093878891" calcext:value-type="float">
            <text:p>0.0390799093878891</text:p>
          </table:table-cell>
          <table:table-cell office:value-type="float" office:value="0.0392552625999393" calcext:value-type="float">
            <text:p>0.0392552625999393</text:p>
          </table:table-cell>
          <table:table-cell office:value-type="float" office:value="0.000130645507308473" calcext:value-type="float">
            <text:p>0.000130645507308473</text:p>
          </table:table-cell>
          <table:table-cell office:value-type="float" office:value="0.0000904969444831327" calcext:value-type="float">
            <text:p>9.04969444831327E-05</text:p>
          </table:table-cell>
          <table:table-cell office:value-type="float" office:value="0.000175163091510436" calcext:value-type="float">
            <text:p>0.000175163091510436</text:p>
          </table:table-cell>
          <table:table-cell table:formula="of:=[.B200]/[.B201]" office:value-type="float" office:value="2.9801143350233" calcext:value-type="float">
            <text:p>2.9801143350233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53460652452971" calcext:value-type="float">
            <text:p>0.253460652452971</text:p>
          </table:table-cell>
          <table:table-cell office:value-type="float" office:value="0.253114394852309" calcext:value-type="float">
            <text:p>0.253114394852309</text:p>
          </table:table-cell>
          <table:table-cell office:value-type="float" office:value="0.25414827100758" calcext:value-type="float">
            <text:p>0.25414827100758</text:p>
          </table:table-cell>
          <table:table-cell office:value-type="float" office:value="0.000442698827901061" calcext:value-type="float">
            <text:p>0.000442698827901061</text:p>
          </table:table-cell>
          <table:table-cell office:value-type="float" office:value="0.000128610062338202" calcext:value-type="float">
            <text:p>0.000128610062338202</text:p>
          </table:table-cell>
          <table:table-cell office:value-type="float" office:value="0.000615124201813084" calcext:value-type="float">
            <text:p>0.000615124201813084</text:p>
          </table:table-cell>
          <table:table-cell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14319057782508" calcext:value-type="float">
            <text:p>0.0714319057782508</text:p>
          </table:table-cell>
          <table:table-cell office:value-type="float" office:value="0.0713660756853726" calcext:value-type="float">
            <text:p>0.0713660756853726</text:p>
          </table:table-cell>
          <table:table-cell office:value-type="float" office:value="0.0715281238972422" calcext:value-type="float">
            <text:p>0.0715281238972422</text:p>
          </table:table-cell>
          <table:table-cell office:value-type="float" office:value="0.000115994797067016" calcext:value-type="float">
            <text:p>0.000115994797067016</text:p>
          </table:table-cell>
          <table:table-cell office:value-type="float" office:value="0.0000502401769023995" calcext:value-type="float">
            <text:p>5.02401769023995E-05</text:p>
          </table:table-cell>
          <table:table-cell office:value-type="float" office:value="0.00015643883541138" calcext:value-type="float">
            <text:p>0.00015643883541138</text:p>
          </table:table-cell>
          <table:table-cell table:formula="of:=[.B202]/[.B203]" office:value-type="float" office:value="3.54828349729041" calcext:value-type="float">
            <text:p>3.54828349729041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195151047995346" calcext:value-type="float">
            <text:p>0.195151047995346</text:p>
          </table:table-cell>
          <table:table-cell office:value-type="float" office:value="0.194494160440324" calcext:value-type="float">
            <text:p>0.194494160440324</text:p>
          </table:table-cell>
          <table:table-cell office:value-type="float" office:value="0.196011200188271" calcext:value-type="float">
            <text:p>0.196011200188271</text:p>
          </table:table-cell>
          <table:table-cell office:value-type="float" office:value="0.000791521176366068" calcext:value-type="float">
            <text:p>0.000791521176366068</text:p>
          </table:table-cell>
          <table:table-cell office:value-type="float" office:value="0.000422935436788486" calcext:value-type="float">
            <text:p>0.000422935436788486</text:p>
          </table:table-cell>
          <table:table-cell office:value-type="float" office:value="0.00113485934978646" calcext:value-type="float">
            <text:p>0.00113485934978646</text:p>
          </table:table-cell>
          <table:table-cell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883992208600437" calcext:value-type="float">
            <text:p>0.0883992208600437</text:p>
          </table:table-cell>
          <table:table-cell office:value-type="float" office:value="0.0881596974610806" calcext:value-type="float">
            <text:p>0.0881596974610806</text:p>
          </table:table-cell>
          <table:table-cell office:value-type="float" office:value="0.0890214305833312" calcext:value-type="float">
            <text:p>0.0890214305833312</text:p>
          </table:table-cell>
          <table:table-cell office:value-type="float" office:value="0.000486340980025498" calcext:value-type="float">
            <text:p>0.000486340980025498</text:p>
          </table:table-cell>
          <table:table-cell office:value-type="float" office:value="0.000174120383744211" calcext:value-type="float">
            <text:p>0.000174120383744211</text:p>
          </table:table-cell>
          <table:table-cell office:value-type="float" office:value="0.000790341400720063" calcext:value-type="float">
            <text:p>0.000790341400720063</text:p>
          </table:table-cell>
          <table:table-cell table:formula="of:=[.B204]/[.B205]" office:value-type="float" office:value="2.20761049810965" calcext:value-type="float">
            <text:p>2.20761049810965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07505405876064" calcext:value-type="float">
            <text:p>0.207505405876064</text:p>
          </table:table-cell>
          <table:table-cell office:value-type="float" office:value="0.206446626237367" calcext:value-type="float">
            <text:p>0.206446626237367</text:p>
          </table:table-cell>
          <table:table-cell office:value-type="float" office:value="0.209596439822538" calcext:value-type="float">
            <text:p>0.209596439822538</text:p>
          </table:table-cell>
          <table:table-cell office:value-type="float" office:value="0.00171880430150715" calcext:value-type="float">
            <text:p>0.00171880430150715</text:p>
          </table:table-cell>
          <table:table-cell office:value-type="float" office:value="0.00048784908557529" calcext:value-type="float">
            <text:p>0.00048784908557529</text:p>
          </table:table-cell>
          <table:table-cell office:value-type="float" office:value="0.00256995800995942" calcext:value-type="float">
            <text:p>0.00256995800995942</text:p>
          </table:table-cell>
          <table:table-cell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81349635997795" calcext:value-type="float">
            <text:p>0.0781349635997795</text:p>
          </table:table-cell>
          <table:table-cell office:value-type="float" office:value="0.0778456251997704" calcext:value-type="float">
            <text:p>0.0778456251997704</text:p>
          </table:table-cell>
          <table:table-cell office:value-type="float" office:value="0.078840649168858" calcext:value-type="float">
            <text:p>0.078840649168858</text:p>
          </table:table-cell>
          <table:table-cell office:value-type="float" office:value="0.000669143609222248" calcext:value-type="float">
            <text:p>0.000669143609222248</text:p>
          </table:table-cell>
          <table:table-cell office:value-type="float" office:value="0.000172927332305854" calcext:value-type="float">
            <text:p>0.000172927332305854</text:p>
          </table:table-cell>
          <table:table-cell office:value-type="float" office:value="0.00107078997109276" calcext:value-type="float">
            <text:p>0.00107078997109276</text:p>
          </table:table-cell>
          <table:table-cell table:formula="of:=[.B206]/[.B207]" office:value-type="float" office:value="2.65573049907519" calcext:value-type="float">
            <text:p>2.65573049907519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54364275206074" calcext:value-type="float">
            <text:p>0.254364275206074</text:p>
          </table:table-cell>
          <table:table-cell office:value-type="float" office:value="0.25274338754185" calcext:value-type="float">
            <text:p>0.25274338754185</text:p>
          </table:table-cell>
          <table:table-cell office:value-type="float" office:value="0.258539081789786" calcext:value-type="float">
            <text:p>0.258539081789786</text:p>
          </table:table-cell>
          <table:table-cell office:value-type="float" office:value="0.0030410026095914" calcext:value-type="float">
            <text:p>0.0030410026095914</text:p>
          </table:table-cell>
          <table:table-cell office:value-type="float" office:value="0.000319479814685168" calcext:value-type="float">
            <text:p>0.000319479814685168</text:p>
          </table:table-cell>
          <table:table-cell office:value-type="float" office:value="0.00401452891658955" calcext:value-type="float">
            <text:p>0.00401452891658955</text:p>
          </table:table-cell>
          <table:table-cell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784699648869984" calcext:value-type="float">
            <text:p>0.0784699648869984</text:p>
          </table:table-cell>
          <table:table-cell office:value-type="float" office:value="0.0782615713464232" calcext:value-type="float">
            <text:p>0.0782615713464232</text:p>
          </table:table-cell>
          <table:table-cell office:value-type="float" office:value="0.0786129314277025" calcext:value-type="float">
            <text:p>0.0786129314277025</text:p>
          </table:table-cell>
          <table:table-cell office:value-type="float" office:value="0.000255492394158394" calcext:value-type="float">
            <text:p>0.000255492394158394</text:p>
          </table:table-cell>
          <table:table-cell office:value-type="float" office:value="0.000082609229031876" calcext:value-type="float">
            <text:p>8.2609229031876E-05</text:p>
          </table:table-cell>
          <table:table-cell office:value-type="float" office:value="0.00037167343467227" calcext:value-type="float">
            <text:p>0.00037167343467227</text:p>
          </table:table-cell>
          <table:table-cell table:formula="of:=[.B208]/[.B209]" office:value-type="float" office:value="3.24154949696198" calcext:value-type="float">
            <text:p>3.24154949696198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49298065315452" calcext:value-type="float">
            <text:p>0.349298065315452</text:p>
          </table:table-cell>
          <table:table-cell office:value-type="float" office:value="0.348010957248334" calcext:value-type="float">
            <text:p>0.348010957248334</text:p>
          </table:table-cell>
          <table:table-cell office:value-type="float" office:value="0.350399719001871" calcext:value-type="float">
            <text:p>0.350399719001871</text:p>
          </table:table-cell>
          <table:table-cell office:value-type="float" office:value="0.0011671298240247" calcext:value-type="float">
            <text:p>0.0011671298240247</text:p>
          </table:table-cell>
          <table:table-cell office:value-type="float" office:value="0.000271065997367259" calcext:value-type="float">
            <text:p>0.000271065997367259</text:p>
          </table:table-cell>
          <table:table-cell office:value-type="float" office:value="0.00145740225470827" calcext:value-type="float">
            <text:p>0.00145740225470827</text:p>
          </table:table-cell>
          <table:table-cell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844031015725" calcext:value-type="float">
            <text:p>0.12844031015725</text:p>
          </table:table-cell>
          <table:table-cell office:value-type="float" office:value="0.128121640344597" calcext:value-type="float">
            <text:p>0.128121640344597</text:p>
          </table:table-cell>
          <table:table-cell office:value-type="float" office:value="0.128955973187658" calcext:value-type="float">
            <text:p>0.128955973187658</text:p>
          </table:table-cell>
          <table:table-cell office:value-type="float" office:value="0.00046750455827766" calcext:value-type="float">
            <text:p>0.00046750455827766</text:p>
          </table:table-cell>
          <table:table-cell office:value-type="float" office:value="0.000259239273591775" calcext:value-type="float">
            <text:p>0.000259239273591775</text:p>
          </table:table-cell>
          <table:table-cell office:value-type="float" office:value="0.0006783616605881" calcext:value-type="float">
            <text:p>0.0006783616605881</text:p>
          </table:table-cell>
          <table:table-cell table:formula="of:=[.B210]/[.B211]" office:value-type="float" office:value="2.71953614007787" calcext:value-type="float">
            <text:p>2.71953614007787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50242487357415" calcext:value-type="float">
            <text:p>0.350242487357415</text:p>
          </table:table-cell>
          <table:table-cell office:value-type="float" office:value="0.347497058358082" calcext:value-type="float">
            <text:p>0.347497058358082</text:p>
          </table:table-cell>
          <table:table-cell office:value-type="float" office:value="0.355632549006259" calcext:value-type="float">
            <text:p>0.355632549006259</text:p>
          </table:table-cell>
          <table:table-cell office:value-type="float" office:value="0.00379383518260895" calcext:value-type="float">
            <text:p>0.00379383518260895</text:p>
          </table:table-cell>
          <table:table-cell office:value-type="float" office:value="0.000190668205808237" calcext:value-type="float">
            <text:p>0.000190668205808237</text:p>
          </table:table-cell>
          <table:table-cell office:value-type="float" office:value="0.00475206888568922" calcext:value-type="float">
            <text:p>0.00475206888568922</text:p>
          </table:table-cell>
          <table:table-cell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8266718958949" calcext:value-type="float">
            <text:p>0.118266718958949</text:p>
          </table:table-cell>
          <table:table-cell office:value-type="float" office:value="0.117925138461682" calcext:value-type="float">
            <text:p>0.117925138461682</text:p>
          </table:table-cell>
          <table:table-cell office:value-type="float" office:value="0.118448258742016" calcext:value-type="float">
            <text:p>0.118448258742016</text:p>
          </table:table-cell>
          <table:table-cell office:value-type="float" office:value="0.000298612016193142" calcext:value-type="float">
            <text:p>0.000298612016193142</text:p>
          </table:table-cell>
          <table:table-cell office:value-type="float" office:value="0.000165963194384188" calcext:value-type="float">
            <text:p>0.000165963194384188</text:p>
          </table:table-cell>
          <table:table-cell office:value-type="float" office:value="0.000417389596553976" calcext:value-type="float">
            <text:p>0.000417389596553976</text:p>
          </table:table-cell>
          <table:table-cell table:formula="of:=[.B212]/[.B213]" office:value-type="float" office:value="2.96146278885936" calcext:value-type="float">
            <text:p>2.96146278885936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60499079061507" calcext:value-type="float">
            <text:p>0.360499079061507</text:p>
          </table:table-cell>
          <table:table-cell office:value-type="float" office:value="0.358707604998926" calcext:value-type="float">
            <text:p>0.358707604998926</text:p>
          </table:table-cell>
          <table:table-cell office:value-type="float" office:value="0.364249261998339" calcext:value-type="float">
            <text:p>0.364249261998339</text:p>
          </table:table-cell>
          <table:table-cell office:value-type="float" office:value="0.00257482052554175" calcext:value-type="float">
            <text:p>0.00257482052554175</text:p>
          </table:table-cell>
          <table:table-cell office:value-type="float" office:value="0.000269673999961612" calcext:value-type="float">
            <text:p>0.000269673999961612</text:p>
          </table:table-cell>
          <table:table-cell office:value-type="float" office:value="0.00327732533860285" calcext:value-type="float">
            <text:p>0.00327732533860285</text:p>
          </table:table-cell>
          <table:table-cell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527768731916" calcext:value-type="float">
            <text:p>0.11527768731916</text:p>
          </table:table-cell>
          <table:table-cell office:value-type="float" office:value="0.114779261236869" calcext:value-type="float">
            <text:p>0.114779261236869</text:p>
          </table:table-cell>
          <table:table-cell office:value-type="float" office:value="0.115660923467797" calcext:value-type="float">
            <text:p>0.115660923467797</text:p>
          </table:table-cell>
          <table:table-cell office:value-type="float" office:value="0.000505956080408993" calcext:value-type="float">
            <text:p>0.000505956080408993</text:p>
          </table:table-cell>
          <table:table-cell office:value-type="float" office:value="0.000239618513553399" calcext:value-type="float">
            <text:p>0.000239618513553399</text:p>
          </table:table-cell>
          <table:table-cell office:value-type="float" office:value="0.000670655569551558" calcext:value-type="float">
            <text:p>0.000670655569551558</text:p>
          </table:table-cell>
          <table:table-cell table:formula="of:=[.B214]/[.B215]" office:value-type="float" office:value="3.12722338073475" calcext:value-type="float">
            <text:p>3.12722338073475</text:p>
          </table:table-cell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398016643811691" calcext:value-type="float">
            <text:p>0.398016643811691</text:p>
          </table:table-cell>
          <table:table-cell office:value-type="float" office:value="0.394031395690035" calcext:value-type="float">
            <text:p>0.394031395690035</text:p>
          </table:table-cell>
          <table:table-cell office:value-type="float" office:value="0.405398533999687" calcext:value-type="float">
            <text:p>0.405398533999687</text:p>
          </table:table-cell>
          <table:table-cell office:value-type="float" office:value="0.0051927623765411" calcext:value-type="float">
            <text:p>0.0051927623765411</text:p>
          </table:table-cell>
          <table:table-cell office:value-type="float" office:value="0.00102991337310718" calcext:value-type="float">
            <text:p>0.00102991337310718</text:p>
          </table:table-cell>
          <table:table-cell office:value-type="float" office:value="0.0068601307445958" calcext:value-type="float">
            <text:p>0.0068601307445958</text:p>
          </table:table-cell>
          <table:table-cell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20559915508862" calcext:value-type="float">
            <text:p>0.120559915508862</text:p>
          </table:table-cell>
          <table:table-cell office:value-type="float" office:value="0.120331650992817" calcext:value-type="float">
            <text:p>0.120331650992817</text:p>
          </table:table-cell>
          <table:table-cell office:value-type="float" office:value="0.120816367021143" calcext:value-type="float">
            <text:p>0.120816367021143</text:p>
          </table:table-cell>
          <table:table-cell office:value-type="float" office:value="0.000276434539780101" calcext:value-type="float">
            <text:p>0.000276434539780101</text:p>
          </table:table-cell>
          <table:table-cell office:value-type="float" office:value="0.000120634724884608" calcext:value-type="float">
            <text:p>0.000120634724884608</text:p>
          </table:table-cell>
          <table:table-cell office:value-type="float" office:value="0.000410060163267501" calcext:value-type="float">
            <text:p>0.000410060163267501</text:p>
          </table:table-cell>
          <table:table-cell table:formula="of:=[.B216]/[.B217]" office:value-type="float" office:value="3.30140115088613" calcext:value-type="float">
            <text:p>3.30140115088613</text:p>
          </table:table-cell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98921995204364" calcext:value-type="float">
            <text:p>0.598921995204364</text:p>
          </table:table-cell>
          <table:table-cell office:value-type="float" office:value="0.595458685747872" calcext:value-type="float">
            <text:p>0.595458685747872</text:p>
          </table:table-cell>
          <table:table-cell office:value-type="float" office:value="0.601786363369683" calcext:value-type="float">
            <text:p>0.601786363369683</text:p>
          </table:table-cell>
          <table:table-cell office:value-type="float" office:value="0.00338283533053289" calcext:value-type="float">
            <text:p>0.00338283533053289</text:p>
          </table:table-cell>
          <table:table-cell office:value-type="float" office:value="0.000250854249316035" calcext:value-type="float">
            <text:p>0.000250854249316035</text:p>
          </table:table-cell>
          <table:table-cell office:value-type="float" office:value="0.00414391606235573" calcext:value-type="float">
            <text:p>0.00414391606235573</text:p>
          </table:table-cell>
          <table:table-cell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64313080548406" calcext:value-type="float">
            <text:p>0.164313080548406</text:p>
          </table:table-cell>
          <table:table-cell office:value-type="float" office:value="0.163971925434972" calcext:value-type="float">
            <text:p>0.163971925434972</text:p>
          </table:table-cell>
          <table:table-cell office:value-type="float" office:value="0.164729528091682" calcext:value-type="float">
            <text:p>0.164729528091682</text:p>
          </table:table-cell>
          <table:table-cell office:value-type="float" office:value="0.000424811367034427" calcext:value-type="float">
            <text:p>0.000424811367034427</text:p>
          </table:table-cell>
          <table:table-cell office:value-type="float" office:value="0.000210143441881356" calcext:value-type="float">
            <text:p>0.000210143441881356</text:p>
          </table:table-cell>
          <table:table-cell office:value-type="float" office:value="0.000638904169436366" calcext:value-type="float">
            <text:p>0.000638904169436366</text:p>
          </table:table-cell>
          <table:table-cell table:formula="of:=[.B218]/[.B219]" office:value-type="float" office:value="3.64500496981385" calcext:value-type="float">
            <text:p>3.64500496981385</text:p>
          </table:table-cell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553205901205123" calcext:value-type="float">
            <text:p>0.553205901205123</text:p>
          </table:table-cell>
          <table:table-cell office:value-type="float" office:value="0.551605781114631" calcext:value-type="float">
            <text:p>0.551605781114631</text:p>
          </table:table-cell>
          <table:table-cell office:value-type="float" office:value="0.556121853005607" calcext:value-type="float">
            <text:p>0.556121853005607</text:p>
          </table:table-cell>
          <table:table-cell office:value-type="float" office:value="0.00205684236666538" calcext:value-type="float">
            <text:p>0.00205684236666538</text:p>
          </table:table-cell>
          <table:table-cell office:value-type="float" office:value="0.00023925891825155" calcext:value-type="float">
            <text:p>0.00023925891825155</text:p>
          </table:table-cell>
          <table:table-cell office:value-type="float" office:value="0.00276969358918892" calcext:value-type="float">
            <text:p>0.00276969358918892</text:p>
          </table:table-cell>
          <table:table-cell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62159669133189" calcext:value-type="float">
            <text:p>0.162159669133189</text:p>
          </table:table-cell>
          <table:table-cell office:value-type="float" office:value="0.161735389791635" calcext:value-type="float">
            <text:p>0.161735389791635</text:p>
          </table:table-cell>
          <table:table-cell office:value-type="float" office:value="0.162846179350579" calcext:value-type="float">
            <text:p>0.162846179350579</text:p>
          </table:table-cell>
          <table:table-cell office:value-type="float" office:value="0.000617821635868211" calcext:value-type="float">
            <text:p>0.000617821635868211</text:p>
          </table:table-cell>
          <table:table-cell office:value-type="float" office:value="0.000269022859008377" calcext:value-type="float">
            <text:p>0.000269022859008377</text:p>
          </table:table-cell>
          <table:table-cell office:value-type="float" office:value="0.000848949276077131" calcext:value-type="float">
            <text:p>0.000848949276077131</text:p>
          </table:table-cell>
          <table:table-cell table:formula="of:=[.B220]/[.B221]" office:value-type="float" office:value="3.4114888378981" calcext:value-type="float">
            <text:p>3.4114888378981</text:p>
          </table:table-cell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57704926834655" calcext:value-type="float">
            <text:p>0.557704926834655</text:p>
          </table:table-cell>
          <table:table-cell office:value-type="float" office:value="0.554020971001592" calcext:value-type="float">
            <text:p>0.554020971001592</text:p>
          </table:table-cell>
          <table:table-cell office:value-type="float" office:value="0.559270871002809" calcext:value-type="float">
            <text:p>0.559270871002809</text:p>
          </table:table-cell>
          <table:table-cell office:value-type="float" office:value="0.00250432182582632" calcext:value-type="float">
            <text:p>0.00250432182582632</text:p>
          </table:table-cell>
          <table:table-cell office:value-type="float" office:value="0.00013078999472782" calcext:value-type="float">
            <text:p>0.00013078999472782</text:p>
          </table:table-cell>
          <table:table-cell office:value-type="float" office:value="0.00310654281758502" calcext:value-type="float">
            <text:p>0.00310654281758502</text:p>
          </table:table-cell>
          <table:table-cell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59081405854834" calcext:value-type="float">
            <text:p>0.159081405854834</text:p>
          </table:table-cell>
          <table:table-cell office:value-type="float" office:value="0.158698203724011" calcext:value-type="float">
            <text:p>0.158698203724011</text:p>
          </table:table-cell>
          <table:table-cell office:value-type="float" office:value="0.159641667946042" calcext:value-type="float">
            <text:p>0.159641667946042</text:p>
          </table:table-cell>
          <table:table-cell office:value-type="float" office:value="0.000537842300488386" calcext:value-type="float">
            <text:p>0.000537842300488386</text:p>
          </table:table-cell>
          <table:table-cell office:value-type="float" office:value="0.000248274011888938" calcext:value-type="float">
            <text:p>0.000248274011888938</text:p>
          </table:table-cell>
          <table:table-cell office:value-type="float" office:value="0.00079929465485425" calcext:value-type="float">
            <text:p>0.00079929465485425</text:p>
          </table:table-cell>
          <table:table-cell table:formula="of:=[.B222]/[.B223]" office:value-type="float" office:value="3.50578324247131" calcext:value-type="float">
            <text:p>3.50578324247131</text:p>
          </table:table-cell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31938511078261" calcext:value-type="float">
            <text:p>0.631938511078261</text:p>
          </table:table-cell>
          <table:table-cell office:value-type="float" office:value="0.630948611506028" calcext:value-type="float">
            <text:p>0.630948611506028</text:p>
          </table:table-cell>
          <table:table-cell office:value-type="float" office:value="0.632935485315102" calcext:value-type="float">
            <text:p>0.632935485315102</text:p>
          </table:table-cell>
          <table:table-cell office:value-type="float" office:value="0.00103550079688692" calcext:value-type="float">
            <text:p>0.00103550079688692</text:p>
          </table:table-cell>
          <table:table-cell office:value-type="float" office:value="0.00070037491605035" calcext:value-type="float">
            <text:p>0.00070037491605035</text:p>
          </table:table-cell>
          <table:table-cell office:value-type="float" office:value="0.00121643571949774" calcext:value-type="float">
            <text:p>0.00121643571949774</text:p>
          </table:table-cell>
          <table:table-cell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64736296975059" calcext:value-type="float">
            <text:p>0.164736296975059</text:p>
          </table:table-cell>
          <table:table-cell office:value-type="float" office:value="0.164326842079477" calcext:value-type="float">
            <text:p>0.164326842079477</text:p>
          </table:table-cell>
          <table:table-cell office:value-type="float" office:value="0.16508275019393" calcext:value-type="float">
            <text:p>0.16508275019393</text:p>
          </table:table-cell>
          <table:table-cell office:value-type="float" office:value="0.000434461819934337" calcext:value-type="float">
            <text:p>0.000434461819934337</text:p>
          </table:table-cell>
          <table:table-cell office:value-type="float" office:value="0.000252086160031903" calcext:value-type="float">
            <text:p>0.000252086160031903</text:p>
          </table:table-cell>
          <table:table-cell office:value-type="float" office:value="0.000590616522284633" calcext:value-type="float">
            <text:p>0.000590616522284633</text:p>
          </table:table-cell>
          <table:table-cell table:formula="of:=[.B224]/[.B225]" office:value-type="float" office:value="3.83606116370296" calcext:value-type="float">
            <text:p>3.83606116370296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17287165810709" calcext:value-type="float">
            <text:p>0.117287165810709</text:p>
          </table:table-cell>
          <table:table-cell office:value-type="float" office:value="0.116846833350579" calcext:value-type="float">
            <text:p>0.116846833350579</text:p>
          </table:table-cell>
          <table:table-cell office:value-type="float" office:value="0.118171122548726" calcext:value-type="float">
            <text:p>0.118171122548726</text:p>
          </table:table-cell>
          <table:table-cell office:value-type="float" office:value="0.00072959300573943" calcext:value-type="float">
            <text:p>0.00072959300573943</text:p>
          </table:table-cell>
          <table:table-cell office:value-type="float" office:value="0.000230995146207644" calcext:value-type="float">
            <text:p>0.000230995146207644</text:p>
          </table:table-cell>
          <table:table-cell office:value-type="float" office:value="0.00111016127732472" calcext:value-type="float">
            <text:p>0.00111016127732472</text:p>
          </table:table-cell>
          <table:table-cell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3592588742054" calcext:value-type="float">
            <text:p>0.033592588742054</text:p>
          </table:table-cell>
          <table:table-cell office:value-type="float" office:value="0.0333310967131905" calcext:value-type="float">
            <text:p>0.0333310967131905</text:p>
          </table:table-cell>
          <table:table-cell office:value-type="float" office:value="0.0338239268283728" calcext:value-type="float">
            <text:p>0.0338239268283728</text:p>
          </table:table-cell>
          <table:table-cell office:value-type="float" office:value="0.000429954788284295" calcext:value-type="float">
            <text:p>0.000429954788284295</text:p>
          </table:table-cell>
          <table:table-cell office:value-type="float" office:value="0.000304118942519502" calcext:value-type="float">
            <text:p>0.000304118942519502</text:p>
          </table:table-cell>
          <table:table-cell office:value-type="float" office:value="0.000515873904811237" calcext:value-type="float">
            <text:p>0.000515873904811237</text:p>
          </table:table-cell>
          <table:table-cell table:formula="of:=[.B226]/[.B227]" office:value-type="float" office:value="3.49145958090092" calcext:value-type="float">
            <text:p>3.49145958090092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0879743005613" calcext:value-type="float">
            <text:p>0.100879743005613</text:p>
          </table:table-cell>
          <table:table-cell office:value-type="float" office:value="0.100450948182014" calcext:value-type="float">
            <text:p>0.100450948182014</text:p>
          </table:table-cell>
          <table:table-cell office:value-type="float" office:value="0.10144602335184" calcext:value-type="float">
            <text:p>0.10144602335184</text:p>
          </table:table-cell>
          <table:table-cell office:value-type="float" office:value="0.000547499783031669" calcext:value-type="float">
            <text:p>0.000547499783031669</text:p>
          </table:table-cell>
          <table:table-cell office:value-type="float" office:value="0.000281257484057886" calcext:value-type="float">
            <text:p>0.000281257484057886</text:p>
          </table:table-cell>
          <table:table-cell office:value-type="float" office:value="0.000874188947121221" calcext:value-type="float">
            <text:p>0.000874188947121221</text:p>
          </table:table-cell>
          <table:table-cell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3384416051779" calcext:value-type="float">
            <text:p>0.043384416051779</text:p>
          </table:table-cell>
          <table:table-cell office:value-type="float" office:value="0.0433017105353861" calcext:value-type="float">
            <text:p>0.0433017105353861</text:p>
          </table:table-cell>
          <table:table-cell office:value-type="float" office:value="0.0435303732945959" calcext:value-type="float">
            <text:p>0.0435303732945959</text:p>
          </table:table-cell>
          <table:table-cell office:value-type="float" office:value="0.000155256240136987" calcext:value-type="float">
            <text:p>0.000155256240136987</text:p>
          </table:table-cell>
          <table:table-cell office:value-type="float" office:value="0.0000687825041505883" calcext:value-type="float">
            <text:p>6.87825041505883E-05</text:p>
          </table:table-cell>
          <table:table-cell office:value-type="float" office:value="0.000213416290631831" calcext:value-type="float">
            <text:p>0.000213416290631831</text:p>
          </table:table-cell>
          <table:table-cell table:formula="of:=[.B228]/[.B229]" office:value-type="float" office:value="2.32525298681475" calcext:value-type="float">
            <text:p>2.32525298681475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86184472135143" calcext:value-type="float">
            <text:p>0.086184472135143</text:p>
          </table:table-cell>
          <table:table-cell office:value-type="float" office:value="0.0858845234489889" calcext:value-type="float">
            <text:p>0.0858845234489889</text:p>
          </table:table-cell>
          <table:table-cell office:value-type="float" office:value="0.0865465944013739" calcext:value-type="float">
            <text:p>0.0865465944013739</text:p>
          </table:table-cell>
          <table:table-cell office:value-type="float" office:value="0.000468002458844022" calcext:value-type="float">
            <text:p>0.000468002458844022</text:p>
          </table:table-cell>
          <table:table-cell office:value-type="float" office:value="0.000280882905398012" calcext:value-type="float">
            <text:p>0.000280882905398012</text:p>
          </table:table-cell>
          <table:table-cell office:value-type="float" office:value="0.000642938308288686" calcext:value-type="float">
            <text:p>0.000642938308288686</text:p>
          </table:table-cell>
          <table:table-cell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23759400908345" calcext:value-type="float">
            <text:p>0.0423759400908345</text:p>
          </table:table-cell>
          <table:table-cell office:value-type="float" office:value="0.0423104657005956" calcext:value-type="float">
            <text:p>0.0423104657005956</text:p>
          </table:table-cell>
          <table:table-cell office:value-type="float" office:value="0.0424336069672414" calcext:value-type="float">
            <text:p>0.0424336069672414</text:p>
          </table:table-cell>
          <table:table-cell office:value-type="float" office:value="0.0001029007472007" calcext:value-type="float">
            <text:p>0.0001029007472007</text:p>
          </table:table-cell>
          <table:table-cell office:value-type="float" office:value="0.0000602355348068871" calcext:value-type="float">
            <text:p>6.02355348068871E-05</text:p>
          </table:table-cell>
          <table:table-cell office:value-type="float" office:value="0.000139496734963192" calcext:value-type="float">
            <text:p>0.000139496734963192</text:p>
          </table:table-cell>
          <table:table-cell table:formula="of:=[.B230]/[.B231]" office:value-type="float" office:value="2.03380672972454" calcext:value-type="float">
            <text:p>2.03380672972454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49491411062048" calcext:value-type="float">
            <text:p>0.149491411062048</text:p>
          </table:table-cell>
          <table:table-cell office:value-type="float" office:value="0.148747928840897" calcext:value-type="float">
            <text:p>0.148747928840897</text:p>
          </table:table-cell>
          <table:table-cell office:value-type="float" office:value="0.150750395218243" calcext:value-type="float">
            <text:p>0.150750395218243</text:p>
          </table:table-cell>
          <table:table-cell office:value-type="float" office:value="0.00111873496815978" calcext:value-type="float">
            <text:p>0.00111873496815978</text:p>
          </table:table-cell>
          <table:table-cell office:value-type="float" office:value="0.000371453918125405" calcext:value-type="float">
            <text:p>0.000371453918125405</text:p>
          </table:table-cell>
          <table:table-cell office:value-type="float" office:value="0.0013868688027355" calcext:value-type="float">
            <text:p>0.0013868688027355</text:p>
          </table:table-cell>
          <table:table-cell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19250284390884" calcext:value-type="float">
            <text:p>0.0319250284390884</text:p>
          </table:table-cell>
          <table:table-cell office:value-type="float" office:value="0.0318838745194145" calcext:value-type="float">
            <text:p>0.0318838745194145</text:p>
          </table:table-cell>
          <table:table-cell office:value-type="float" office:value="0.0319604409205557" calcext:value-type="float">
            <text:p>0.0319604409205557</text:p>
          </table:table-cell>
          <table:table-cell office:value-type="float" office:value="0.0000635945798626308" calcext:value-type="float">
            <text:p>6.35945798626308E-05</text:p>
          </table:table-cell>
          <table:table-cell office:value-type="float" office:value="0.0000466150702288113" calcext:value-type="float">
            <text:p>4.66150702288113E-05</text:p>
          </table:table-cell>
          <table:table-cell office:value-type="float" office:value="0.000085593655162134" calcext:value-type="float">
            <text:p>8.5593655162134E-05</text:p>
          </table:table-cell>
          <table:table-cell table:formula="of:=[.B232]/[.B233]" office:value-type="float" office:value="4.68257722455193" calcext:value-type="float">
            <text:p>4.68257722455193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54992045216301" calcext:value-type="float">
            <text:p>0.254992045216301</text:p>
          </table:table-cell>
          <table:table-cell office:value-type="float" office:value="0.253937534049813" calcext:value-type="float">
            <text:p>0.253937534049813</text:p>
          </table:table-cell>
          <table:table-cell office:value-type="float" office:value="0.256142162316246" calcext:value-type="float">
            <text:p>0.256142162316246</text:p>
          </table:table-cell>
          <table:table-cell office:value-type="float" office:value="0.00110620439970047" calcext:value-type="float">
            <text:p>0.00110620439970047</text:p>
          </table:table-cell>
          <table:table-cell office:value-type="float" office:value="0.00051282237981427" calcext:value-type="float">
            <text:p>0.00051282237981427</text:p>
          </table:table-cell>
          <table:table-cell office:value-type="float" office:value="0.0014209317167857" calcext:value-type="float">
            <text:p>0.0014209317167857</text:p>
          </table:table-cell>
          <table:table-cell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05644160420454" calcext:value-type="float">
            <text:p>0.0705644160420454</text:p>
          </table:table-cell>
          <table:table-cell office:value-type="float" office:value="0.070473264379104" calcext:value-type="float">
            <text:p>0.070473264379104</text:p>
          </table:table-cell>
          <table:table-cell office:value-type="float" office:value="0.070651328711032" calcext:value-type="float">
            <text:p>0.070651328711032</text:p>
          </table:table-cell>
          <table:table-cell office:value-type="float" office:value="0.000129219337749248" calcext:value-type="float">
            <text:p>0.000129219337749248</text:p>
          </table:table-cell>
          <table:table-cell office:value-type="float" office:value="0.000098689707331677" calcext:value-type="float">
            <text:p>9.8689707331677E-05</text:p>
          </table:table-cell>
          <table:table-cell office:value-type="float" office:value="0.000156376847676876" calcext:value-type="float">
            <text:p>0.000156376847676876</text:p>
          </table:table-cell>
          <table:table-cell table:formula="of:=[.B234]/[.B235]" office:value-type="float" office:value="3.61360668051678" calcext:value-type="float">
            <text:p>3.61360668051678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40921762940416" calcext:value-type="float">
            <text:p>0.240921762940416</text:p>
          </table:table-cell>
          <table:table-cell office:value-type="float" office:value="0.240219283279439" calcext:value-type="float">
            <text:p>0.240219283279439</text:p>
          </table:table-cell>
          <table:table-cell office:value-type="float" office:value="0.242884211504133" calcext:value-type="float">
            <text:p>0.242884211504133</text:p>
          </table:table-cell>
          <table:table-cell office:value-type="float" office:value="0.00115441579438069" calcext:value-type="float">
            <text:p>0.00115441579438069</text:p>
          </table:table-cell>
          <table:table-cell office:value-type="float" office:value="0.0000320257036765363" calcext:value-type="float">
            <text:p>3.20257036765363E-05</text:p>
          </table:table-cell>
          <table:table-cell office:value-type="float" office:value="0.00148323022285794" calcext:value-type="float">
            <text:p>0.00148323022285794</text:p>
          </table:table-cell>
          <table:table-cell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63386716478006" calcext:value-type="float">
            <text:p>0.0663386716478006</text:p>
          </table:table-cell>
          <table:table-cell office:value-type="float" office:value="0.0662086318298173" calcext:value-type="float">
            <text:p>0.0662086318298173</text:p>
          </table:table-cell>
          <table:table-cell office:value-type="float" office:value="0.0666530530730418" calcext:value-type="float">
            <text:p>0.0666530530730418</text:p>
          </table:table-cell>
          <table:table-cell office:value-type="float" office:value="0.000276843015008323" calcext:value-type="float">
            <text:p>0.000276843015008323</text:p>
          </table:table-cell>
          <table:table-cell office:value-type="float" office:value="0.000109265150865114" calcext:value-type="float">
            <text:p>0.000109265150865114</text:p>
          </table:table-cell>
          <table:table-cell office:value-type="float" office:value="0.000438028544824308" calcext:value-type="float">
            <text:p>0.000438028544824308</text:p>
          </table:table-cell>
          <table:table-cell table:formula="of:=[.B236]/[.B237]" office:value-type="float" office:value="3.63169410776713" calcext:value-type="float">
            <text:p>3.63169410776713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0528636430972" calcext:value-type="float">
            <text:p>0.180528636430972</text:p>
          </table:table-cell>
          <table:table-cell office:value-type="float" office:value="0.179545105334708" calcext:value-type="float">
            <text:p>0.179545105334708</text:p>
          </table:table-cell>
          <table:table-cell office:value-type="float" office:value="0.183463297760075" calcext:value-type="float">
            <text:p>0.183463297760075</text:p>
          </table:table-cell>
          <table:table-cell office:value-type="float" office:value="0.00180002112373347" calcext:value-type="float">
            <text:p>0.00180002112373347</text:p>
          </table:table-cell>
          <table:table-cell office:value-type="float" office:value="0.000281697446002948" calcext:value-type="float">
            <text:p>0.000281697446002948</text:p>
          </table:table-cell>
          <table:table-cell office:value-type="float" office:value="0.00274340344885336" calcext:value-type="float">
            <text:p>0.00274340344885336</text:p>
          </table:table-cell>
          <table:table-cell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92567067258815" calcext:value-type="float">
            <text:p>0.0792567067258815</text:p>
          </table:table-cell>
          <table:table-cell office:value-type="float" office:value="0.0790801279975893" calcext:value-type="float">
            <text:p>0.0790801279975893</text:p>
          </table:table-cell>
          <table:table-cell office:value-type="float" office:value="0.0797377278056644" calcext:value-type="float">
            <text:p>0.0797377278056644</text:p>
          </table:table-cell>
          <table:table-cell office:value-type="float" office:value="0.000370520586096917" calcext:value-type="float">
            <text:p>0.000370520586096917</text:p>
          </table:table-cell>
          <table:table-cell office:value-type="float" office:value="0.000151748981741967" calcext:value-type="float">
            <text:p>0.000151748981741967</text:p>
          </table:table-cell>
          <table:table-cell office:value-type="float" office:value="0.000597968206260234" calcext:value-type="float">
            <text:p>0.000597968206260234</text:p>
          </table:table-cell>
          <table:table-cell table:formula="of:=[.B238]/[.B239]" office:value-type="float" office:value="2.27777110466312" calcext:value-type="float">
            <text:p>2.27777110466312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74164897433657" calcext:value-type="float">
            <text:p>0.274164897433657</text:p>
          </table:table-cell>
          <table:table-cell office:value-type="float" office:value="0.273088720179803" calcext:value-type="float">
            <text:p>0.273088720179803</text:p>
          </table:table-cell>
          <table:table-cell office:value-type="float" office:value="0.276360126950021" calcext:value-type="float">
            <text:p>0.276360126950021</text:p>
          </table:table-cell>
          <table:table-cell office:value-type="float" office:value="0.00164858847060845" calcext:value-type="float">
            <text:p>0.00164858847060845</text:p>
          </table:table-cell>
          <table:table-cell office:value-type="float" office:value="0.000147942684749712" calcext:value-type="float">
            <text:p>0.000147942684749712</text:p>
          </table:table-cell>
          <table:table-cell office:value-type="float" office:value="0.00234394576471581" calcext:value-type="float">
            <text:p>0.00234394576471581</text:p>
          </table:table-cell>
          <table:table-cell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49550823055984" calcext:value-type="float">
            <text:p>0.0649550823055984</text:p>
          </table:table-cell>
          <table:table-cell office:value-type="float" office:value="0.0647212754360904" calcext:value-type="float">
            <text:p>0.0647212754360904</text:p>
          </table:table-cell>
          <table:table-cell office:value-type="float" office:value="0.0655211756869898" calcext:value-type="float">
            <text:p>0.0655211756869898</text:p>
          </table:table-cell>
          <table:table-cell office:value-type="float" office:value="0.000585444890607235" calcext:value-type="float">
            <text:p>0.000585444890607235</text:p>
          </table:table-cell>
          <table:table-cell office:value-type="float" office:value="0.000109443627592408" calcext:value-type="float">
            <text:p>0.000109443627592408</text:p>
          </table:table-cell>
          <table:table-cell office:value-type="float" office:value="0.00099168089009693" calcext:value-type="float">
            <text:p>0.00099168089009693</text:p>
          </table:table-cell>
          <table:table-cell table:formula="of:=[.B240]/[.B241]" office:value-type="float" office:value="4.2208382731897" calcext:value-type="float">
            <text:p>4.2208382731897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47160997707761" calcext:value-type="float">
            <text:p>0.347160997707761</text:p>
          </table:table-cell>
          <table:table-cell office:value-type="float" office:value="0.346133872621067" calcext:value-type="float">
            <text:p>0.346133872621067</text:p>
          </table:table-cell>
          <table:table-cell office:value-type="float" office:value="0.34888883100939" calcext:value-type="float">
            <text:p>0.34888883100939</text:p>
          </table:table-cell>
          <table:table-cell office:value-type="float" office:value="0.00127418282402928" calcext:value-type="float">
            <text:p>0.00127418282402928</text:p>
          </table:table-cell>
          <table:table-cell office:value-type="float" office:value="0.0000995197515294421" calcext:value-type="float">
            <text:p>9.95197515294421E-05</text:p>
          </table:table-cell>
          <table:table-cell office:value-type="float" office:value="0.00176985263205277" calcext:value-type="float">
            <text:p>0.00176985263205277</text:p>
          </table:table-cell>
          <table:table-cell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6557104928965" calcext:value-type="float">
            <text:p>0.116557104928965</text:p>
          </table:table-cell>
          <table:table-cell office:value-type="float" office:value="0.116216234839764" calcext:value-type="float">
            <text:p>0.116216234839764</text:p>
          </table:table-cell>
          <table:table-cell office:value-type="float" office:value="0.116819358830045" calcext:value-type="float">
            <text:p>0.116819358830045</text:p>
          </table:table-cell>
          <table:table-cell office:value-type="float" office:value="0.000394381109299984" calcext:value-type="float">
            <text:p>0.000394381109299984</text:p>
          </table:table-cell>
          <table:table-cell office:value-type="float" office:value="0.000183817122364303" calcext:value-type="float">
            <text:p>0.000183817122364303</text:p>
          </table:table-cell>
          <table:table-cell office:value-type="float" office:value="0.000647174982777628" calcext:value-type="float">
            <text:p>0.000647174982777628</text:p>
          </table:table-cell>
          <table:table-cell table:formula="of:=[.B242]/[.B243]" office:value-type="float" office:value="2.97846277083955" calcext:value-type="float">
            <text:p>2.97846277083955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32645933892927" calcext:value-type="float">
            <text:p>0.332645933892927</text:p>
          </table:table-cell>
          <table:table-cell office:value-type="float" office:value="0.331253711991012" calcext:value-type="float">
            <text:p>0.331253711991012</text:p>
          </table:table-cell>
          <table:table-cell office:value-type="float" office:value="0.335361550137168" calcext:value-type="float">
            <text:p>0.335361550137168</text:p>
          </table:table-cell>
          <table:table-cell office:value-type="float" office:value="0.00204432398510075" calcext:value-type="float">
            <text:p>0.00204432398510075</text:p>
          </table:table-cell>
          <table:table-cell office:value-type="float" office:value="0.000260182635048744" calcext:value-type="float">
            <text:p>0.000260182635048744</text:p>
          </table:table-cell>
          <table:table-cell office:value-type="float" office:value="0.00296266007346265" calcext:value-type="float">
            <text:p>0.00296266007346265</text:p>
          </table:table-cell>
          <table:table-cell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40991023860107" calcext:value-type="float">
            <text:p>0.140991023860107</text:p>
          </table:table-cell>
          <table:table-cell office:value-type="float" office:value="0.139732255055042" calcext:value-type="float">
            <text:p>0.139732255055042</text:p>
          </table:table-cell>
          <table:table-cell office:value-type="float" office:value="0.142524849819447" calcext:value-type="float">
            <text:p>0.142524849819447</text:p>
          </table:table-cell>
          <table:table-cell office:value-type="float" office:value="0.00150496077741011" calcext:value-type="float">
            <text:p>0.00150496077741011</text:p>
          </table:table-cell>
          <table:table-cell office:value-type="float" office:value="0.000996366718288932" calcext:value-type="float">
            <text:p>0.000996366718288932</text:p>
          </table:table-cell>
          <table:table-cell office:value-type="float" office:value="0.00194814689203564" calcext:value-type="float">
            <text:p>0.00194814689203564</text:p>
          </table:table-cell>
          <table:table-cell table:formula="of:=[.B244]/[.B245]" office:value-type="float" office:value="2.35934121751596" calcext:value-type="float">
            <text:p>2.35934121751596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09324363469398" calcext:value-type="float">
            <text:p>0.309324363469398</text:p>
          </table:table-cell>
          <table:table-cell office:value-type="float" office:value="0.308139169569379" calcext:value-type="float">
            <text:p>0.308139169569379</text:p>
          </table:table-cell>
          <table:table-cell office:value-type="float" office:value="0.311023685801774" calcext:value-type="float">
            <text:p>0.311023685801774</text:p>
          </table:table-cell>
          <table:table-cell office:value-type="float" office:value="0.00151748458928054" calcext:value-type="float">
            <text:p>0.00151748458928054</text:p>
          </table:table-cell>
          <table:table-cell office:value-type="float" office:value="0.000993039053391048" calcext:value-type="float">
            <text:p>0.000993039053391048</text:p>
          </table:table-cell>
          <table:table-cell office:value-type="float" office:value="0.00187143378589166" calcext:value-type="float">
            <text:p>0.00187143378589166</text:p>
          </table:table-cell>
          <table:table-cell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26897138588213" calcext:value-type="float">
            <text:p>0.126897138588213</text:p>
          </table:table-cell>
          <table:table-cell office:value-type="float" office:value="0.126577740839972" calcext:value-type="float">
            <text:p>0.126577740839972</text:p>
          </table:table-cell>
          <table:table-cell office:value-type="float" office:value="0.127150386427881" calcext:value-type="float">
            <text:p>0.127150386427881</text:p>
          </table:table-cell>
          <table:table-cell office:value-type="float" office:value="0.000356598771986167" calcext:value-type="float">
            <text:p>0.000356598771986167</text:p>
          </table:table-cell>
          <table:table-cell office:value-type="float" office:value="0.000204697699128541" calcext:value-type="float">
            <text:p>0.000204697699128541</text:p>
          </table:table-cell>
          <table:table-cell office:value-type="float" office:value="0.000511116039804428" calcext:value-type="float">
            <text:p>0.000511116039804428</text:p>
          </table:table-cell>
          <table:table-cell table:formula="of:=[.B246]/[.B247]" office:value-type="float" office:value="2.4375991997201" calcext:value-type="float">
            <text:p>2.4375991997201</text:p>
          </table:table-cell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2024195677368" calcext:value-type="float">
            <text:p>0.42024195677368</text:p>
          </table:table-cell>
          <table:table-cell office:value-type="float" office:value="0.416521067629219" calcext:value-type="float">
            <text:p>0.416521067629219</text:p>
          </table:table-cell>
          <table:table-cell office:value-type="float" office:value="0.430307806003839" calcext:value-type="float">
            <text:p>0.430307806003839</text:p>
          </table:table-cell>
          <table:table-cell office:value-type="float" office:value="0.0067293430024394" calcext:value-type="float">
            <text:p>0.0067293430024394</text:p>
          </table:table-cell>
          <table:table-cell office:value-type="float" office:value="0.000208534125704318" calcext:value-type="float">
            <text:p>0.000208534125704318</text:p>
          </table:table-cell>
          <table:table-cell office:value-type="float" office:value="0.00813458566225447" calcext:value-type="float">
            <text:p>0.00813458566225447</text:p>
          </table:table-cell>
          <table:table-cell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08216144090513" calcext:value-type="float">
            <text:p>0.108216144090513</text:p>
          </table:table-cell>
          <table:table-cell office:value-type="float" office:value="0.10803102939422" calcext:value-type="float">
            <text:p>0.10803102939422</text:p>
          </table:table-cell>
          <table:table-cell office:value-type="float" office:value="0.108403281354343" calcext:value-type="float">
            <text:p>0.108403281354343</text:p>
          </table:table-cell>
          <table:table-cell office:value-type="float" office:value="0.000253742227041626" calcext:value-type="float">
            <text:p>0.000253742227041626</text:p>
          </table:table-cell>
          <table:table-cell office:value-type="float" office:value="0.000156629072960975" calcext:value-type="float">
            <text:p>0.000156629072960975</text:p>
          </table:table-cell>
          <table:table-cell office:value-type="float" office:value="0.000367077585579155" calcext:value-type="float">
            <text:p>0.000367077585579155</text:p>
          </table:table-cell>
          <table:table-cell table:formula="of:=[.B248]/[.B249]" office:value-type="float" office:value="3.88335733365426" calcext:value-type="float">
            <text:p>3.88335733365426</text:p>
          </table:table-cell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6108592227932" calcext:value-type="float">
            <text:p>0.6108592227932</text:p>
          </table:table-cell>
          <table:table-cell office:value-type="float" office:value="0.608801927999593" calcext:value-type="float">
            <text:p>0.608801927999593</text:p>
          </table:table-cell>
          <table:table-cell office:value-type="float" office:value="0.612393416626219" calcext:value-type="float">
            <text:p>0.612393416626219</text:p>
          </table:table-cell>
          <table:table-cell office:value-type="float" office:value="0.00164507410163242" calcext:value-type="float">
            <text:p>0.00164507410163242</text:p>
          </table:table-cell>
          <table:table-cell office:value-type="float" office:value="0.000421591166135216" calcext:value-type="float">
            <text:p>0.000421591166135216</text:p>
          </table:table-cell>
          <table:table-cell office:value-type="float" office:value="0.0022700890089826" calcext:value-type="float">
            <text:p>0.0022700890089826</text:p>
          </table:table-cell>
          <table:table-cell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42523046029054" calcext:value-type="float">
            <text:p>0.142523046029054</text:p>
          </table:table-cell>
          <table:table-cell office:value-type="float" office:value="0.142258154537662" calcext:value-type="float">
            <text:p>0.142258154537662</text:p>
          </table:table-cell>
          <table:table-cell office:value-type="float" office:value="0.142840199612301" calcext:value-type="float">
            <text:p>0.142840199612301</text:p>
          </table:table-cell>
          <table:table-cell office:value-type="float" office:value="0.000307219127754782" calcext:value-type="float">
            <text:p>0.000307219127754782</text:p>
          </table:table-cell>
          <table:table-cell office:value-type="float" office:value="0.00016415198198337" calcext:value-type="float">
            <text:p>0.00016415198198337</text:p>
          </table:table-cell>
          <table:table-cell office:value-type="float" office:value="0.000471156520680595" calcext:value-type="float">
            <text:p>0.000471156520680595</text:p>
          </table:table-cell>
          <table:table-cell table:formula="of:=[.B250]/[.B251]" office:value-type="float" office:value="4.28603822197761" calcext:value-type="float">
            <text:p>4.28603822197761</text:p>
          </table:table-cell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566303446960471" calcext:value-type="float">
            <text:p>0.566303446960471</text:p>
          </table:table-cell>
          <table:table-cell office:value-type="float" office:value="0.564630143339552" calcext:value-type="float">
            <text:p>0.564630143339552</text:p>
          </table:table-cell>
          <table:table-cell office:value-type="float" office:value="0.567882550374634" calcext:value-type="float">
            <text:p>0.567882550374634</text:p>
          </table:table-cell>
          <table:table-cell office:value-type="float" office:value="0.00174783481817124" calcext:value-type="float">
            <text:p>0.00174783481817124</text:p>
          </table:table-cell>
          <table:table-cell office:value-type="float" office:value="0.000379506663496898" calcext:value-type="float">
            <text:p>0.000379506663496898</text:p>
          </table:table-cell>
          <table:table-cell office:value-type="float" office:value="0.00204249983682008" calcext:value-type="float">
            <text:p>0.00204249983682008</text:p>
          </table:table-cell>
          <table:table-cell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69077450908058" calcext:value-type="float">
            <text:p>0.169077450908058</text:p>
          </table:table-cell>
          <table:table-cell office:value-type="float" office:value="0.168818468567824" calcext:value-type="float">
            <text:p>0.168818468567824</text:p>
          </table:table-cell>
          <table:table-cell office:value-type="float" office:value="0.169554101559611" calcext:value-type="float">
            <text:p>0.169554101559611</text:p>
          </table:table-cell>
          <table:table-cell office:value-type="float" office:value="0.000339942562294193" calcext:value-type="float">
            <text:p>0.000339942562294193</text:p>
          </table:table-cell>
          <table:table-cell office:value-type="float" office:value="0.000151434629801623" calcext:value-type="float">
            <text:p>0.000151434629801623</text:p>
          </table:table-cell>
          <table:table-cell office:value-type="float" office:value="0.000483753908502379" calcext:value-type="float">
            <text:p>0.000483753908502379</text:p>
          </table:table-cell>
          <table:table-cell table:formula="of:=[.B252]/[.B253]" office:value-type="float" office:value="3.34937298805397" calcext:value-type="float">
            <text:p>3.34937298805397</text:p>
          </table:table-cell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13190011501138" calcext:value-type="float">
            <text:p>0.513190011501138</text:p>
          </table:table-cell>
          <table:table-cell office:value-type="float" office:value="0.511778109750594" calcext:value-type="float">
            <text:p>0.511778109750594</text:p>
          </table:table-cell>
          <table:table-cell office:value-type="float" office:value="0.515353032009443" calcext:value-type="float">
            <text:p>0.515353032009443</text:p>
          </table:table-cell>
          <table:table-cell office:value-type="float" office:value="0.00162423505947972" calcext:value-type="float">
            <text:p>0.00162423505947972</text:p>
          </table:table-cell>
          <table:table-cell office:value-type="float" office:value="0.00016308925114572" calcext:value-type="float">
            <text:p>0.00016308925114572</text:p>
          </table:table-cell>
          <table:table-cell office:value-type="float" office:value="0.00226565149815905" calcext:value-type="float">
            <text:p>0.00226565149815905</text:p>
          </table:table-cell>
          <table:table-cell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64959857750428" calcext:value-type="float">
            <text:p>0.164959857750428</text:p>
          </table:table-cell>
          <table:table-cell office:value-type="float" office:value="0.164742572582327" calcext:value-type="float">
            <text:p>0.164742572582327</text:p>
          </table:table-cell>
          <table:table-cell office:value-type="float" office:value="0.165178805373179" calcext:value-type="float">
            <text:p>0.165178805373179</text:p>
          </table:table-cell>
          <table:table-cell office:value-type="float" office:value="0.000242279894238622" calcext:value-type="float">
            <text:p>0.000242279894238622</text:p>
          </table:table-cell>
          <table:table-cell office:value-type="float" office:value="0.000132893610573182" calcext:value-type="float">
            <text:p>0.000132893610573182</text:p>
          </table:table-cell>
          <table:table-cell office:value-type="float" office:value="0.000381355790886128" calcext:value-type="float">
            <text:p>0.000381355790886128</text:p>
          </table:table-cell>
          <table:table-cell table:formula="of:=[.B254]/[.B255]" office:value-type="float" office:value="3.11099935765922" calcext:value-type="float">
            <text:p>3.11099935765922</text:p>
          </table:table-cell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39841843374597" calcext:value-type="float">
            <text:p>0.639841843374597</text:p>
          </table:table-cell>
          <table:table-cell office:value-type="float" office:value="0.639178031502524" calcext:value-type="float">
            <text:p>0.639178031502524</text:p>
          </table:table-cell>
          <table:table-cell office:value-type="float" office:value="0.641163342981599" calcext:value-type="float">
            <text:p>0.641163342981599</text:p>
          </table:table-cell>
          <table:table-cell office:value-type="float" office:value="0.000912918093462689" calcext:value-type="float">
            <text:p>0.000912918093462689</text:p>
          </table:table-cell>
          <table:table-cell office:value-type="float" office:value="0.000132330680697288" calcext:value-type="float">
            <text:p>0.000132330680697288</text:p>
          </table:table-cell>
          <table:table-cell office:value-type="float" office:value="0.00119711152778194" calcext:value-type="float">
            <text:p>0.00119711152778194</text:p>
          </table:table-cell>
          <table:table-cell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63326325694132" calcext:value-type="float">
            <text:p>0.163326325694132</text:p>
          </table:table-cell>
          <table:table-cell office:value-type="float" office:value="0.163038337678881" calcext:value-type="float">
            <text:p>0.163038337678881</text:p>
          </table:table-cell>
          <table:table-cell office:value-type="float" office:value="0.163638020607842" calcext:value-type="float">
            <text:p>0.163638020607842</text:p>
          </table:table-cell>
          <table:table-cell office:value-type="float" office:value="0.000332388241992552" calcext:value-type="float">
            <text:p>0.000332388241992552</text:p>
          </table:table-cell>
          <table:table-cell office:value-type="float" office:value="0.000177012446713403" calcext:value-type="float">
            <text:p>0.000177012446713403</text:p>
          </table:table-cell>
          <table:table-cell office:value-type="float" office:value="0.000420390817746175" calcext:value-type="float">
            <text:p>0.000420390817746175</text:p>
          </table:table-cell>
          <table:table-cell table:formula="of:=[.B256]/[.B257]" office:value-type="float" office:value="3.91756712002972" calcext:value-type="float">
            <text:p>3.91756712002972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46666683101069" calcext:value-type="float">
            <text:p>0.146666683101069</text:p>
          </table:table-cell>
          <table:table-cell office:value-type="float" office:value="0.146149278582124" calcext:value-type="float">
            <text:p>0.146149278582124</text:p>
          </table:table-cell>
          <table:table-cell office:value-type="float" office:value="0.14754402426271" calcext:value-type="float">
            <text:p>0.14754402426271</text:p>
          </table:table-cell>
          <table:table-cell office:value-type="float" office:value="0.000715169202579722" calcext:value-type="float">
            <text:p>0.000715169202579722</text:p>
          </table:table-cell>
          <table:table-cell office:value-type="float" office:value="0.00036267790515105" calcext:value-type="float">
            <text:p>0.00036267790515105</text:p>
          </table:table-cell>
          <table:table-cell office:value-type="float" office:value="0.00102042669467763" calcext:value-type="float">
            <text:p>0.00102042669467763</text:p>
          </table:table-cell>
          <table:table-cell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01317113087492" calcext:value-type="float">
            <text:p>0.0301317113087492</text:p>
          </table:table-cell>
          <table:table-cell office:value-type="float" office:value="0.0300850188771984" calcext:value-type="float">
            <text:p>0.0300850188771984</text:p>
          </table:table-cell>
          <table:table-cell office:value-type="float" office:value="0.0302112133020236" calcext:value-type="float">
            <text:p>0.0302112133020236</text:p>
          </table:table-cell>
          <table:table-cell office:value-type="float" office:value="0.0000882280592158927" calcext:value-type="float">
            <text:p>8.82280592158927E-05</text:p>
          </table:table-cell>
          <table:table-cell office:value-type="float" office:value="0.0000523342967976749" calcext:value-type="float">
            <text:p>5.23342967976749E-05</text:p>
          </table:table-cell>
          <table:table-cell office:value-type="float" office:value="0.000121880951639606" calcext:value-type="float">
            <text:p>0.000121880951639606</text:p>
          </table:table-cell>
          <table:table-cell table:formula="of:=[.B258]/[.B259]" office:value-type="float" office:value="4.86751919259502" calcext:value-type="float">
            <text:p>4.86751919259502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24662969957782" calcext:value-type="float">
            <text:p>0.124662969957782</text:p>
          </table:table-cell>
          <table:table-cell office:value-type="float" office:value="0.124294115703833" calcext:value-type="float">
            <text:p>0.124294115703833</text:p>
          </table:table-cell>
          <table:table-cell office:value-type="float" office:value="0.125542424094419" calcext:value-type="float">
            <text:p>0.125542424094419</text:p>
          </table:table-cell>
          <table:table-cell office:value-type="float" office:value="0.000653200560774115" calcext:value-type="float">
            <text:p>0.000653200560774115</text:p>
          </table:table-cell>
          <table:table-cell office:value-type="float" office:value="0.000155848924653188" calcext:value-type="float">
            <text:p>0.000155848924653188</text:p>
          </table:table-cell>
          <table:table-cell office:value-type="float" office:value="0.000972304797826886" calcext:value-type="float">
            <text:p>0.000972304797826886</text:p>
          </table:table-cell>
          <table:table-cell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89454544985567" calcext:value-type="float">
            <text:p>0.0389454544985567</text:p>
          </table:table-cell>
          <table:table-cell office:value-type="float" office:value="0.0388573720368918" calcext:value-type="float">
            <text:p>0.0388573720368918</text:p>
          </table:table-cell>
          <table:table-cell office:value-type="float" office:value="0.0390825165352587" calcext:value-type="float">
            <text:p>0.0390825165352587</text:p>
          </table:table-cell>
          <table:table-cell office:value-type="float" office:value="0.000160194899162379" calcext:value-type="float">
            <text:p>0.000160194899162379</text:p>
          </table:table-cell>
          <table:table-cell office:value-type="float" office:value="0.0000801330185907475" calcext:value-type="float">
            <text:p>8.01330185907475E-05</text:p>
          </table:table-cell>
          <table:table-cell office:value-type="float" office:value="0.000265258047722537" calcext:value-type="float">
            <text:p>0.000265258047722537</text:p>
          </table:table-cell>
          <table:table-cell table:formula="of:=[.B260]/[.B261]" office:value-type="float" office:value="3.20096328475001" calcext:value-type="float">
            <text:p>3.20096328475001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727618448109295" calcext:value-type="float">
            <text:p>0.0727618448109295</text:p>
          </table:table-cell>
          <table:table-cell office:value-type="float" office:value="0.0725728175470406" calcext:value-type="float">
            <text:p>0.0725728175470406</text:p>
          </table:table-cell>
          <table:table-cell office:value-type="float" office:value="0.0732833230179695" calcext:value-type="float">
            <text:p>0.0732833230179695</text:p>
          </table:table-cell>
          <table:table-cell office:value-type="float" office:value="0.000438919502481306" calcext:value-type="float">
            <text:p>0.000438919502481306</text:p>
          </table:table-cell>
          <table:table-cell office:value-type="float" office:value="0.000109766194247576" calcext:value-type="float">
            <text:p>0.000109766194247576</text:p>
          </table:table-cell>
          <table:table-cell office:value-type="float" office:value="0.000714083729236521" calcext:value-type="float">
            <text:p>0.000714083729236521</text:p>
          </table:table-cell>
          <table:table-cell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47095310733672" calcext:value-type="float">
            <text:p>0.0447095310733672</text:p>
          </table:table-cell>
          <table:table-cell office:value-type="float" office:value="0.0445360901976848" calcext:value-type="float">
            <text:p>0.0445360901976848</text:p>
          </table:table-cell>
          <table:table-cell office:value-type="float" office:value="0.0449600603508613" calcext:value-type="float">
            <text:p>0.0449600603508613</text:p>
          </table:table-cell>
          <table:table-cell office:value-type="float" office:value="0.00032675253163647" calcext:value-type="float">
            <text:p>0.00032675253163647</text:p>
          </table:table-cell>
          <table:table-cell office:value-type="float" office:value="0.000169350405213007" calcext:value-type="float">
            <text:p>0.000169350405213007</text:p>
          </table:table-cell>
          <table:table-cell office:value-type="float" office:value="0.000457349301776767" calcext:value-type="float">
            <text:p>0.000457349301776767</text:p>
          </table:table-cell>
          <table:table-cell table:formula="of:=[.B262]/[.B263]" office:value-type="float" office:value="1.62743475639521" calcext:value-type="float">
            <text:p>1.62743475639521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02612424705204" calcext:value-type="float">
            <text:p>0.102612424705204</text:p>
          </table:table-cell>
          <table:table-cell office:value-type="float" office:value="0.102159216566648" calcext:value-type="float">
            <text:p>0.102159216566648</text:p>
          </table:table-cell>
          <table:table-cell office:value-type="float" office:value="0.103421981611729" calcext:value-type="float">
            <text:p>0.103421981611729</text:p>
          </table:table-cell>
          <table:table-cell office:value-type="float" office:value="0.000833212988965379" calcext:value-type="float">
            <text:p>0.000833212988965379</text:p>
          </table:table-cell>
          <table:table-cell office:value-type="float" office:value="0.000315255670338457" calcext:value-type="float">
            <text:p>0.000315255670338457</text:p>
          </table:table-cell>
          <table:table-cell office:value-type="float" office:value="0.00129646774843326" calcext:value-type="float">
            <text:p>0.00129646774843326</text:p>
          </table:table-cell>
          <table:table-cell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400826884860053" calcext:value-type="float">
            <text:p>0.0400826884860053</text:p>
          </table:table-cell>
          <table:table-cell office:value-type="float" office:value="0.0400295819627839" calcext:value-type="float">
            <text:p>0.0400295819627839</text:p>
          </table:table-cell>
          <table:table-cell office:value-type="float" office:value="0.0401584877085648" calcext:value-type="float">
            <text:p>0.0401584877085648</text:p>
          </table:table-cell>
          <table:table-cell office:value-type="float" office:value="0.0000907322087759624" calcext:value-type="float">
            <text:p>9.07322087759624E-05</text:p>
          </table:table-cell>
          <table:table-cell office:value-type="float" office:value="0.0000501764593160426" calcext:value-type="float">
            <text:p>5.01764593160426E-05</text:p>
          </table:table-cell>
          <table:table-cell office:value-type="float" office:value="0.000128186641179674" calcext:value-type="float">
            <text:p>0.000128186641179674</text:p>
          </table:table-cell>
          <table:table-cell table:formula="of:=[.B264]/[.B265]" office:value-type="float" office:value="2.56001851624875" calcext:value-type="float">
            <text:p>2.56001851624875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7355618832419" calcext:value-type="float">
            <text:p>0.207355618832419</text:p>
          </table:table-cell>
          <table:table-cell office:value-type="float" office:value="0.206222144613599" calcext:value-type="float">
            <text:p>0.206222144613599</text:p>
          </table:table-cell>
          <table:table-cell office:value-type="float" office:value="0.207895236751938" calcext:value-type="float">
            <text:p>0.207895236751938</text:p>
          </table:table-cell>
          <table:table-cell office:value-type="float" office:value="0.000833807055945346" calcext:value-type="float">
            <text:p>0.000833807055945346</text:p>
          </table:table-cell>
          <table:table-cell office:value-type="float" office:value="0.000211059285180567" calcext:value-type="float">
            <text:p>0.000211059285180567</text:p>
          </table:table-cell>
          <table:table-cell office:value-type="float" office:value="0.00114071806133998" calcext:value-type="float">
            <text:p>0.00114071806133998</text:p>
          </table:table-cell>
          <table:table-cell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829181426411702" calcext:value-type="float">
            <text:p>0.0829181426411702</text:p>
          </table:table-cell>
          <table:table-cell office:value-type="float" office:value="0.0827439909968073" calcext:value-type="float">
            <text:p>0.0827439909968073</text:p>
          </table:table-cell>
          <table:table-cell office:value-type="float" office:value="0.0830457612570737" calcext:value-type="float">
            <text:p>0.0830457612570737</text:p>
          </table:table-cell>
          <table:table-cell office:value-type="float" office:value="0.000208956496298832" calcext:value-type="float">
            <text:p>0.000208956496298832</text:p>
          </table:table-cell>
          <table:table-cell office:value-type="float" office:value="0.000124880255562642" calcext:value-type="float">
            <text:p>0.000124880255562642</text:p>
          </table:table-cell>
          <table:table-cell office:value-type="float" office:value="0.00030411606932855" calcext:value-type="float">
            <text:p>0.00030411606932855</text:p>
          </table:table-cell>
          <table:table-cell table:formula="of:=[.B266]/[.B267]" office:value-type="float" office:value="2.50072676772024" calcext:value-type="float">
            <text:p>2.50072676772024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25815401525971" calcext:value-type="float">
            <text:p>0.225815401525971</text:p>
          </table:table-cell>
          <table:table-cell office:value-type="float" office:value="0.225130034137934" calcext:value-type="float">
            <text:p>0.225130034137934</text:p>
          </table:table-cell>
          <table:table-cell office:value-type="float" office:value="0.227130347380201" calcext:value-type="float">
            <text:p>0.227130347380201</text:p>
          </table:table-cell>
          <table:table-cell office:value-type="float" office:value="0.00100143687109461" calcext:value-type="float">
            <text:p>0.00100143687109461</text:p>
          </table:table-cell>
          <table:table-cell office:value-type="float" office:value="0.000150692951887904" calcext:value-type="float">
            <text:p>0.000150692951887904</text:p>
          </table:table-cell>
          <table:table-cell office:value-type="float" office:value="0.00133449857484991" calcext:value-type="float">
            <text:p>0.00133449857484991</text:p>
          </table:table-cell>
          <table:table-cell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53267377440517" calcext:value-type="float">
            <text:p>0.0753267377440517</text:p>
          </table:table-cell>
          <table:table-cell office:value-type="float" office:value="0.0751583767973416" calcext:value-type="float">
            <text:p>0.0751583767973416</text:p>
          </table:table-cell>
          <table:table-cell office:value-type="float" office:value="0.0756412272491877" calcext:value-type="float">
            <text:p>0.0756412272491877</text:p>
          </table:table-cell>
          <table:table-cell office:value-type="float" office:value="0.000288371402052253" calcext:value-type="float">
            <text:p>0.000288371402052253</text:p>
          </table:table-cell>
          <table:table-cell office:value-type="float" office:value="0.000151041434673396" calcext:value-type="float">
            <text:p>0.000151041434673396</text:p>
          </table:table-cell>
          <table:table-cell office:value-type="float" office:value="0.000439706816486611" calcext:value-type="float">
            <text:p>0.000439706816486611</text:p>
          </table:table-cell>
          <table:table-cell table:formula="of:=[.B268]/[.B269]" office:value-type="float" office:value="2.99781204242849" calcext:value-type="float">
            <text:p>2.99781204242849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2676318246799" calcext:value-type="float">
            <text:p>0.172676318246799</text:p>
          </table:table-cell>
          <table:table-cell office:value-type="float" office:value="0.171715458891759" calcext:value-type="float">
            <text:p>0.171715458891759</text:p>
          </table:table-cell>
          <table:table-cell office:value-type="float" office:value="0.17363237117492" calcext:value-type="float">
            <text:p>0.17363237117492</text:p>
          </table:table-cell>
          <table:table-cell office:value-type="float" office:value="0.0011485293622552" calcext:value-type="float">
            <text:p>0.0011485293622552</text:p>
          </table:table-cell>
          <table:table-cell office:value-type="float" office:value="0.000582890484063233" calcext:value-type="float">
            <text:p>0.000582890484063233</text:p>
          </table:table-cell>
          <table:table-cell office:value-type="float" office:value="0.00176607892011431" calcext:value-type="float">
            <text:p>0.00176607892011431</text:p>
          </table:table-cell>
          <table:table-cell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875242699140446" calcext:value-type="float">
            <text:p>0.0875242699140446</text:p>
          </table:table-cell>
          <table:table-cell office:value-type="float" office:value="0.0871815522473272" calcext:value-type="float">
            <text:p>0.0871815522473272</text:p>
          </table:table-cell>
          <table:table-cell office:value-type="float" office:value="0.0880153222332107" calcext:value-type="float">
            <text:p>0.0880153222332107</text:p>
          </table:table-cell>
          <table:table-cell office:value-type="float" office:value="0.000499312612019055" calcext:value-type="float">
            <text:p>0.000499312612019055</text:p>
          </table:table-cell>
          <table:table-cell office:value-type="float" office:value="0.000348512429101936" calcext:value-type="float">
            <text:p>0.000348512429101936</text:p>
          </table:table-cell>
          <table:table-cell office:value-type="float" office:value="0.000685748828675662" calcext:value-type="float">
            <text:p>0.000685748828675662</text:p>
          </table:table-cell>
          <table:table-cell table:formula="of:=[.B270]/[.B271]" office:value-type="float" office:value="1.97289641394758" calcext:value-type="float">
            <text:p>1.97289641394758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68340045088262" calcext:value-type="float">
            <text:p>0.268340045088262</text:p>
          </table:table-cell>
          <table:table-cell office:value-type="float" office:value="0.267430501161143" calcext:value-type="float">
            <text:p>0.267430501161143</text:p>
          </table:table-cell>
          <table:table-cell office:value-type="float" office:value="0.269579692935804" calcext:value-type="float">
            <text:p>0.269579692935804</text:p>
          </table:table-cell>
          <table:table-cell office:value-type="float" office:value="0.00112385612507407" calcext:value-type="float">
            <text:p>0.00112385612507407</text:p>
          </table:table-cell>
          <table:table-cell office:value-type="float" office:value="0.000756366963603973" calcext:value-type="float">
            <text:p>0.000756366963603973</text:p>
          </table:table-cell>
          <table:table-cell office:value-type="float" office:value="0.00134254576787278" calcext:value-type="float">
            <text:p>0.00134254576787278</text:p>
          </table:table-cell>
          <table:table-cell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716395914379948" calcext:value-type="float">
            <text:p>0.0716395914379948</text:p>
          </table:table-cell>
          <table:table-cell office:value-type="float" office:value="0.071462767807957" calcext:value-type="float">
            <text:p>0.071462767807957</text:p>
          </table:table-cell>
          <table:table-cell office:value-type="float" office:value="0.0718872937212944" calcext:value-type="float">
            <text:p>0.0718872937212944</text:p>
          </table:table-cell>
          <table:table-cell office:value-type="float" office:value="0.000281183401026312" calcext:value-type="float">
            <text:p>0.000281183401026312</text:p>
          </table:table-cell>
          <table:table-cell office:value-type="float" office:value="0.000141757913578519" calcext:value-type="float">
            <text:p>0.000141757913578519</text:p>
          </table:table-cell>
          <table:table-cell office:value-type="float" office:value="0.000419849981567548" calcext:value-type="float">
            <text:p>0.000419849981567548</text:p>
          </table:table-cell>
          <table:table-cell table:formula="of:=[.B272]/[.B273]" office:value-type="float" office:value="3.74569479950921" calcext:value-type="float">
            <text:p>3.74569479950921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31926952339127" calcext:value-type="float">
            <text:p>0.331926952339127</text:p>
          </table:table-cell>
          <table:table-cell office:value-type="float" office:value="0.33017882440472" calcext:value-type="float">
            <text:p>0.33017882440472</text:p>
          </table:table-cell>
          <table:table-cell office:value-type="float" office:value="0.334049944209401" calcext:value-type="float">
            <text:p>0.334049944209401</text:p>
          </table:table-cell>
          <table:table-cell office:value-type="float" office:value="0.00195052514042899" calcext:value-type="float">
            <text:p>0.00195052514042899</text:p>
          </table:table-cell>
          <table:table-cell office:value-type="float" office:value="0.000712660047946671" calcext:value-type="float">
            <text:p>0.000712660047946671</text:p>
          </table:table-cell>
          <table:table-cell office:value-type="float" office:value="0.0024482439743677" calcext:value-type="float">
            <text:p>0.0024482439743677</text:p>
          </table:table-cell>
          <table:table-cell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31195011263792" calcext:value-type="float">
            <text:p>0.131195011263792</text:p>
          </table:table-cell>
          <table:table-cell office:value-type="float" office:value="0.130892208788888" calcext:value-type="float">
            <text:p>0.130892208788888</text:p>
          </table:table-cell>
          <table:table-cell office:value-type="float" office:value="0.131443666569924" calcext:value-type="float">
            <text:p>0.131443666569924</text:p>
          </table:table-cell>
          <table:table-cell office:value-type="float" office:value="0.000337764276637341" calcext:value-type="float">
            <text:p>0.000337764276637341</text:p>
          </table:table-cell>
          <table:table-cell office:value-type="float" office:value="0.000219104093920212" calcext:value-type="float">
            <text:p>0.000219104093920212</text:p>
          </table:table-cell>
          <table:table-cell office:value-type="float" office:value="0.000427415776162193" calcext:value-type="float">
            <text:p>0.000427415776162193</text:p>
          </table:table-cell>
          <table:table-cell table:formula="of:=[.B274]/[.B275]" office:value-type="float" office:value="2.53002724068315" calcext:value-type="float">
            <text:p>2.53002724068315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50422785837509" calcext:value-type="float">
            <text:p>0.350422785837509</text:p>
          </table:table-cell>
          <table:table-cell office:value-type="float" office:value="0.349021479001749" calcext:value-type="float">
            <text:p>0.349021479001749</text:p>
          </table:table-cell>
          <table:table-cell office:value-type="float" office:value="0.353229413012741" calcext:value-type="float">
            <text:p>0.353229413012741</text:p>
          </table:table-cell>
          <table:table-cell office:value-type="float" office:value="0.00196317328439236" calcext:value-type="float">
            <text:p>0.00196317328439236</text:p>
          </table:table-cell>
          <table:table-cell office:value-type="float" office:value="0.0000989930013020057" calcext:value-type="float">
            <text:p>9.89930013020057E-05</text:p>
          </table:table-cell>
          <table:table-cell office:value-type="float" office:value="0.00245802865195331" calcext:value-type="float">
            <text:p>0.00245802865195331</text:p>
          </table:table-cell>
          <table:table-cell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31575719604578" calcext:value-type="float">
            <text:p>0.131575719604578</text:p>
          </table:table-cell>
          <table:table-cell office:value-type="float" office:value="0.131354170120418" calcext:value-type="float">
            <text:p>0.131354170120418</text:p>
          </table:table-cell>
          <table:table-cell office:value-type="float" office:value="0.131940558752831" calcext:value-type="float">
            <text:p>0.131940558752831</text:p>
          </table:table-cell>
          <table:table-cell office:value-type="float" office:value="0.000315701941241749" calcext:value-type="float">
            <text:p>0.000315701941241749</text:p>
          </table:table-cell>
          <table:table-cell office:value-type="float" office:value="0.000103775823978668" calcext:value-type="float">
            <text:p>0.000103775823978668</text:p>
          </table:table-cell>
          <table:table-cell office:value-type="float" office:value="0.000514628714099669" calcext:value-type="float">
            <text:p>0.000514628714099669</text:p>
          </table:table-cell>
          <table:table-cell table:formula="of:=[.B276]/[.B277]" office:value-type="float" office:value="2.66327850526395" calcext:value-type="float">
            <text:p>2.66327850526395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49431713623441" calcext:value-type="float">
            <text:p>0.349431713623441</text:p>
          </table:table-cell>
          <table:table-cell office:value-type="float" office:value="0.347570863746417" calcext:value-type="float">
            <text:p>0.347570863746417</text:p>
          </table:table-cell>
          <table:table-cell office:value-type="float" office:value="0.353617949003819" calcext:value-type="float">
            <text:p>0.353617949003819</text:p>
          </table:table-cell>
          <table:table-cell office:value-type="float" office:value="0.00287421178199405" calcext:value-type="float">
            <text:p>0.00287421178199405</text:p>
          </table:table-cell>
          <table:table-cell office:value-type="float" office:value="0.000242276253023505" calcext:value-type="float">
            <text:p>0.000242276253023505</text:p>
          </table:table-cell>
          <table:table-cell office:value-type="float" office:value="0.00363116456107521" calcext:value-type="float">
            <text:p>0.00363116456107521</text:p>
          </table:table-cell>
          <table:table-cell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22487527955318" calcext:value-type="float">
            <text:p>0.122487527955318</text:p>
          </table:table-cell>
          <table:table-cell office:value-type="float" office:value="0.122228964595966" calcext:value-type="float">
            <text:p>0.122228964595966</text:p>
          </table:table-cell>
          <table:table-cell office:value-type="float" office:value="0.122942008222405" calcext:value-type="float">
            <text:p>0.122942008222405</text:p>
          </table:table-cell>
          <table:table-cell office:value-type="float" office:value="0.000400211074446567" calcext:value-type="float">
            <text:p>0.000400211074446567</text:p>
          </table:table-cell>
          <table:table-cell office:value-type="float" office:value="0.000140760103844517" calcext:value-type="float">
            <text:p>0.000140760103844517</text:p>
          </table:table-cell>
          <table:table-cell office:value-type="float" office:value="0.000622747542685308" calcext:value-type="float">
            <text:p>0.000622747542685308</text:p>
          </table:table-cell>
          <table:table-cell table:formula="of:=[.B278]/[.B279]" office:value-type="float" office:value="2.85279423510702" calcext:value-type="float">
            <text:p>2.85279423510702</text:p>
          </table:table-cell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16590139444452" calcext:value-type="float">
            <text:p>0.416590139444452</text:p>
          </table:table-cell>
          <table:table-cell office:value-type="float" office:value="0.415041427382675" calcext:value-type="float">
            <text:p>0.415041427382675</text:p>
          </table:table-cell>
          <table:table-cell office:value-type="float" office:value="0.418367318568926" calcext:value-type="float">
            <text:p>0.418367318568926</text:p>
          </table:table-cell>
          <table:table-cell office:value-type="float" office:value="0.00181099367379377" calcext:value-type="float">
            <text:p>0.00181099367379377</text:p>
          </table:table-cell>
          <table:table-cell office:value-type="float" office:value="0.0000723218690836802" calcext:value-type="float">
            <text:p>7.23218690836802E-05</text:p>
          </table:table-cell>
          <table:table-cell office:value-type="float" office:value="0.00253243552851357" calcext:value-type="float">
            <text:p>0.00253243552851357</text:p>
          </table:table-cell>
          <table:table-cell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21000817503972" calcext:value-type="float">
            <text:p>0.121000817503972</text:p>
          </table:table-cell>
          <table:table-cell office:value-type="float" office:value="0.120868497516616" calcext:value-type="float">
            <text:p>0.120868497516616</text:p>
          </table:table-cell>
          <table:table-cell office:value-type="float" office:value="0.121179348604138" calcext:value-type="float">
            <text:p>0.121179348604138</text:p>
          </table:table-cell>
          <table:table-cell office:value-type="float" office:value="0.0001921376470155" calcext:value-type="float">
            <text:p>0.0001921376470155</text:p>
          </table:table-cell>
          <table:table-cell office:value-type="float" office:value="0.000107447906101421" calcext:value-type="float">
            <text:p>0.000107447906101421</text:p>
          </table:table-cell>
          <table:table-cell office:value-type="float" office:value="0.000244258919152994" calcext:value-type="float">
            <text:p>0.000244258919152994</text:p>
          </table:table-cell>
          <table:table-cell table:formula="of:=[.B280]/[.B281]" office:value-type="float" office:value="3.44287045358827" calcext:value-type="float">
            <text:p>3.44287045358827</text:p>
          </table:table-cell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615021343082844" calcext:value-type="float">
            <text:p>0.615021343082844</text:p>
          </table:table-cell>
          <table:table-cell office:value-type="float" office:value="0.613702609876782" calcext:value-type="float">
            <text:p>0.613702609876782</text:p>
          </table:table-cell>
          <table:table-cell office:value-type="float" office:value="0.61851627050055" calcext:value-type="float">
            <text:p>0.61851627050055</text:p>
          </table:table-cell>
          <table:table-cell office:value-type="float" office:value="0.00233687993213255" calcext:value-type="float">
            <text:p>0.00233687993213255</text:p>
          </table:table-cell>
          <table:table-cell office:value-type="float" office:value="0.0000184710879693739" calcext:value-type="float">
            <text:p>1.84710879693739E-05</text:p>
          </table:table-cell>
          <table:table-cell office:value-type="float" office:value="0.00283669709778791" calcext:value-type="float">
            <text:p>0.00283669709778791</text:p>
          </table:table-cell>
          <table:table-cell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58027237770356" calcext:value-type="float">
            <text:p>0.158027237770356</text:p>
          </table:table-cell>
          <table:table-cell office:value-type="float" office:value="0.157651888932742" calcext:value-type="float">
            <text:p>0.157651888932742</text:p>
          </table:table-cell>
          <table:table-cell office:value-type="float" office:value="0.158485457557531" calcext:value-type="float">
            <text:p>0.158485457557531</text:p>
          </table:table-cell>
          <table:table-cell office:value-type="float" office:value="0.000462371280657869" calcext:value-type="float">
            <text:p>0.000462371280657869</text:p>
          </table:table-cell>
          <table:table-cell office:value-type="float" office:value="0.000255638020178628" calcext:value-type="float">
            <text:p>0.000255638020178628</text:p>
          </table:table-cell>
          <table:table-cell office:value-type="float" office:value="0.000598070140971109" calcext:value-type="float">
            <text:p>0.000598070140971109</text:p>
          </table:table-cell>
          <table:table-cell table:formula="of:=[.B282]/[.B283]" office:value-type="float" office:value="3.89186922305501" calcext:value-type="float">
            <text:p>3.89186922305501</text:p>
          </table:table-cell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621458292185101" calcext:value-type="float">
            <text:p>0.621458292185101</text:p>
          </table:table-cell>
          <table:table-cell office:value-type="float" office:value="0.619439472997328" calcext:value-type="float">
            <text:p>0.619439472997328</text:p>
          </table:table-cell>
          <table:table-cell office:value-type="float" office:value="0.623064154871827" calcext:value-type="float">
            <text:p>0.623064154871827</text:p>
          </table:table-cell>
          <table:table-cell office:value-type="float" office:value="0.0018853569052034" calcext:value-type="float">
            <text:p>0.0018853569052034</text:p>
          </table:table-cell>
          <table:table-cell office:value-type="float" office:value="0.00136883537318983" calcext:value-type="float">
            <text:p>0.00136883537318983</text:p>
          </table:table-cell>
          <table:table-cell office:value-type="float" office:value="0.00212798607547608" calcext:value-type="float">
            <text:p>0.00212798607547608</text:p>
          </table:table-cell>
          <table:table-cell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53858606501377" calcext:value-type="float">
            <text:p>0.153858606501377</text:p>
          </table:table-cell>
          <table:table-cell office:value-type="float" office:value="0.15273690184764" calcext:value-type="float">
            <text:p>0.15273690184764</text:p>
          </table:table-cell>
          <table:table-cell office:value-type="float" office:value="0.156777922103564" calcext:value-type="float">
            <text:p>0.156777922103564</text:p>
          </table:table-cell>
          <table:table-cell office:value-type="float" office:value="0.00214983462909189" calcext:value-type="float">
            <text:p>0.00214983462909189</text:p>
          </table:table-cell>
          <table:table-cell office:value-type="float" office:value="0.00051889421011291" calcext:value-type="float">
            <text:p>0.00051889421011291</text:p>
          </table:table-cell>
          <table:table-cell office:value-type="float" office:value="0.00323051946651701" calcext:value-type="float">
            <text:p>0.00323051946651701</text:p>
          </table:table-cell>
          <table:table-cell table:formula="of:=[.B284]/[.B285]" office:value-type="float" office:value="4.03915196111918" calcext:value-type="float">
            <text:p>4.03915196111918</text:p>
          </table:table-cell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4374080916629" calcext:value-type="float">
            <text:p>0.54374080916629</text:p>
          </table:table-cell>
          <table:table-cell office:value-type="float" office:value="0.540692776994547" calcext:value-type="float">
            <text:p>0.540692776994547</text:p>
          </table:table-cell>
          <table:table-cell office:value-type="float" office:value="0.54672260266913" calcext:value-type="float">
            <text:p>0.54672260266913</text:p>
          </table:table-cell>
          <table:table-cell office:value-type="float" office:value="0.00292344595700989" calcext:value-type="float">
            <text:p>0.00292344595700989</text:p>
          </table:table-cell>
          <table:table-cell office:value-type="float" office:value="0.000880510834879999" calcext:value-type="float">
            <text:p>0.000880510834879999</text:p>
          </table:table-cell>
          <table:table-cell office:value-type="float" office:value="0.00395894333931908" calcext:value-type="float">
            <text:p>0.00395894333931908</text:p>
          </table:table-cell>
          <table:table-cell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60087311707113" calcext:value-type="float">
            <text:p>0.160087311707113</text:p>
          </table:table-cell>
          <table:table-cell office:value-type="float" office:value="0.15977882318735" calcext:value-type="float">
            <text:p>0.15977882318735</text:p>
          </table:table-cell>
          <table:table-cell office:value-type="float" office:value="0.160700004586293" calcext:value-type="float">
            <text:p>0.160700004586293</text:p>
          </table:table-cell>
          <table:table-cell office:value-type="float" office:value="0.000455083203329547" calcext:value-type="float">
            <text:p>0.000455083203329547</text:p>
          </table:table-cell>
          <table:table-cell office:value-type="float" office:value="0.000195981669016315" calcext:value-type="float">
            <text:p>0.000195981669016315</text:p>
          </table:table-cell>
          <table:table-cell office:value-type="float" office:value="0.00071921818909252" calcext:value-type="float">
            <text:p>0.00071921818909252</text:p>
          </table:table-cell>
          <table:table-cell table:formula="of:=[.B286]/[.B287]" office:value-type="float" office:value="3.39652657895267" calcext:value-type="float">
            <text:p>3.39652657895267</text:p>
          </table:table-cell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47772836360673" calcext:value-type="float">
            <text:p>0.647772836360673</text:p>
          </table:table-cell>
          <table:table-cell office:value-type="float" office:value="0.646476092326338" calcext:value-type="float">
            <text:p>0.646476092326338</text:p>
          </table:table-cell>
          <table:table-cell office:value-type="float" office:value="0.649803945503663" calcext:value-type="float">
            <text:p>0.649803945503663</text:p>
          </table:table-cell>
          <table:table-cell office:value-type="float" office:value="0.00152136467372225" calcext:value-type="float">
            <text:p>0.00152136467372225</text:p>
          </table:table-cell>
          <table:table-cell office:value-type="float" office:value="0.000028030714020133" calcext:value-type="float">
            <text:p>2.8030714020133E-05</text:p>
          </table:table-cell>
          <table:table-cell office:value-type="float" office:value="0.00212953653992209" calcext:value-type="float">
            <text:p>0.00212953653992209</text:p>
          </table:table-cell>
          <table:table-cell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6520061089323" calcext:value-type="float">
            <text:p>0.16520061089323</text:p>
          </table:table-cell>
          <table:table-cell office:value-type="float" office:value="0.164820433798845" calcext:value-type="float">
            <text:p>0.164820433798845</text:p>
          </table:table-cell>
          <table:table-cell office:value-type="float" office:value="0.165677192018464" calcext:value-type="float">
            <text:p>0.165677192018464</text:p>
          </table:table-cell>
          <table:table-cell office:value-type="float" office:value="0.000505775899031759" calcext:value-type="float">
            <text:p>0.000505775899031759</text:p>
          </table:table-cell>
          <table:table-cell office:value-type="float" office:value="0.000289068978210128" calcext:value-type="float">
            <text:p>0.000289068978210128</text:p>
          </table:table-cell>
          <table:table-cell office:value-type="float" office:value="0.000751362196278359" calcext:value-type="float">
            <text:p>0.000751362196278359</text:p>
          </table:table-cell>
          <table:table-cell table:formula="of:=[.B288]/[.B289]" office:value-type="float" office:value="3.92112857729886" calcext:value-type="float">
            <text:p>3.92112857729886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33552372585321" calcext:value-type="float">
            <text:p>0.133552372585321</text:p>
          </table:table-cell>
          <table:table-cell office:value-type="float" office:value="0.133144113921844" calcext:value-type="float">
            <text:p>0.133144113921844</text:p>
          </table:table-cell>
          <table:table-cell office:value-type="float" office:value="0.134485517148884" calcext:value-type="float">
            <text:p>0.134485517148884</text:p>
          </table:table-cell>
          <table:table-cell office:value-type="float" office:value="0.000652425734201673" calcext:value-type="float">
            <text:p>0.000652425734201673</text:p>
          </table:table-cell>
          <table:table-cell office:value-type="float" office:value="0.000250678138425802" calcext:value-type="float">
            <text:p>0.000250678138425802</text:p>
          </table:table-cell>
          <table:table-cell office:value-type="float" office:value="0.00106797386775409" calcext:value-type="float">
            <text:p>0.00106797386775409</text:p>
          </table:table-cell>
          <table:table-cell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29400321513517" calcext:value-type="float">
            <text:p>0.0329400321513517</text:p>
          </table:table-cell>
          <table:table-cell office:value-type="float" office:value="0.032873115788529" calcext:value-type="float">
            <text:p>0.032873115788529</text:p>
          </table:table-cell>
          <table:table-cell office:value-type="float" office:value="0.0330664333515353" calcext:value-type="float">
            <text:p>0.0330664333515353</text:p>
          </table:table-cell>
          <table:table-cell office:value-type="float" office:value="0.000113231766899196" calcext:value-type="float">
            <text:p>0.000113231766899196</text:p>
          </table:table-cell>
          <table:table-cell office:value-type="float" office:value="0.0000669305955839882" calcext:value-type="float">
            <text:p>6.69305955839882E-05</text:p>
          </table:table-cell>
          <table:table-cell office:value-type="float" office:value="0.000187766818533987" calcext:value-type="float">
            <text:p>0.000187766818533987</text:p>
          </table:table-cell>
          <table:table-cell table:formula="of:=[.B290]/[.B291]" office:value-type="float" office:value="4.05440929661754" calcext:value-type="float">
            <text:p>4.05440929661754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9744708571681" calcext:value-type="float">
            <text:p>0.109744708571681</text:p>
          </table:table-cell>
          <table:table-cell office:value-type="float" office:value="0.109468683296695" calcext:value-type="float">
            <text:p>0.109468683296695</text:p>
          </table:table-cell>
          <table:table-cell office:value-type="float" office:value="0.110329704066195" calcext:value-type="float">
            <text:p>0.110329704066195</text:p>
          </table:table-cell>
          <table:table-cell office:value-type="float" office:value="0.000477760283477503" calcext:value-type="float">
            <text:p>0.000477760283477503</text:p>
          </table:table-cell>
          <table:table-cell office:value-type="float" office:value="0.000161693407590921" calcext:value-type="float">
            <text:p>0.000161693407590921</text:p>
          </table:table-cell>
          <table:table-cell office:value-type="float" office:value="0.000661682550110308" calcext:value-type="float">
            <text:p>0.000661682550110308</text:p>
          </table:table-cell>
          <table:table-cell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08060621321397" calcext:value-type="float">
            <text:p>0.0408060621321397</text:p>
          </table:table-cell>
          <table:table-cell office:value-type="float" office:value="0.0405614448972152" calcext:value-type="float">
            <text:p>0.0405614448972152</text:p>
          </table:table-cell>
          <table:table-cell office:value-type="float" office:value="0.0409016411955479" calcext:value-type="float">
            <text:p>0.0409016411955479</text:p>
          </table:table-cell>
          <table:table-cell office:value-type="float" office:value="0.000260493662700539" calcext:value-type="float">
            <text:p>0.000260493662700539</text:p>
          </table:table-cell>
          <table:table-cell office:value-type="float" office:value="0.0000949621897001386" calcext:value-type="float">
            <text:p>9.49621897001386E-05</text:p>
          </table:table-cell>
          <table:table-cell office:value-type="float" office:value="0.000483166839855504" calcext:value-type="float">
            <text:p>0.000483166839855504</text:p>
          </table:table-cell>
          <table:table-cell table:formula="of:=[.B292]/[.B293]" office:value-type="float" office:value="2.68942168975535" calcext:value-type="float">
            <text:p>2.68942168975535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106456628350783" calcext:value-type="float">
            <text:p>0.106456628350783</text:p>
          </table:table-cell>
          <table:table-cell office:value-type="float" office:value="0.105986634490369" calcext:value-type="float">
            <text:p>0.105986634490369</text:p>
          </table:table-cell>
          <table:table-cell office:value-type="float" office:value="0.107302847482126" calcext:value-type="float">
            <text:p>0.107302847482126</text:p>
          </table:table-cell>
          <table:table-cell office:value-type="float" office:value="0.000805737148426279" calcext:value-type="float">
            <text:p>0.000805737148426279</text:p>
          </table:table-cell>
          <table:table-cell office:value-type="float" office:value="0.00031849035400067" calcext:value-type="float">
            <text:p>0.00031849035400067</text:p>
          </table:table-cell>
          <table:table-cell office:value-type="float" office:value="0.00138728646320292" calcext:value-type="float">
            <text:p>0.00138728646320292</text:p>
          </table:table-cell>
          <table:table-cell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68671833365473" calcext:value-type="float">
            <text:p>0.0368671833365473</text:p>
          </table:table-cell>
          <table:table-cell office:value-type="float" office:value="0.0368030497235011" calcext:value-type="float">
            <text:p>0.0368030497235011</text:p>
          </table:table-cell>
          <table:table-cell office:value-type="float" office:value="0.0369309661497119" calcext:value-type="float">
            <text:p>0.0369309661497119</text:p>
          </table:table-cell>
          <table:table-cell office:value-type="float" office:value="0.0000934763837356097" calcext:value-type="float">
            <text:p>9.34763837356097E-05</text:p>
          </table:table-cell>
          <table:table-cell office:value-type="float" office:value="0.0000683929406328862" calcext:value-type="float">
            <text:p>6.83929406328862E-05</text:p>
          </table:table-cell>
          <table:table-cell office:value-type="float" office:value="0.000125724600953107" calcext:value-type="float">
            <text:p>0.000125724600953107</text:p>
          </table:table-cell>
          <table:table-cell table:formula="of:=[.B294]/[.B295]" office:value-type="float" office:value="2.88757151255572" calcext:value-type="float">
            <text:p>2.88757151255572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2734976383584" calcext:value-type="float">
            <text:p>0.12734976383584</text:p>
          </table:table-cell>
          <table:table-cell office:value-type="float" office:value="0.127032605263745" calcext:value-type="float">
            <text:p>0.127032605263745</text:p>
          </table:table-cell>
          <table:table-cell office:value-type="float" office:value="0.127689458911755" calcext:value-type="float">
            <text:p>0.127689458911755</text:p>
          </table:table-cell>
          <table:table-cell office:value-type="float" office:value="0.000441725240352116" calcext:value-type="float">
            <text:p>0.000441725240352116</text:p>
          </table:table-cell>
          <table:table-cell office:value-type="float" office:value="0.00025428415837556" calcext:value-type="float">
            <text:p>0.00025428415837556</text:p>
          </table:table-cell>
          <table:table-cell office:value-type="float" office:value="0.000630423019434848" calcext:value-type="float">
            <text:p>0.000630423019434848</text:p>
          </table:table-cell>
          <table:table-cell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72918023627549" calcext:value-type="float">
            <text:p>0.0372918023627549</text:p>
          </table:table-cell>
          <table:table-cell office:value-type="float" office:value="0.0372309199408432" calcext:value-type="float">
            <text:p>0.0372309199408432</text:p>
          </table:table-cell>
          <table:table-cell office:value-type="float" office:value="0.0373973598002947" calcext:value-type="float">
            <text:p>0.0373973598002947</text:p>
          </table:table-cell>
          <table:table-cell office:value-type="float" office:value="0.000146050047615208" calcext:value-type="float">
            <text:p>0.000146050047615208</text:p>
          </table:table-cell>
          <table:table-cell office:value-type="float" office:value="0.0000749888510765425" calcext:value-type="float">
            <text:p>7.49888510765425E-05</text:p>
          </table:table-cell>
          <table:table-cell office:value-type="float" office:value="0.000229640024855523" calcext:value-type="float">
            <text:p>0.000229640024855523</text:p>
          </table:table-cell>
          <table:table-cell table:formula="of:=[.B296]/[.B297]" office:value-type="float" office:value="3.4149533078892" calcext:value-type="float">
            <text:p>3.4149533078892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34819477553457" calcext:value-type="float">
            <text:p>0.234819477553457</text:p>
          </table:table-cell>
          <table:table-cell office:value-type="float" office:value="0.234320795165291" calcext:value-type="float">
            <text:p>0.234320795165291</text:p>
          </table:table-cell>
          <table:table-cell office:value-type="float" office:value="0.23579242482568" calcext:value-type="float">
            <text:p>0.23579242482568</text:p>
          </table:table-cell>
          <table:table-cell office:value-type="float" office:value="0.000727053282464592" calcext:value-type="float">
            <text:p>0.000727053282464592</text:p>
          </table:table-cell>
          <table:table-cell office:value-type="float" office:value="0.0000951219898244007" calcext:value-type="float">
            <text:p>9.51219898244007E-05</text:p>
          </table:table-cell>
          <table:table-cell office:value-type="float" office:value="0.000889907684684499" calcext:value-type="float">
            <text:p>0.000889907684684499</text:p>
          </table:table-cell>
          <table:table-cell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62820991864398" calcext:value-type="float">
            <text:p>0.0762820991864398</text:p>
          </table:table-cell>
          <table:table-cell office:value-type="float" office:value="0.0759443783092138" calcext:value-type="float">
            <text:p>0.0759443783092138</text:p>
          </table:table-cell>
          <table:table-cell office:value-type="float" office:value="0.077129663486412" calcext:value-type="float">
            <text:p>0.077129663486412</text:p>
          </table:table-cell>
          <table:table-cell office:value-type="float" office:value="0.000850364274197002" calcext:value-type="float">
            <text:p>0.000850364274197002</text:p>
          </table:table-cell>
          <table:table-cell office:value-type="float" office:value="0.000108458024596989" calcext:value-type="float">
            <text:p>0.000108458024596989</text:p>
          </table:table-cell>
          <table:table-cell office:value-type="float" office:value="0.00141791875711465" calcext:value-type="float">
            <text:p>0.00141791875711465</text:p>
          </table:table-cell>
          <table:table-cell table:formula="of:=[.B298]/[.B299]" office:value-type="float" office:value="3.07830382301801" calcext:value-type="float">
            <text:p>3.07830382301801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1841058835158" calcext:value-type="float">
            <text:p>0.231841058835158</text:p>
          </table:table-cell>
          <table:table-cell office:value-type="float" office:value="0.23122270372292" calcext:value-type="float">
            <text:p>0.23122270372292</text:p>
          </table:table-cell>
          <table:table-cell office:value-type="float" office:value="0.233846027672068" calcext:value-type="float">
            <text:p>0.233846027672068</text:p>
          </table:table-cell>
          <table:table-cell office:value-type="float" office:value="0.00124183529047413" calcext:value-type="float">
            <text:p>0.00124183529047413</text:p>
          </table:table-cell>
          <table:table-cell office:value-type="float" office:value="0.0000609099785316084" calcext:value-type="float">
            <text:p>6.09099785316084E-05</text:p>
          </table:table-cell>
          <table:table-cell office:value-type="float" office:value="0.00178164119825994" calcext:value-type="float">
            <text:p>0.00178164119825994</text:p>
          </table:table-cell>
          <table:table-cell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810879903760118" calcext:value-type="float">
            <text:p>0.0810879903760118</text:p>
          </table:table-cell>
          <table:table-cell office:value-type="float" office:value="0.0806329074734822" calcext:value-type="float">
            <text:p>0.0806329074734822</text:p>
          </table:table-cell>
          <table:table-cell office:value-type="float" office:value="0.0812981370264121" calcext:value-type="float">
            <text:p>0.0812981370264121</text:p>
          </table:table-cell>
          <table:table-cell office:value-type="float" office:value="0.000390321370303564" calcext:value-type="float">
            <text:p>0.000390321370303564</text:p>
          </table:table-cell>
          <table:table-cell office:value-type="float" office:value="0.00016939054997329" calcext:value-type="float">
            <text:p>0.00016939054997329</text:p>
          </table:table-cell>
          <table:table-cell office:value-type="float" office:value="0.000636425512565402" calcext:value-type="float">
            <text:p>0.000636425512565402</text:p>
          </table:table-cell>
          <table:table-cell table:formula="of:=[.B300]/[.B301]" office:value-type="float" office:value="2.85912941928998" calcext:value-type="float">
            <text:p>2.85912941928998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1308981293025" calcext:value-type="float">
            <text:p>0.21308981293025</text:p>
          </table:table-cell>
          <table:table-cell office:value-type="float" office:value="0.21208597022762" calcext:value-type="float">
            <text:p>0.21208597022762</text:p>
          </table:table-cell>
          <table:table-cell office:value-type="float" office:value="0.215690468411291" calcext:value-type="float">
            <text:p>0.215690468411291</text:p>
          </table:table-cell>
          <table:table-cell office:value-type="float" office:value="0.00203113605652384" calcext:value-type="float">
            <text:p>0.00203113605652384</text:p>
          </table:table-cell>
          <table:table-cell office:value-type="float" office:value="0.00021618186425763" calcext:value-type="float">
            <text:p>0.00021618186425763</text:p>
          </table:table-cell>
          <table:table-cell office:value-type="float" office:value="0.00288982274679724" calcext:value-type="float">
            <text:p>0.00288982274679724</text:p>
          </table:table-cell>
          <table:table-cell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64549906177103" calcext:value-type="float">
            <text:p>0.0764549906177103</text:p>
          </table:table-cell>
          <table:table-cell office:value-type="float" office:value="0.0762468738254069" calcext:value-type="float">
            <text:p>0.0762468738254069</text:p>
          </table:table-cell>
          <table:table-cell office:value-type="float" office:value="0.0767790591638221" calcext:value-type="float">
            <text:p>0.0767790591638221</text:p>
          </table:table-cell>
          <table:table-cell office:value-type="float" office:value="0.000310657622053225" calcext:value-type="float">
            <text:p>0.000310657622053225</text:p>
          </table:table-cell>
          <table:table-cell office:value-type="float" office:value="0.000189934968875403" calcext:value-type="float">
            <text:p>0.000189934968875403</text:p>
          </table:table-cell>
          <table:table-cell office:value-type="float" office:value="0.000435990821728634" calcext:value-type="float">
            <text:p>0.000435990821728634</text:p>
          </table:table-cell>
          <table:table-cell table:formula="of:=[.B302]/[.B303]" office:value-type="float" office:value="2.78712757935895" calcext:value-type="float">
            <text:p>2.78712757935895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40005864767008" calcext:value-type="float">
            <text:p>0.240005864767008</text:p>
          </table:table-cell>
          <table:table-cell office:value-type="float" office:value="0.237003192115808" calcext:value-type="float">
            <text:p>0.237003192115808</text:p>
          </table:table-cell>
          <table:table-cell office:value-type="float" office:value="0.244690290204016" calcext:value-type="float">
            <text:p>0.244690290204016</text:p>
          </table:table-cell>
          <table:table-cell office:value-type="float" office:value="0.00361887615795834" calcext:value-type="float">
            <text:p>0.00361887615795834</text:p>
          </table:table-cell>
          <table:table-cell office:value-type="float" office:value="0.00126065137802828" calcext:value-type="float">
            <text:p>0.00126065137802828</text:p>
          </table:table-cell>
          <table:table-cell office:value-type="float" office:value="0.00492875450478454" calcext:value-type="float">
            <text:p>0.00492875450478454</text:p>
          </table:table-cell>
          <table:table-cell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799238105875713" calcext:value-type="float">
            <text:p>0.0799238105875713</text:p>
          </table:table-cell>
          <table:table-cell office:value-type="float" office:value="0.0798245496289538" calcext:value-type="float">
            <text:p>0.0798245496289538</text:p>
          </table:table-cell>
          <table:table-cell office:value-type="float" office:value="0.0800214652353639" calcext:value-type="float">
            <text:p>0.0800214652353639</text:p>
          </table:table-cell>
          <table:table-cell office:value-type="float" office:value="0.000133886556112508" calcext:value-type="float">
            <text:p>0.000133886556112508</text:p>
          </table:table-cell>
          <table:table-cell office:value-type="float" office:value="0.0000801389460350532" calcext:value-type="float">
            <text:p>8.01389460350532E-05</text:p>
          </table:table-cell>
          <table:table-cell office:value-type="float" office:value="0.000209480678563176" calcext:value-type="float">
            <text:p>0.000209480678563176</text:p>
          </table:table-cell>
          <table:table-cell table:formula="of:=[.B304]/[.B305]" office:value-type="float" office:value="3.00293320604424" calcext:value-type="float">
            <text:p>3.00293320604424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432392243456585" calcext:value-type="float">
            <text:p>0.432392243456585</text:p>
          </table:table-cell>
          <table:table-cell office:value-type="float" office:value="0.430312961249001" calcext:value-type="float">
            <text:p>0.430312961249001</text:p>
          </table:table-cell>
          <table:table-cell office:value-type="float" office:value="0.437961376999738" calcext:value-type="float">
            <text:p>0.437961376999738</text:p>
          </table:table-cell>
          <table:table-cell office:value-type="float" office:value="0.00372796495792222" calcext:value-type="float">
            <text:p>0.00372796495792222</text:p>
          </table:table-cell>
          <table:table-cell office:value-type="float" office:value="0.000143849745654734" calcext:value-type="float">
            <text:p>0.000143849745654734</text:p>
          </table:table-cell>
          <table:table-cell office:value-type="float" office:value="0.00449886658193857" calcext:value-type="float">
            <text:p>0.00449886658193857</text:p>
          </table:table-cell>
          <table:table-cell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2773701395327" calcext:value-type="float">
            <text:p>0.112773701395327</text:p>
          </table:table-cell>
          <table:table-cell office:value-type="float" office:value="0.112591074058855" calcext:value-type="float">
            <text:p>0.112591074058855</text:p>
          </table:table-cell>
          <table:table-cell office:value-type="float" office:value="0.11296437589408" calcext:value-type="float">
            <text:p>0.11296437589408</text:p>
          </table:table-cell>
          <table:table-cell office:value-type="float" office:value="0.000258498281217154" calcext:value-type="float">
            <text:p>0.000258498281217154</text:p>
          </table:table-cell>
          <table:table-cell office:value-type="float" office:value="0.000129342359891488" calcext:value-type="float">
            <text:p>0.000129342359891488</text:p>
          </table:table-cell>
          <table:table-cell office:value-type="float" office:value="0.00037111901446113" calcext:value-type="float">
            <text:p>0.00037111901446113</text:p>
          </table:table-cell>
          <table:table-cell table:formula="of:=[.B306]/[.B307]" office:value-type="float" office:value="3.83415847938553" calcext:value-type="float">
            <text:p>3.83415847938553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52238365043377" calcext:value-type="float">
            <text:p>0.352238365043377</text:p>
          </table:table-cell>
          <table:table-cell office:value-type="float" office:value="0.350557316542108" calcext:value-type="float">
            <text:p>0.350557316542108</text:p>
          </table:table-cell>
          <table:table-cell office:value-type="float" office:value="0.355904193012975" calcext:value-type="float">
            <text:p>0.355904193012975</text:p>
          </table:table-cell>
          <table:table-cell office:value-type="float" office:value="0.0024935599437546" calcext:value-type="float">
            <text:p>0.0024935599437546</text:p>
          </table:table-cell>
          <table:table-cell office:value-type="float" office:value="0.00027331866658642" calcext:value-type="float">
            <text:p>0.00027331866658642</text:p>
          </table:table-cell>
          <table:table-cell office:value-type="float" office:value="0.00318293925731412" calcext:value-type="float">
            <text:p>0.00318293925731412</text:p>
          </table:table-cell>
          <table:table-cell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8611571709529" calcext:value-type="float">
            <text:p>0.118611571709529</text:p>
          </table:table-cell>
          <table:table-cell office:value-type="float" office:value="0.118190262129623" calcext:value-type="float">
            <text:p>0.118190262129623</text:p>
          </table:table-cell>
          <table:table-cell office:value-type="float" office:value="0.118840402855494" calcext:value-type="float">
            <text:p>0.118840402855494</text:p>
          </table:table-cell>
          <table:table-cell office:value-type="float" office:value="0.000338761351133517" calcext:value-type="float">
            <text:p>0.000338761351133517</text:p>
          </table:table-cell>
          <table:table-cell office:value-type="float" office:value="0.000128525786728698" calcext:value-type="float">
            <text:p>0.000128525786728698</text:p>
          </table:table-cell>
          <table:table-cell office:value-type="float" office:value="0.000483956772481166" calcext:value-type="float">
            <text:p>0.000483956772481166</text:p>
          </table:table-cell>
          <table:table-cell table:formula="of:=[.B308]/[.B309]" office:value-type="float" office:value="2.96967960180127" calcext:value-type="float">
            <text:p>2.96967960180127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40034533706785" calcext:value-type="float">
            <text:p>0.340034533706785</text:p>
          </table:table-cell>
          <table:table-cell office:value-type="float" office:value="0.338292710875976" calcext:value-type="float">
            <text:p>0.338292710875976</text:p>
          </table:table-cell>
          <table:table-cell office:value-type="float" office:value="0.34386665999773" calcext:value-type="float">
            <text:p>0.34386665999773</text:p>
          </table:table-cell>
          <table:table-cell office:value-type="float" office:value="0.00260275279865181" calcext:value-type="float">
            <text:p>0.00260275279865181</text:p>
          </table:table-cell>
          <table:table-cell office:value-type="float" office:value="0.000161676412972156" calcext:value-type="float">
            <text:p>0.000161676412972156</text:p>
          </table:table-cell>
          <table:table-cell office:value-type="float" office:value="0.00334167275669306" calcext:value-type="float">
            <text:p>0.00334167275669306</text:p>
          </table:table-cell>
          <table:table-cell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4639071921062" calcext:value-type="float">
            <text:p>0.114639071921062</text:p>
          </table:table-cell>
          <table:table-cell office:value-type="float" office:value="0.114509808979346" calcext:value-type="float">
            <text:p>0.114509808979346</text:p>
          </table:table-cell>
          <table:table-cell office:value-type="float" office:value="0.11486907800172" calcext:value-type="float">
            <text:p>0.11486907800172</text:p>
          </table:table-cell>
          <table:table-cell office:value-type="float" office:value="0.000228048500606045" calcext:value-type="float">
            <text:p>0.000228048500606045</text:p>
          </table:table-cell>
          <table:table-cell office:value-type="float" office:value="0.000080798734260961" calcext:value-type="float">
            <text:p>8.0798734260961E-05</text:p>
          </table:table-cell>
          <table:table-cell office:value-type="float" office:value="0.000334166976097602" calcext:value-type="float">
            <text:p>0.000334166976097602</text:p>
          </table:table-cell>
          <table:table-cell table:formula="of:=[.B310]/[.B311]" office:value-type="float" office:value="2.96613125009356" calcext:value-type="float">
            <text:p>2.96613125009356</text:p>
          </table:table-cell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03895374810115" calcext:value-type="float">
            <text:p>0.403895374810115</text:p>
          </table:table-cell>
          <table:table-cell office:value-type="float" office:value="0.401309597622458" calcext:value-type="float">
            <text:p>0.401309597622458</text:p>
          </table:table-cell>
          <table:table-cell office:value-type="float" office:value="0.410633999999845" calcext:value-type="float">
            <text:p>0.410633999999845</text:p>
          </table:table-cell>
          <table:table-cell office:value-type="float" office:value="0.0045235192136153" calcext:value-type="float">
            <text:p>0.0045235192136153</text:p>
          </table:table-cell>
          <table:table-cell office:value-type="float" office:value="0.000273322624707362" calcext:value-type="float">
            <text:p>0.000273322624707362</text:p>
          </table:table-cell>
          <table:table-cell office:value-type="float" office:value="0.00554124911356761" calcext:value-type="float">
            <text:p>0.00554124911356761</text:p>
          </table:table-cell>
          <table:table-cell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16837738052068" calcext:value-type="float">
            <text:p>0.116837738052068</text:p>
          </table:table-cell>
          <table:table-cell office:value-type="float" office:value="0.1163589980328" calcext:value-type="float">
            <text:p>0.1163589980328</text:p>
          </table:table-cell>
          <table:table-cell office:value-type="float" office:value="0.117135358200505" calcext:value-type="float">
            <text:p>0.117135358200505</text:p>
          </table:table-cell>
          <table:table-cell office:value-type="float" office:value="0.000479985072739914" calcext:value-type="float">
            <text:p>0.000479985072739914</text:p>
          </table:table-cell>
          <table:table-cell office:value-type="float" office:value="0.000230156720721595" calcext:value-type="float">
            <text:p>0.000230156720721595</text:p>
          </table:table-cell>
          <table:table-cell office:value-type="float" office:value="0.000687058711391876" calcext:value-type="float">
            <text:p>0.000687058711391876</text:p>
          </table:table-cell>
          <table:table-cell table:formula="of:=[.B312]/[.B313]" office:value-type="float" office:value="3.45689142518423" calcext:value-type="float">
            <text:p>3.45689142518423</text:p>
          </table:table-cell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4297295477348" calcext:value-type="float">
            <text:p>0.54297295477348</text:p>
          </table:table-cell>
          <table:table-cell office:value-type="float" office:value="0.54138902002281" calcext:value-type="float">
            <text:p>0.54138902002281</text:p>
          </table:table-cell>
          <table:table-cell office:value-type="float" office:value="0.544809438626544" calcext:value-type="float">
            <text:p>0.544809438626544</text:p>
          </table:table-cell>
          <table:table-cell office:value-type="float" office:value="0.00187452529427299" calcext:value-type="float">
            <text:p>0.00187452529427299</text:p>
          </table:table-cell>
          <table:table-cell office:value-type="float" office:value="0.00132995532961405" calcext:value-type="float">
            <text:p>0.00132995532961405</text:p>
          </table:table-cell>
          <table:table-cell office:value-type="float" office:value="0.00212113942376731" calcext:value-type="float">
            <text:p>0.00212113942376731</text:p>
          </table:table-cell>
          <table:table-cell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72969263560514" calcext:value-type="float">
            <text:p>0.172969263560514</text:p>
          </table:table-cell>
          <table:table-cell office:value-type="float" office:value="0.172599197411474" calcext:value-type="float">
            <text:p>0.172599197411474</text:p>
          </table:table-cell>
          <table:table-cell office:value-type="float" office:value="0.174145411959925" calcext:value-type="float">
            <text:p>0.174145411959925</text:p>
          </table:table-cell>
          <table:table-cell office:value-type="float" office:value="0.000792254087764994" calcext:value-type="float">
            <text:p>0.000792254087764994</text:p>
          </table:table-cell>
          <table:table-cell office:value-type="float" office:value="0.000113419455109584" calcext:value-type="float">
            <text:p>0.000113419455109584</text:p>
          </table:table-cell>
          <table:table-cell office:value-type="float" office:value="0.00118271697149503" calcext:value-type="float">
            <text:p>0.00118271697149503</text:p>
          </table:table-cell>
          <table:table-cell table:formula="of:=[.B314]/[.B315]" office:value-type="float" office:value="3.1391297135489" calcext:value-type="float">
            <text:p>3.1391297135489</text:p>
          </table:table-cell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545212001288746" calcext:value-type="float">
            <text:p>0.545212001288746</text:p>
          </table:table-cell>
          <table:table-cell office:value-type="float" office:value="0.544307042746368" calcext:value-type="float">
            <text:p>0.544307042746368</text:p>
          </table:table-cell>
          <table:table-cell office:value-type="float" office:value="0.546924606489483" calcext:value-type="float">
            <text:p>0.546924606489483</text:p>
          </table:table-cell>
          <table:table-cell office:value-type="float" office:value="0.00120314328239152" calcext:value-type="float">
            <text:p>0.00120314328239152</text:p>
          </table:table-cell>
          <table:table-cell office:value-type="float" office:value="0.00000515499414177612" calcext:value-type="float">
            <text:p>5.15499414177612E-06</text:p>
          </table:table-cell>
          <table:table-cell office:value-type="float" office:value="0.00162817384670699" calcext:value-type="float">
            <text:p>0.00162817384670699</text:p>
          </table:table-cell>
          <table:table-cell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57398512530199" calcext:value-type="float">
            <text:p>0.157398512530199</text:p>
          </table:table-cell>
          <table:table-cell office:value-type="float" office:value="0.156366083441493" calcext:value-type="float">
            <text:p>0.156366083441493</text:p>
          </table:table-cell>
          <table:table-cell office:value-type="float" office:value="0.160315739834082" calcext:value-type="float">
            <text:p>0.160315739834082</text:p>
          </table:table-cell>
          <table:table-cell office:value-type="float" office:value="0.00247720907670171" calcext:value-type="float">
            <text:p>0.00247720907670171</text:p>
          </table:table-cell>
          <table:table-cell office:value-type="float" office:value="0.000165364131621242" calcext:value-type="float">
            <text:p>0.000165364131621242</text:p>
          </table:table-cell>
          <table:table-cell office:value-type="float" office:value="0.00358893813562196" calcext:value-type="float">
            <text:p>0.00358893813562196</text:p>
          </table:table-cell>
          <table:table-cell table:formula="of:=[.B316]/[.B317]" office:value-type="float" office:value="3.46389551288892" calcext:value-type="float">
            <text:p>3.46389551288892</text:p>
          </table:table-cell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76312773374715" calcext:value-type="float">
            <text:p>0.576312773374715</text:p>
          </table:table-cell>
          <table:table-cell office:value-type="float" office:value="0.575516519249504" calcext:value-type="float">
            <text:p>0.575516519249504</text:p>
          </table:table-cell>
          <table:table-cell office:value-type="float" office:value="0.577207964626723" calcext:value-type="float">
            <text:p>0.577207964626723</text:p>
          </table:table-cell>
          <table:table-cell office:value-type="float" office:value="0.000881746871076672" calcext:value-type="float">
            <text:p>0.000881746871076672</text:p>
          </table:table-cell>
          <table:table-cell office:value-type="float" office:value="0.00020939049863955" calcext:value-type="float">
            <text:p>0.00020939049863955</text:p>
          </table:table-cell>
          <table:table-cell office:value-type="float" office:value="0.00115456948140189" calcext:value-type="float">
            <text:p>0.00115456948140189</text:p>
          </table:table-cell>
          <table:table-cell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58962769254679" calcext:value-type="float">
            <text:p>0.158962769254679</text:p>
          </table:table-cell>
          <table:table-cell office:value-type="float" office:value="0.158798064857755" calcext:value-type="float">
            <text:p>0.158798064857755</text:p>
          </table:table-cell>
          <table:table-cell office:value-type="float" office:value="0.159276659445018" calcext:value-type="float">
            <text:p>0.159276659445018</text:p>
          </table:table-cell>
          <table:table-cell office:value-type="float" office:value="0.0002532261476463" calcext:value-type="float">
            <text:p>0.0002532261476463</text:p>
          </table:table-cell>
          <table:table-cell office:value-type="float" office:value="0.0000917623790023561" calcext:value-type="float">
            <text:p>9.17623790023561E-05</text:p>
          </table:table-cell>
          <table:table-cell office:value-type="float" office:value="0.000357622108254258" calcext:value-type="float">
            <text:p>0.000357622108254258</text:p>
          </table:table-cell>
          <table:table-cell table:formula="of:=[.B318]/[.B319]" office:value-type="float" office:value="3.625457558879" calcext:value-type="float">
            <text:p>3.625457558879</text:p>
          </table:table-cell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576280961602606" calcext:value-type="float">
            <text:p>0.576280961602606</text:p>
          </table:table-cell>
          <table:table-cell office:value-type="float" office:value="0.574365475753439" calcext:value-type="float">
            <text:p>0.574365475753439</text:p>
          </table:table-cell>
          <table:table-cell office:value-type="float" office:value="0.577278962329729" calcext:value-type="float">
            <text:p>0.577278962329729</text:p>
          </table:table-cell>
          <table:table-cell office:value-type="float" office:value="0.00137858431410525" calcext:value-type="float">
            <text:p>0.00137858431410525</text:p>
          </table:table-cell>
          <table:table-cell office:value-type="float" office:value="0" calcext:value-type="float">
            <text:p>0</text:p>
          </table:table-cell>
          <table:table-cell office:value-type="float" office:value="0.00175727365170478" calcext:value-type="float">
            <text:p>0.00175727365170478</text:p>
          </table:table-cell>
          <table:table-cell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78318271248682" calcext:value-type="float">
            <text:p>0.178318271248682</text:p>
          </table:table-cell>
          <table:table-cell office:value-type="float" office:value="0.177328611217672" calcext:value-type="float">
            <text:p>0.177328611217672</text:p>
          </table:table-cell>
          <table:table-cell office:value-type="float" office:value="0.178920373765452" calcext:value-type="float">
            <text:p>0.178920373765452</text:p>
          </table:table-cell>
          <table:table-cell office:value-type="float" office:value="0.000934216579090376" calcext:value-type="float">
            <text:p>0.000934216579090376</text:p>
          </table:table-cell>
          <table:table-cell office:value-type="float" office:value="0.000691200859576587" calcext:value-type="float">
            <text:p>0.000691200859576587</text:p>
          </table:table-cell>
          <table:table-cell office:value-type="float" office:value="0.00119061829974123" calcext:value-type="float">
            <text:p>0.00119061829974123</text:p>
          </table:table-cell>
          <table:table-cell table:formula="of:=[.B320]/[.B321]" office:value-type="float" office:value="3.23175498263398" calcext:value-type="float">
            <text:p>3.23175498263398</text:p>
          </table:table-cell>
        </table:table-row>
      </table:table>
      <table:table table:name="PROCESSED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Mean across all tests (s)</text:p>
          </table:table-cell>
          <table:table-cell table:style-name="ce1" office:value-type="string" calcext:value-type="string">
            <text:p>MeanLB</text:p>
          </table:table-cell>
          <table:table-cell table:style-name="ce1" office:value-type="string" calcext:value-type="string">
            <text:p>MeanUB</text:p>
          </table:table-cell>
          <table:table-cell table:style-name="ce1" office:value-type="string" calcext:value-type="string">
            <text:p>Average of speedups</text:p>
          </table:table-cell>
          <table:table-cell table:style-name="ce1" office:value-type="string" calcext:value-type="string">
            <text:p>AFRP Reading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f(10,0)</text:p>
          </table:table-cell>
          <table:table-cell table:formula="of:=AVERAGEIF([$RAW.A$1:$RAW.A$1048576];&quot;=&quot;&amp;[.A2];[$RAW.B$1:$RAW.B$1048576])" office:value-type="float" office:value="0.0895286366044677" calcext:value-type="float">
            <text:p>0.0895</text:p>
          </table:table-cell>
          <table:table-cell table:formula="of:=AVERAGEIF([$RAW.A$1:$RAW.A$1048576];&quot;=&quot;&amp;[.A2];[$RAW.C$1:$RAW.C$1048576])" office:value-type="float" office:value="0.0891820902799151" calcext:value-type="float">
            <text:p>0.0891820902799151</text:p>
          </table:table-cell>
          <table:table-cell table:formula="of:=AVERAGEIF([$RAW.A$1:$RAW.A$1048576];&quot;=&quot;&amp;[.A2];[$RAW.D$1:$RAW.D$1048576])" office:value-type="float" office:value="0.0901474498117331" calcext:value-type="float">
            <text:p>0.09014744981173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10,0)</text:p>
          </table:table-cell>
          <table:table-cell table:formula="of:=AVERAGEIF([$RAW.A$1:$RAW.A$1048576];&quot;=&quot;&amp;[.A3];[$RAW.B$1:$RAW.B$1048576])" office:value-type="float" office:value="0.0410435983017272" calcext:value-type="float">
            <text:p>0.0410</text:p>
          </table:table-cell>
          <table:table-cell table:formula="of:=AVERAGEIF([$RAW.A$1:$RAW.A$1048576];&quot;=&quot;&amp;[.A3];[$RAW.C$1:$RAW.C$1048576])" office:value-type="float" office:value="0.0409528068500823" calcext:value-type="float">
            <text:p>0.0409528068500823</text:p>
          </table:table-cell>
          <table:table-cell table:formula="of:=AVERAGEIF([$RAW.A$1:$RAW.A$1048576];&quot;=&quot;&amp;[.A3];[$RAW.D$1:$RAW.D$1048576])" office:value-type="float" office:value="0.0411554050414195" calcext:value-type="float">
            <text:p>0.0411554050414195</text:p>
          </table:table-cell>
          <table:table-cell table:formula="of:=AVERAGEIF([$RAW.A$1:$RAW.A$1048576];&quot;=&quot;&amp;[.A3];[$RAW.H$1:$RAW.H$1048576])" office:value-type="float" office:value="2.21091805260099" calcext:value-type="float">
            <text:p>2.21091805260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(10,2)</text:p>
          </table:table-cell>
          <table:table-cell table:formula="of:=AVERAGEIF([$RAW.A$1:$RAW.A$1048576];&quot;=&quot;&amp;[.A4];[$RAW.B$1:$RAW.B$1048576])" office:value-type="float" office:value="0.112732023086247" calcext:value-type="float">
            <text:p>0.1127</text:p>
          </table:table-cell>
          <table:table-cell table:formula="of:=AVERAGEIF([$RAW.A$1:$RAW.A$1048576];&quot;=&quot;&amp;[.A4];[$RAW.C$1:$RAW.C$1048576])" office:value-type="float" office:value="0.112265305370989" calcext:value-type="float">
            <text:p>0.112265305370989</text:p>
          </table:table-cell>
          <table:table-cell table:formula="of:=AVERAGEIF([$RAW.A$1:$RAW.A$1048576];&quot;=&quot;&amp;[.A4];[$RAW.D$1:$RAW.D$1048576])" office:value-type="float" office:value="0.113675771553942" calcext:value-type="float">
            <text:p>0.113675771553942</text:p>
          </table:table-cell>
          <table:table-cell table:number-columns-repeated="4"/>
          <table:table-cell office:value-type="string" calcext:value-type="string">
            <text:p>All readings in 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p(10,2)</text:p>
          </table:table-cell>
          <table:table-cell table:formula="of:=AVERAGEIF([$RAW.A$1:$RAW.A$1048576];&quot;=&quot;&amp;[.A5];[$RAW.B$1:$RAW.B$1048576])" office:value-type="float" office:value="0.0380491339455756" calcext:value-type="float">
            <text:p>0.0380</text:p>
          </table:table-cell>
          <table:table-cell table:formula="of:=AVERAGEIF([$RAW.A$1:$RAW.A$1048576];&quot;=&quot;&amp;[.A5];[$RAW.C$1:$RAW.C$1048576])" office:value-type="float" office:value="0.0379230617655282" calcext:value-type="float">
            <text:p>0.0379230617655282</text:p>
          </table:table-cell>
          <table:table-cell table:formula="of:=AVERAGEIF([$RAW.A$1:$RAW.A$1048576];&quot;=&quot;&amp;[.A5];[$RAW.D$1:$RAW.D$1048576])" office:value-type="float" office:value="0.0381708045043744" calcext:value-type="float">
            <text:p>0.0381708045043744</text:p>
          </table:table-cell>
          <table:table-cell table:formula="of:=AVERAGEIF([$RAW.A$1:$RAW.A$1048576];&quot;=&quot;&amp;[.A5];[$RAW.H$1:$RAW.H$1048576])" office:value-type="float" office:value="3.05072377616735" calcext:value-type="float">
            <text:p>3.05072377616735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string" calcext:value-type="string">
            <text:p>Oxbow</text:p>
          </table:table-cell>
          <table:table-cell office:value-type="string" calcext:value-type="string">
            <text:p>Yampa (0rf)</text:p>
          </table:table-cell>
          <table:table-cell office:value-type="string" calcext:value-type="string">
            <text:p>Yampa (0.2rf)</text:p>
          </table:table-cell>
          <table:table-cell office:value-type="string" calcext:value-type="string">
            <text:p>Yampa (0.5rf)</text:p>
          </table:table-cell>
          <table:table-cell office:value-type="string" calcext:value-type="string">
            <text:p>Yampa (1rf)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table:formula="of:=AVERAGEIF([$RAW.A$1:$RAW.A$1048576];&quot;=&quot;&amp;[.A6];[$RAW.B$1:$RAW.B$1048576])" office:value-type="float" office:value="0.107027429949471" calcext:value-type="float">
            <text:p>0.1070</text:p>
          </table:table-cell>
          <table:table-cell table:formula="of:=AVERAGEIF([$RAW.A$1:$RAW.A$1048576];&quot;=&quot;&amp;[.A6];[$RAW.C$1:$RAW.C$1048576])" office:value-type="float" office:value="0.106574949553419" calcext:value-type="float">
            <text:p>0.106574949553419</text:p>
          </table:table-cell>
          <table:table-cell table:formula="of:=AVERAGEIF([$RAW.A$1:$RAW.A$1048576];&quot;=&quot;&amp;[.A6];[$RAW.D$1:$RAW.D$1048576])" office:value-type="float" office:value="0.107916728621742" calcext:value-type="float">
            <text:p>0.10791672862174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5" table:formula="of:=[.F9]*1000" office:value-type="float" office:value="40.3309844079851" calcext:value-type="float">
            <text:p>40.33</text:p>
          </table:table-cell>
          <table:table-cell table:style-name="ce5" table:formula="of:=[.B2]*1000" office:value-type="float" office:value="89.5286366044677" calcext:value-type="float">
            <text:p>89.53</text:p>
          </table:table-cell>
          <table:table-cell table:style-name="ce5" table:formula="of:=[.B4]*1000" office:value-type="float" office:value="112.732023086247" calcext:value-type="float">
            <text:p>112.73</text:p>
          </table:table-cell>
          <table:table-cell table:style-name="ce5" table:formula="of:=[.B6]*1000" office:value-type="float" office:value="107.027429949471" calcext:value-type="float">
            <text:p>107.03</text:p>
          </table:table-cell>
          <table:table-cell table:style-name="ce5" table:formula="of:=[.B8]*1000" office:value-type="float" office:value="123.078846427846" calcext:value-type="float">
            <text:p>123.08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table:formula="of:=AVERAGEIF([$RAW.A$1:$RAW.A$1048576];&quot;=&quot;&amp;[.A7];[$RAW.B$1:$RAW.B$1048576])" office:value-type="float" office:value="0.0423192353931901" calcext:value-type="float">
            <text:p>0.0423</text:p>
          </table:table-cell>
          <table:table-cell table:formula="of:=AVERAGEIF([$RAW.A$1:$RAW.A$1048576];&quot;=&quot;&amp;[.A7];[$RAW.C$1:$RAW.C$1048576])" office:value-type="float" office:value="0.0412379730158608" calcext:value-type="float">
            <text:p>0.0412379730158608</text:p>
          </table:table-cell>
          <table:table-cell table:formula="of:=AVERAGEIF([$RAW.A$1:$RAW.A$1048576];&quot;=&quot;&amp;[.A7];[$RAW.D$1:$RAW.D$1048576])" office:value-type="float" office:value="0.0436879075787249" calcext:value-type="float">
            <text:p>0.0436879075787249</text:p>
          </table:table-cell>
          <table:table-cell table:formula="of:=AVERAGEIF([$RAW.A$1:$RAW.A$1048576];&quot;=&quot;&amp;[.A7];[$RAW.H$1:$RAW.H$1048576])" office:value-type="float" office:value="2.60633667552004" calcext:value-type="float">
            <text:p>2.6063366755200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5" table:formula="of:=[.F17]*1000" office:value-type="float" office:value="79.2647966578501" calcext:value-type="float">
            <text:p>79.26</text:p>
          </table:table-cell>
          <table:table-cell table:style-name="ce5" table:formula="of:=[.B10]*1000" office:value-type="float" office:value="187.765605326801" calcext:value-type="float">
            <text:p>187.77</text:p>
          </table:table-cell>
          <table:table-cell table:style-name="ce5" table:formula="of:=[.B12]*1000" office:value-type="float" office:value="230.081437802183" calcext:value-type="float">
            <text:p>230.08</text:p>
          </table:table-cell>
          <table:table-cell table:style-name="ce5" table:formula="of:=[.B14]*1000" office:value-type="float" office:value="219.151938052802" calcext:value-type="float">
            <text:p>219.15</text:p>
          </table:table-cell>
          <table:table-cell table:style-name="ce5" table:formula="of:=[.B16]*1000" office:value-type="float" office:value="240.396842948822" calcext:value-type="float">
            <text:p>240.40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table:formula="of:=AVERAGEIF([$RAW.A$1:$RAW.A$1048576];&quot;=&quot;&amp;[.A8];[$RAW.B$1:$RAW.B$1048576])" office:value-type="float" office:value="0.123078846427846" calcext:value-type="float">
            <text:p>0.1231</text:p>
          </table:table-cell>
          <table:table-cell table:formula="of:=AVERAGEIF([$RAW.A$1:$RAW.A$1048576];&quot;=&quot;&amp;[.A8];[$RAW.C$1:$RAW.C$1048576])" office:value-type="float" office:value="0.122579563606775" calcext:value-type="float">
            <text:p>0.122579563606775</text:p>
          </table:table-cell>
          <table:table-cell table:formula="of:=AVERAGEIF([$RAW.A$1:$RAW.A$1048576];&quot;=&quot;&amp;[.A8];[$RAW.D$1:$RAW.D$1048576])" office:value-type="float" office:value="0.12401427561684" calcext:value-type="float">
            <text:p>0.1240142756168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5" table:formula="of:=[.F25]*1000" office:value-type="float" office:value="121.174019996126" calcext:value-type="float">
            <text:p>121.17</text:p>
          </table:table-cell>
          <table:table-cell table:style-name="ce5" table:formula="of:=[.B18]*1000" office:value-type="float" office:value="339.612698997919" calcext:value-type="float">
            <text:p>339.61</text:p>
          </table:table-cell>
          <table:table-cell table:style-name="ce5" table:formula="of:=[.B20]*1000" office:value-type="float" office:value="364.405360277251" calcext:value-type="float">
            <text:p>364.41</text:p>
          </table:table-cell>
          <table:table-cell table:style-name="ce5" table:formula="of:=[.B22]*1000" office:value-type="float" office:value="358.0635148168" calcext:value-type="float">
            <text:p>358.06</text:p>
          </table:table-cell>
          <table:table-cell table:style-name="ce5" table:formula="of:=[.B24]*1000" office:value-type="float" office:value="402.350839046752" calcext:value-type="float">
            <text:p>402.35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table:formula="of:=AVERAGEIF([$RAW.A$1:$RAW.A$1048576];&quot;=&quot;&amp;[.A9];[$RAW.B$1:$RAW.B$1048576])" office:value-type="float" office:value="0.0399119699914473" calcext:value-type="float">
            <text:p>0.0399</text:p>
          </table:table-cell>
          <table:table-cell table:formula="of:=AVERAGEIF([$RAW.A$1:$RAW.A$1048576];&quot;=&quot;&amp;[.A9];[$RAW.C$1:$RAW.C$1048576])" office:value-type="float" office:value="0.038779481624084" calcext:value-type="float">
            <text:p>0.038779481624084</text:p>
          </table:table-cell>
          <table:table-cell table:formula="of:=AVERAGEIF([$RAW.A$1:$RAW.A$1048576];&quot;=&quot;&amp;[.A9];[$RAW.D$1:$RAW.D$1048576])" office:value-type="float" office:value="0.0413902847979477" calcext:value-type="float">
            <text:p>0.0413902847979477</text:p>
          </table:table-cell>
          <table:table-cell table:formula="of:=AVERAGEIF([$RAW.A$1:$RAW.A$1048576];&quot;=&quot;&amp;[.A9];[$RAW.H$1:$RAW.H$1048576])" office:value-type="float" office:value="3.24196377055299" calcext:value-type="float">
            <text:p>3.24196377055299</text:p>
          </table:table-cell>
          <table:table-cell table:style-name="ce4" table:formula="of:=AVERAGE([.B3];[.B5];[.B7];[.B9])" office:value-type="float" office:value="0.0403309844079851" calcext:value-type="float">
            <text:p>0.040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5" table:formula="of:=[.F33]*1000" office:value-type="float" office:value="163.39355291145" calcext:value-type="float">
            <text:p>163.39</text:p>
          </table:table-cell>
          <table:table-cell table:style-name="ce5" table:formula="of:=[.B26]*1000" office:value-type="float" office:value="501.151298837067" calcext:value-type="float">
            <text:p>501.15</text:p>
          </table:table-cell>
          <table:table-cell table:style-name="ce5" table:formula="of:=[.B28]*1000" office:value-type="float" office:value="566.100118495312" calcext:value-type="float">
            <text:p>566.10</text:p>
          </table:table-cell>
          <table:table-cell table:style-name="ce5" table:formula="of:=[.B30]*1000" office:value-type="float" office:value="593.703098960062" calcext:value-type="float">
            <text:p>593.70</text:p>
          </table:table-cell>
          <table:table-cell table:style-name="ce5" table:formula="of:=[.B32]*1000" office:value-type="float" office:value="644.385064449701" calcext:value-type="float">
            <text:p>644.39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table:formula="of:=AVERAGEIF([$RAW.A$1:$RAW.A$1048576];&quot;=&quot;&amp;[.A10];[$RAW.B$1:$RAW.B$1048576])" office:value-type="float" office:value="0.187765605326801" calcext:value-type="float">
            <text:p>0.1878</text:p>
          </table:table-cell>
          <table:table-cell table:formula="of:=AVERAGEIF([$RAW.A$1:$RAW.A$1048576];&quot;=&quot;&amp;[.A10];[$RAW.C$1:$RAW.C$1048576])" office:value-type="float" office:value="0.186860504536483" calcext:value-type="float">
            <text:p>0.186860504536483</text:p>
          </table:table-cell>
          <table:table-cell table:formula="of:=AVERAGEIF([$RAW.A$1:$RAW.A$1048576];&quot;=&quot;&amp;[.A10];[$RAW.D$1:$RAW.D$1048576])" office:value-type="float" office:value="0.189446277437001" calcext:value-type="float">
            <text:p>0.189446277437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20,0)</text:p>
          </table:table-cell>
          <table:table-cell table:formula="of:=AVERAGEIF([$RAW.A$1:$RAW.A$1048576];&quot;=&quot;&amp;[.A11];[$RAW.B$1:$RAW.B$1048576])" office:value-type="float" office:value="0.0809615134351166" calcext:value-type="float">
            <text:p>0.0810</text:p>
          </table:table-cell>
          <table:table-cell table:formula="of:=AVERAGEIF([$RAW.A$1:$RAW.A$1048576];&quot;=&quot;&amp;[.A11];[$RAW.C$1:$RAW.C$1048576])" office:value-type="float" office:value="0.0807573247006359" calcext:value-type="float">
            <text:p>0.0807573247006359</text:p>
          </table:table-cell>
          <table:table-cell table:formula="of:=AVERAGEIF([$RAW.A$1:$RAW.A$1048576];&quot;=&quot;&amp;[.A11];[$RAW.D$1:$RAW.D$1048576])" office:value-type="float" office:value="0.0812624501076229" calcext:value-type="float">
            <text:p>0.0812624501076229</text:p>
          </table:table-cell>
          <table:table-cell table:formula="of:=AVERAGEIF([$RAW.A$1:$RAW.A$1048576];&quot;=&quot;&amp;[.A11];[$RAW.H$1:$RAW.H$1048576])" office:value-type="float" office:value="2.3484170467238" calcext:value-type="float">
            <text:p>2.3484170467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(20,4)</text:p>
          </table:table-cell>
          <table:table-cell table:formula="of:=AVERAGEIF([$RAW.A$1:$RAW.A$1048576];&quot;=&quot;&amp;[.A12];[$RAW.B$1:$RAW.B$1048576])" office:value-type="float" office:value="0.230081437802183" calcext:value-type="float">
            <text:p>0.2301</text:p>
          </table:table-cell>
          <table:table-cell table:formula="of:=AVERAGEIF([$RAW.A$1:$RAW.A$1048576];&quot;=&quot;&amp;[.A12];[$RAW.C$1:$RAW.C$1048576])" office:value-type="float" office:value="0.229161849524721" calcext:value-type="float">
            <text:p>0.229161849524721</text:p>
          </table:table-cell>
          <table:table-cell table:formula="of:=AVERAGEIF([$RAW.A$1:$RAW.A$1048576];&quot;=&quot;&amp;[.A12];[$RAW.D$1:$RAW.D$1048576])" office:value-type="float" office:value="0.23165332426057" calcext:value-type="float">
            <text:p>0.231653324260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20,4)</text:p>
          </table:table-cell>
          <table:table-cell table:formula="of:=AVERAGEIF([$RAW.A$1:$RAW.A$1048576];&quot;=&quot;&amp;[.A13];[$RAW.B$1:$RAW.B$1048576])" office:value-type="float" office:value="0.078558929473536" calcext:value-type="float">
            <text:p>0.0786</text:p>
          </table:table-cell>
          <table:table-cell table:formula="of:=AVERAGEIF([$RAW.A$1:$RAW.A$1048576];&quot;=&quot;&amp;[.A13];[$RAW.C$1:$RAW.C$1048576])" office:value-type="float" office:value="0.0783376840892712" calcext:value-type="float">
            <text:p>0.0783376840892712</text:p>
          </table:table-cell>
          <table:table-cell table:formula="of:=AVERAGEIF([$RAW.A$1:$RAW.A$1048576];&quot;=&quot;&amp;[.A13];[$RAW.D$1:$RAW.D$1048576])" office:value-type="float" office:value="0.0788661506805114" calcext:value-type="float">
            <text:p>0.0788661506805114</text:p>
          </table:table-cell>
          <table:table-cell table:formula="of:=AVERAGEIF([$RAW.A$1:$RAW.A$1048576];&quot;=&quot;&amp;[.A13];[$RAW.H$1:$RAW.H$1048576])" office:value-type="float" office:value="2.95690538886719" calcext:value-type="float">
            <text:p>2.95690538886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(20,10)</text:p>
          </table:table-cell>
          <table:table-cell table:formula="of:=AVERAGEIF([$RAW.A$1:$RAW.A$1048576];&quot;=&quot;&amp;[.A14];[$RAW.B$1:$RAW.B$1048576])" office:value-type="float" office:value="0.219151938052802" calcext:value-type="float">
            <text:p>0.2192</text:p>
          </table:table-cell>
          <table:table-cell table:formula="of:=AVERAGEIF([$RAW.A$1:$RAW.A$1048576];&quot;=&quot;&amp;[.A14];[$RAW.C$1:$RAW.C$1048576])" office:value-type="float" office:value="0.218378892788167" calcext:value-type="float">
            <text:p>0.218378892788167</text:p>
          </table:table-cell>
          <table:table-cell table:formula="of:=AVERAGEIF([$RAW.A$1:$RAW.A$1048576];&quot;=&quot;&amp;[.A14];[$RAW.D$1:$RAW.D$1048576])" office:value-type="float" office:value="0.220544936228382" calcext:value-type="float">
            <text:p>0.2205449362283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20,10)</text:p>
          </table:table-cell>
          <table:table-cell table:formula="of:=AVERAGEIF([$RAW.A$1:$RAW.A$1048576];&quot;=&quot;&amp;[.A15];[$RAW.B$1:$RAW.B$1048576])" office:value-type="float" office:value="0.0798147246088614" calcext:value-type="float">
            <text:p>0.0798</text:p>
          </table:table-cell>
          <table:table-cell table:formula="of:=AVERAGEIF([$RAW.A$1:$RAW.A$1048576];&quot;=&quot;&amp;[.A15];[$RAW.C$1:$RAW.C$1048576])" office:value-type="float" office:value="0.078936033916973" calcext:value-type="float">
            <text:p>0.078936033916973</text:p>
          </table:table-cell>
          <table:table-cell table:formula="of:=AVERAGEIF([$RAW.A$1:$RAW.A$1048576];&quot;=&quot;&amp;[.A15];[$RAW.D$1:$RAW.D$1048576])" office:value-type="float" office:value="0.0810351157998862" calcext:value-type="float">
            <text:p>0.0810351157998862</text:p>
          </table:table-cell>
          <table:table-cell table:formula="of:=AVERAGEIF([$RAW.A$1:$RAW.A$1048576];&quot;=&quot;&amp;[.A15];[$RAW.H$1:$RAW.H$1048576])" office:value-type="float" office:value="2.76934470741589" calcext:value-type="float">
            <text:p>2.769344707415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(20,20)</text:p>
          </table:table-cell>
          <table:table-cell table:formula="of:=AVERAGEIF([$RAW.A$1:$RAW.A$1048576];&quot;=&quot;&amp;[.A16];[$RAW.B$1:$RAW.B$1048576])" office:value-type="float" office:value="0.240396842948822" calcext:value-type="float">
            <text:p>0.2404</text:p>
          </table:table-cell>
          <table:table-cell table:formula="of:=AVERAGEIF([$RAW.A$1:$RAW.A$1048576];&quot;=&quot;&amp;[.A16];[$RAW.C$1:$RAW.C$1048576])" office:value-type="float" office:value="0.239179375917031" calcext:value-type="float">
            <text:p>0.239179375917031</text:p>
          </table:table-cell>
          <table:table-cell table:formula="of:=AVERAGEIF([$RAW.A$1:$RAW.A$1048576];&quot;=&quot;&amp;[.A16];[$RAW.D$1:$RAW.D$1048576])" office:value-type="float" office:value="0.242852334449368" calcext:value-type="float">
            <text:p>0.2428523344493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20,20)</text:p>
          </table:table-cell>
          <table:table-cell table:formula="of:=AVERAGEIF([$RAW.A$1:$RAW.A$1048576];&quot;=&quot;&amp;[.A17];[$RAW.B$1:$RAW.B$1048576])" office:value-type="float" office:value="0.0777240191138864" calcext:value-type="float">
            <text:p>0.0777</text:p>
          </table:table-cell>
          <table:table-cell table:formula="of:=AVERAGEIF([$RAW.A$1:$RAW.A$1048576];&quot;=&quot;&amp;[.A17];[$RAW.C$1:$RAW.C$1048576])" office:value-type="float" office:value="0.0775063771524664" calcext:value-type="float">
            <text:p>0.0775063771524664</text:p>
          </table:table-cell>
          <table:table-cell table:formula="of:=AVERAGEIF([$RAW.A$1:$RAW.A$1048576];&quot;=&quot;&amp;[.A17];[$RAW.D$1:$RAW.D$1048576])" office:value-type="float" office:value="0.0780609859080067" calcext:value-type="float">
            <text:p>0.0780609859080067</text:p>
          </table:table-cell>
          <table:table-cell table:formula="of:=AVERAGEIF([$RAW.A$1:$RAW.A$1048576];&quot;=&quot;&amp;[.A17];[$RAW.H$1:$RAW.H$1048576])" office:value-type="float" office:value="3.15504907495561" calcext:value-type="float">
            <text:p>3.15504907495561</text:p>
          </table:table-cell>
          <table:table-cell table:style-name="ce4" table:formula="of:=AVERAGE([.B11];[.B13];[.B15];[.B17])" office:value-type="float" office:value="0.0792647966578501" calcext:value-type="float">
            <text:p>0.0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f(30,0)</text:p>
          </table:table-cell>
          <table:table-cell table:formula="of:=AVERAGEIF([$RAW.A$1:$RAW.A$1048576];&quot;=&quot;&amp;[.A18];[$RAW.B$1:$RAW.B$1048576])" office:value-type="float" office:value="0.339612698997919" calcext:value-type="float">
            <text:p>0.3396</text:p>
          </table:table-cell>
          <table:table-cell table:formula="of:=AVERAGEIF([$RAW.A$1:$RAW.A$1048576];&quot;=&quot;&amp;[.A18];[$RAW.C$1:$RAW.C$1048576])" office:value-type="float" office:value="0.334796796692559" calcext:value-type="float">
            <text:p>0.334796796692559</text:p>
          </table:table-cell>
          <table:table-cell table:formula="of:=AVERAGEIF([$RAW.A$1:$RAW.A$1048576];&quot;=&quot;&amp;[.A18];[$RAW.D$1:$RAW.D$1048576])" office:value-type="float" office:value="0.344724019224911" calcext:value-type="float">
            <text:p>0.344724019224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30,0)</text:p>
          </table:table-cell>
          <table:table-cell table:formula="of:=AVERAGEIF([$RAW.A$1:$RAW.A$1048576];&quot;=&quot;&amp;[.A19];[$RAW.B$1:$RAW.B$1048576])" office:value-type="float" office:value="0.119825370688811" calcext:value-type="float">
            <text:p>0.1198</text:p>
          </table:table-cell>
          <table:table-cell table:formula="of:=AVERAGEIF([$RAW.A$1:$RAW.A$1048576];&quot;=&quot;&amp;[.A19];[$RAW.C$1:$RAW.C$1048576])" office:value-type="float" office:value="0.119515384112233" calcext:value-type="float">
            <text:p>0.119515384112233</text:p>
          </table:table-cell>
          <table:table-cell table:formula="of:=AVERAGEIF([$RAW.A$1:$RAW.A$1048576];&quot;=&quot;&amp;[.A19];[$RAW.D$1:$RAW.D$1048576])" office:value-type="float" office:value="0.120275782825863" calcext:value-type="float">
            <text:p>0.120275782825863</text:p>
          </table:table-cell>
          <table:table-cell table:formula="of:=AVERAGEIF([$RAW.A$1:$RAW.A$1048576];&quot;=&quot;&amp;[.A19];[$RAW.H$1:$RAW.H$1048576])" office:value-type="float" office:value="2.84457513205288" calcext:value-type="float">
            <text:p>2.844575132052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(30,6)</text:p>
          </table:table-cell>
          <table:table-cell table:formula="of:=AVERAGEIF([$RAW.A$1:$RAW.A$1048576];&quot;=&quot;&amp;[.A20];[$RAW.B$1:$RAW.B$1048576])" office:value-type="float" office:value="0.364405360277251" calcext:value-type="float">
            <text:p>0.3644</text:p>
          </table:table-cell>
          <table:table-cell table:formula="of:=AVERAGEIF([$RAW.A$1:$RAW.A$1048576];&quot;=&quot;&amp;[.A20];[$RAW.C$1:$RAW.C$1048576])" office:value-type="float" office:value="0.361838821285487" calcext:value-type="float">
            <text:p>0.361838821285487</text:p>
          </table:table-cell>
          <table:table-cell table:formula="of:=AVERAGEIF([$RAW.A$1:$RAW.A$1048576];&quot;=&quot;&amp;[.A20];[$RAW.D$1:$RAW.D$1048576])" office:value-type="float" office:value="0.368184027979862" calcext:value-type="float">
            <text:p>0.3681840279798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30,6)</text:p>
          </table:table-cell>
          <table:table-cell table:formula="of:=AVERAGEIF([$RAW.A$1:$RAW.A$1048576];&quot;=&quot;&amp;[.A21];[$RAW.B$1:$RAW.B$1048576])" office:value-type="float" office:value="0.12329076050152" calcext:value-type="float">
            <text:p>0.1233</text:p>
          </table:table-cell>
          <table:table-cell table:formula="of:=AVERAGEIF([$RAW.A$1:$RAW.A$1048576];&quot;=&quot;&amp;[.A21];[$RAW.C$1:$RAW.C$1048576])" office:value-type="float" office:value="0.123042292583211" calcext:value-type="float">
            <text:p>0.123042292583211</text:p>
          </table:table-cell>
          <table:table-cell table:formula="of:=AVERAGEIF([$RAW.A$1:$RAW.A$1048576];&quot;=&quot;&amp;[.A21];[$RAW.D$1:$RAW.D$1048576])" office:value-type="float" office:value="0.123540943075858" calcext:value-type="float">
            <text:p>0.123540943075858</text:p>
          </table:table-cell>
          <table:table-cell table:formula="of:=AVERAGEIF([$RAW.A$1:$RAW.A$1048576];&quot;=&quot;&amp;[.A21];[$RAW.H$1:$RAW.H$1048576])" office:value-type="float" office:value="2.97575426765166" calcext:value-type="float">
            <text:p>2.97575426765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(30,15)</text:p>
          </table:table-cell>
          <table:table-cell table:formula="of:=AVERAGEIF([$RAW.A$1:$RAW.A$1048576];&quot;=&quot;&amp;[.A22];[$RAW.B$1:$RAW.B$1048576])" office:value-type="float" office:value="0.3580635148168" calcext:value-type="float">
            <text:p>0.3581</text:p>
          </table:table-cell>
          <table:table-cell table:formula="of:=AVERAGEIF([$RAW.A$1:$RAW.A$1048576];&quot;=&quot;&amp;[.A22];[$RAW.C$1:$RAW.C$1048576])" office:value-type="float" office:value="0.356000551332826" calcext:value-type="float">
            <text:p>0.356000551332826</text:p>
          </table:table-cell>
          <table:table-cell table:formula="of:=AVERAGEIF([$RAW.A$1:$RAW.A$1048576];&quot;=&quot;&amp;[.A22];[$RAW.D$1:$RAW.D$1048576])" office:value-type="float" office:value="0.362374519256264" calcext:value-type="float">
            <text:p>0.362374519256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30,15)</text:p>
          </table:table-cell>
          <table:table-cell table:formula="of:=AVERAGEIF([$RAW.A$1:$RAW.A$1048576];&quot;=&quot;&amp;[.A23];[$RAW.B$1:$RAW.B$1048576])" office:value-type="float" office:value="0.122579809443089" calcext:value-type="float">
            <text:p>0.1226</text:p>
          </table:table-cell>
          <table:table-cell table:formula="of:=AVERAGEIF([$RAW.A$1:$RAW.A$1048576];&quot;=&quot;&amp;[.A23];[$RAW.C$1:$RAW.C$1048576])" office:value-type="float" office:value="0.12217129691666" calcext:value-type="float">
            <text:p>0.12217129691666</text:p>
          </table:table-cell>
          <table:table-cell table:formula="of:=AVERAGEIF([$RAW.A$1:$RAW.A$1048576];&quot;=&quot;&amp;[.A23];[$RAW.D$1:$RAW.D$1048576])" office:value-type="float" office:value="0.123099199397412" calcext:value-type="float">
            <text:p>0.123099199397412</text:p>
          </table:table-cell>
          <table:table-cell table:formula="of:=AVERAGEIF([$RAW.A$1:$RAW.A$1048576];&quot;=&quot;&amp;[.A23];[$RAW.H$1:$RAW.H$1048576])" office:value-type="float" office:value="2.93816027867411" calcext:value-type="float">
            <text:p>2.93816027867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(30,30)</text:p>
          </table:table-cell>
          <table:table-cell table:formula="of:=AVERAGEIF([$RAW.A$1:$RAW.A$1048576];&quot;=&quot;&amp;[.A24];[$RAW.B$1:$RAW.B$1048576])" office:value-type="float" office:value="0.402350839046752" calcext:value-type="float">
            <text:p>0.4024</text:p>
          </table:table-cell>
          <table:table-cell table:formula="of:=AVERAGEIF([$RAW.A$1:$RAW.A$1048576];&quot;=&quot;&amp;[.A24];[$RAW.C$1:$RAW.C$1048576])" office:value-type="float" office:value="0.399796986503134" calcext:value-type="float">
            <text:p>0.399796986503134</text:p>
          </table:table-cell>
          <table:table-cell table:formula="of:=AVERAGEIF([$RAW.A$1:$RAW.A$1048576];&quot;=&quot;&amp;[.A24];[$RAW.D$1:$RAW.D$1048576])" office:value-type="float" office:value="0.407272250720416" calcext:value-type="float">
            <text:p>0.4072722507204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30,30)</text:p>
          </table:table-cell>
          <table:table-cell table:formula="of:=AVERAGEIF([$RAW.A$1:$RAW.A$1048576];&quot;=&quot;&amp;[.A25];[$RAW.B$1:$RAW.B$1048576])" office:value-type="float" office:value="0.119000139351083" calcext:value-type="float">
            <text:p>0.1190</text:p>
          </table:table-cell>
          <table:table-cell table:formula="of:=AVERAGEIF([$RAW.A$1:$RAW.A$1048576];&quot;=&quot;&amp;[.A25];[$RAW.C$1:$RAW.C$1048576])" office:value-type="float" office:value="0.118750912551041" calcext:value-type="float">
            <text:p>0.118750912551041</text:p>
          </table:table-cell>
          <table:table-cell table:formula="of:=AVERAGEIF([$RAW.A$1:$RAW.A$1048576];&quot;=&quot;&amp;[.A25];[$RAW.D$1:$RAW.D$1048576])" office:value-type="float" office:value="0.119324544843074" calcext:value-type="float">
            <text:p>0.119324544843074</text:p>
          </table:table-cell>
          <table:table-cell table:formula="of:=AVERAGEIF([$RAW.A$1:$RAW.A$1048576];&quot;=&quot;&amp;[.A25];[$RAW.H$1:$RAW.H$1048576])" office:value-type="float" office:value="3.39155517619833" calcext:value-type="float">
            <text:p>3.39155517619833</text:p>
          </table:table-cell>
          <table:table-cell table:style-name="ce4" table:formula="of:=AVERAGE([.B19];[.B21];[.B23];[.B25])" office:value-type="float" office:value="0.121174019996126" calcext:value-type="float">
            <text:p>0.1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f(40,0)</text:p>
          </table:table-cell>
          <table:table-cell table:formula="of:=AVERAGEIF([$RAW.A$1:$RAW.A$1048576];&quot;=&quot;&amp;[.A26];[$RAW.B$1:$RAW.B$1048576])" office:value-type="float" office:value="0.501151298837067" calcext:value-type="float">
            <text:p>0.5012</text:p>
          </table:table-cell>
          <table:table-cell table:formula="of:=AVERAGEIF([$RAW.A$1:$RAW.A$1048576];&quot;=&quot;&amp;[.A26];[$RAW.C$1:$RAW.C$1048576])" office:value-type="float" office:value="0.498010566487452" calcext:value-type="float">
            <text:p>0.498010566487452</text:p>
          </table:table-cell>
          <table:table-cell table:formula="of:=AVERAGEIF([$RAW.A$1:$RAW.A$1048576];&quot;=&quot;&amp;[.A26];[$RAW.D$1:$RAW.D$1048576])" office:value-type="float" office:value="0.504537068232336" calcext:value-type="float">
            <text:p>0.5045370682323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40,0)</text:p>
          </table:table-cell>
          <table:table-cell table:formula="of:=AVERAGEIF([$RAW.A$1:$RAW.A$1048576];&quot;=&quot;&amp;[.A27];[$RAW.B$1:$RAW.B$1048576])" office:value-type="float" office:value="0.167294536619713" calcext:value-type="float">
            <text:p>0.1673</text:p>
          </table:table-cell>
          <table:table-cell table:formula="of:=AVERAGEIF([$RAW.A$1:$RAW.A$1048576];&quot;=&quot;&amp;[.A27];[$RAW.C$1:$RAW.C$1048576])" office:value-type="float" office:value="0.166793428861746" calcext:value-type="float">
            <text:p>0.166793428861746</text:p>
          </table:table-cell>
          <table:table-cell table:formula="of:=AVERAGEIF([$RAW.A$1:$RAW.A$1048576];&quot;=&quot;&amp;[.A27];[$RAW.D$1:$RAW.D$1048576])" office:value-type="float" office:value="0.168183573381465" calcext:value-type="float">
            <text:p>0.168183573381465</text:p>
          </table:table-cell>
          <table:table-cell table:formula="of:=AVERAGEIF([$RAW.A$1:$RAW.A$1048576];&quot;=&quot;&amp;[.A27];[$RAW.H$1:$RAW.H$1048576])" office:value-type="float" office:value="3.01713720863166" calcext:value-type="float">
            <text:p>3.01713720863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(40,8)</text:p>
          </table:table-cell>
          <table:table-cell table:formula="of:=AVERAGEIF([$RAW.A$1:$RAW.A$1048576];&quot;=&quot;&amp;[.A28];[$RAW.B$1:$RAW.B$1048576])" office:value-type="float" office:value="0.566100118495312" calcext:value-type="float">
            <text:p>0.5661</text:p>
          </table:table-cell>
          <table:table-cell table:formula="of:=AVERAGEIF([$RAW.A$1:$RAW.A$1048576];&quot;=&quot;&amp;[.A28];[$RAW.C$1:$RAW.C$1048576])" office:value-type="float" office:value="0.564085134755684" calcext:value-type="float">
            <text:p>0.564085134755684</text:p>
          </table:table-cell>
          <table:table-cell table:formula="of:=AVERAGEIF([$RAW.A$1:$RAW.A$1048576];&quot;=&quot;&amp;[.A28];[$RAW.D$1:$RAW.D$1048576])" office:value-type="float" office:value="0.568463645067641" calcext:value-type="float">
            <text:p>0.5684636450676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40,8)</text:p>
          </table:table-cell>
          <table:table-cell table:formula="of:=AVERAGEIF([$RAW.A$1:$RAW.A$1048576];&quot;=&quot;&amp;[.A29];[$RAW.B$1:$RAW.B$1048576])" office:value-type="float" office:value="0.163830065689487" calcext:value-type="float">
            <text:p>0.1638</text:p>
          </table:table-cell>
          <table:table-cell table:formula="of:=AVERAGEIF([$RAW.A$1:$RAW.A$1048576];&quot;=&quot;&amp;[.A29];[$RAW.C$1:$RAW.C$1048576])" office:value-type="float" office:value="0.163434321756942" calcext:value-type="float">
            <text:p>0.163434321756942</text:p>
          </table:table-cell>
          <table:table-cell table:formula="of:=AVERAGEIF([$RAW.A$1:$RAW.A$1048576];&quot;=&quot;&amp;[.A29];[$RAW.D$1:$RAW.D$1048576])" office:value-type="float" office:value="0.164610296962635" calcext:value-type="float">
            <text:p>0.164610296962635</text:p>
          </table:table-cell>
          <table:table-cell table:formula="of:=AVERAGEIF([$RAW.A$1:$RAW.A$1048576];&quot;=&quot;&amp;[.A29];[$RAW.H$1:$RAW.H$1048576])" office:value-type="float" office:value="3.48597969333566" calcext:value-type="float">
            <text:p>3.4859796933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(40,20)</text:p>
          </table:table-cell>
          <table:table-cell table:formula="of:=AVERAGEIF([$RAW.A$1:$RAW.A$1048576];&quot;=&quot;&amp;[.A30];[$RAW.B$1:$RAW.B$1048576])" office:value-type="float" office:value="0.593703098960062" calcext:value-type="float">
            <text:p>0.5937</text:p>
          </table:table-cell>
          <table:table-cell table:formula="of:=AVERAGEIF([$RAW.A$1:$RAW.A$1048576];&quot;=&quot;&amp;[.A30];[$RAW.C$1:$RAW.C$1048576])" office:value-type="float" office:value="0.592136496252139" calcext:value-type="float">
            <text:p>0.592136496252139</text:p>
          </table:table-cell>
          <table:table-cell table:formula="of:=AVERAGEIF([$RAW.A$1:$RAW.A$1048576];&quot;=&quot;&amp;[.A30];[$RAW.D$1:$RAW.D$1048576])" office:value-type="float" office:value="0.595442468318288" calcext:value-type="float">
            <text:p>0.5954424683182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40,20)</text:p>
          </table:table-cell>
          <table:table-cell table:formula="of:=AVERAGEIF([$RAW.A$1:$RAW.A$1048576];&quot;=&quot;&amp;[.A31];[$RAW.B$1:$RAW.B$1048576])" office:value-type="float" office:value="0.160305254210718" calcext:value-type="float">
            <text:p>0.1603</text:p>
          </table:table-cell>
          <table:table-cell table:formula="of:=AVERAGEIF([$RAW.A$1:$RAW.A$1048576];&quot;=&quot;&amp;[.A31];[$RAW.C$1:$RAW.C$1048576])" office:value-type="float" office:value="0.159797576358818" calcext:value-type="float">
            <text:p>0.159797576358818</text:p>
          </table:table-cell>
          <table:table-cell table:formula="of:=AVERAGEIF([$RAW.A$1:$RAW.A$1048576];&quot;=&quot;&amp;[.A31];[$RAW.D$1:$RAW.D$1048576])" office:value-type="float" office:value="0.161225279049163" calcext:value-type="float">
            <text:p>0.161225279049163</text:p>
          </table:table-cell>
          <table:table-cell table:formula="of:=AVERAGEIF([$RAW.A$1:$RAW.A$1048576];&quot;=&quot;&amp;[.A31];[$RAW.H$1:$RAW.H$1048576])" office:value-type="float" office:value="3.71421092561956" calcext:value-type="float">
            <text:p>3.714210925619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(40,40)</text:p>
          </table:table-cell>
          <table:table-cell table:formula="of:=AVERAGEIF([$RAW.A$1:$RAW.A$1048576];&quot;=&quot;&amp;[.A32];[$RAW.B$1:$RAW.B$1048576])" office:value-type="float" office:value="0.644385064449701" calcext:value-type="float">
            <text:p>0.6444</text:p>
          </table:table-cell>
          <table:table-cell table:formula="of:=AVERAGEIF([$RAW.A$1:$RAW.A$1048576];&quot;=&quot;&amp;[.A32];[$RAW.C$1:$RAW.C$1048576])" office:value-type="float" office:value="0.643022965436406" calcext:value-type="float">
            <text:p>0.643022965436406</text:p>
          </table:table-cell>
          <table:table-cell table:formula="of:=AVERAGEIF([$RAW.A$1:$RAW.A$1048576];&quot;=&quot;&amp;[.A32];[$RAW.D$1:$RAW.D$1048576])" office:value-type="float" office:value="0.645954027908647" calcext:value-type="float">
            <text:p>0.6459540279086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p(40,40)</text:p>
          </table:table-cell>
          <table:table-cell table:formula="of:=AVERAGEIF([$RAW.A$1:$RAW.A$1048576];&quot;=&quot;&amp;[.A33];[$RAW.B$1:$RAW.B$1048576])" office:value-type="float" office:value="0.16214435512588" calcext:value-type="float">
            <text:p>0.1621</text:p>
          </table:table-cell>
          <table:table-cell table:formula="of:=AVERAGEIF([$RAW.A$1:$RAW.A$1048576];&quot;=&quot;&amp;[.A33];[$RAW.C$1:$RAW.C$1048576])" office:value-type="float" office:value="0.161689346822756" calcext:value-type="float">
            <text:p>0.161689346822756</text:p>
          </table:table-cell>
          <table:table-cell table:formula="of:=AVERAGEIF([$RAW.A$1:$RAW.A$1048576];&quot;=&quot;&amp;[.A33];[$RAW.D$1:$RAW.D$1048576])" office:value-type="float" office:value="0.162722707785497" calcext:value-type="float">
            <text:p>0.162722707785497</text:p>
          </table:table-cell>
          <table:table-cell table:formula="of:=AVERAGEIF([$RAW.A$1:$RAW.A$1048576];&quot;=&quot;&amp;[.A33];[$RAW.H$1:$RAW.H$1048576])" office:value-type="float" office:value="3.98937398453216" calcext:value-type="float">
            <text:p>3.98937398453216</text:p>
          </table:table-cell>
          <table:table-cell table:style-name="ce4" table:formula="of:=AVERAGE([.B27];[.B29];[.B31];[.B33])" office:value-type="float" office:value="0.16339355291145" calcext:value-type="float">
            <text:p>0.1634</text:p>
          </table:table-cell>
          <table:table-cell table:number-columns-repeated="8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7:56:58.926939217</meta:creation-date>
    <dc:date>2024-02-16T14:49:40.193256587</dc:date>
    <meta:editing-duration>PT43M6S</meta:editing-duration>
    <meta:editing-cycles>12</meta:editing-cycles>
    <meta:generator>LibreOffice/7.3.7.2$Linux_X86_64 LibreOffice_project/30$Build-2</meta:generator>
    <meta:document-statistic meta:table-count="2" meta:cell-count="2593" meta:object-count="0"/>
  </office:meta>
</office:document-meta>
</file>